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42cm"/>
    </style:style>
    <style:style style:name="co3" style:family="table-column">
      <style:table-column-properties fo:break-before="auto" style:column-width="6.302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2.794cm"/>
    </style:style>
    <style:style style:name="co6" style:family="table-column">
      <style:table-column-properties fo:break-before="auto" style:column-width="5.039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3.179cm"/>
    </style:style>
    <style:style style:name="co9" style:family="table-column">
      <style:table-column-properties fo:break-before="auto" style:column-width="3.261cm"/>
    </style:style>
    <style:style style:name="co10" style:family="table-column">
      <style:table-column-properties fo:break-before="auto" style:column-width="4.359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3.842cm"/>
    </style:style>
    <style:style style:name="co13" style:family="table-column">
      <style:table-column-properties fo:break-before="auto" style:column-width="3.4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size-complex="12pt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Pivot_20_Table_20_Field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cm"/>
    </style:style>
    <style:style style:name="ce17" style:family="table-cell" style:parent-style-name="Pivot_20_Table_20_Category" style:data-style-name="N0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cm"/>
    </style:style>
    <style:style style:name="ce18" style:family="table-cell" style:parent-style-name="Pivot_20_Table_20_Category" style:data-style-name="N0">
      <style:table-cell-properties fo:border-bottom="none" style:text-align-source="fix" style:repeat-content="false" fo:border-left="2.01pt solid #000000" fo:border-right="0.99pt solid #000000" fo:border-top="0.99pt solid #000000"/>
      <style:paragraph-properties fo:text-align="center" fo:margin-left="0cm"/>
    </style:style>
    <style:style style:name="ce19" style:family="table-cell" style:parent-style-name="Pivot_20_Table_20_Title" style:data-style-name="N0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cm"/>
    </style:style>
    <style:style style:name="ce20" style:family="table-cell" style:parent-style-name="Pivot_20_Table_20_Corner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cm"/>
    </style:style>
    <style:style style:name="ce21" style:family="table-cell" style:parent-style-name="Pivot_20_Table_20_Value" style:data-style-name="N0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cm"/>
    </style:style>
    <style:style style:name="ce22" style:family="table-cell" style:parent-style-name="Pivot_20_Table_20_Value" style:data-style-name="N0">
      <style:table-cell-properties fo:border-bottom="0.99pt solid #000000" style:text-align-source="fix" style:repeat-content="false" fo:border-left="0.99pt solid #000000" fo:border-right="2.01pt solid #000000" fo:border-top="none"/>
      <style:paragraph-properties fo:text-align="center" fo:margin-left="0cm"/>
    </style:style>
    <style:style style:name="ce23" style:family="table-cell" style:parent-style-name="Pivot_20_Table_20_Value" style:data-style-name="N0">
      <style:table-cell-properties fo:border-bottom="none" style:text-align-source="fix" style:repeat-content="false" fo:border-left="0.99pt solid #000000" fo:border-right="2.01pt solid #000000" fo:border-top="0.99pt solid #000000"/>
      <style:paragraph-properties fo:text-align="center" fo:margin-left="0cm"/>
    </style:style>
    <style:style style:name="ce24" style:family="table-cell" style:parent-style-name="Pivot_20_Table_20_Res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cm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ffff00"/>
      <style:text-properties fo:color="#990066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64.058cm" svg:y="10.23cm">
            <draw:object draw:notify-on-update-of-ranges="Sheet1.J30:Sheet1.J107 Sheet1.K30:Sheet1.K10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" table:default-cell-style-name="ce2"/>
        <table:table-column table:style-name="co10" table:default-cell-style-name="ce2"/>
        <table:table-column table:style-name="co11" table:default-cell-style-name="Default"/>
        <table:table-row table:style-name="ro1">
          <table:table-cell table:style-name="ce1" office:value-type="string" calcext:value-type="string">
            <text:p>SPEECH ID</text:p>
          </table:table-cell>
          <table:table-cell table:style-name="ce3" office:value-type="string" calcext:value-type="string">
            <text:p>T(s) start time (millisec)</text:p>
          </table:table-cell>
          <table:table-cell table:style-name="ce1" office:value-type="string" calcext:value-type="string">
            <text:p>T(e) ending time (millisec)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Classification</text:p>
          </table:table-cell>
          <table:table-cell table:style-name="ce1" office:value-type="string" calcext:value-type="string">
            <text:p>ID:</text:p>
          </table:table-cell>
          <table:table-cell table:style-name="ce1" office:value-type="string" calcext:value-type="string">
            <text:p>ID Class:</text:p>
          </table:table-cell>
          <table:table-cell table:style-name="ce5" office:value-type="string" calcext:value-type="string">
            <text:p>Data Description:</text:p>
          </table:table-cell>
          <table:table-cell/>
          <table:table-cell table:style-name="ce7" office:value-type="string" calcext:value-type="string" table:number-columns-spanned="4" table:number-rows-spanned="1">
            <text:p>File: SBBR-App-Mar-19-2015-2100Z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-0.020068" calcext:value-type="float">
            <text:p>-0,020068</text:p>
          </table:table-cell>
          <table:table-cell office:value-type="float" office:value="1.337075" calcext:value-type="float">
            <text:p>1,337075</text:p>
          </table:table-cell>
          <table:table-cell table:formula="of:=[.C2]-[.B2]" office:value-type="float" office:value="1.357143" calcext:value-type="float">
            <text:p>1,357143</text:p>
          </table:table-cell>
          <table:table-cell office:value-type="string" calcext:value-type="string">
            <text:p>P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1= FEMALE CONTROLLER</text:p>
          </table:table-cell>
          <table:table-cell table:number-columns-repeated="10"/>
          <table:table-cell table:style-name="ce16" office:value-type="string" calcext:value-type="string">
            <text:p>Classification</text:p>
          </table:table-cell>
          <table:table-cell table:style-name="ce20" office:value-type="string" calcext:value-type="string">
            <text:p>Count - Classification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81576" calcext:value-type="float">
            <text:p>1,81576</text:p>
          </table:table-cell>
          <table:table-cell office:value-type="float" office:value="2.444558" calcext:value-type="float">
            <text:p>2,444558</text:p>
          </table:table-cell>
          <table:table-cell table:formula="of:=[.C3]-[.B3]" office:value-type="float" office:value="0.628798" calcext:value-type="float">
            <text:p>0,628798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C2= MALE CONTROLLER</text:p>
          </table:table-cell>
          <table:table-cell/>
          <table:table-cell office:value-type="string" calcext:value-type="string">
            <text:p>Legend: C(n) = Airtraffic Controller, P(n) = Pilot, N = None (Noise)</text:p>
          </table:table-cell>
          <table:table-cell table:number-columns-repeated="5"/>
          <table:table-cell office:value-type="string" calcext:value-type="string">
            <text:p>Distrib:</text:p>
          </table:table-cell>
          <table:table-cell table:number-columns-repeated="2"/>
          <table:table-cell table:style-name="ce17" office:value-type="string" calcext:value-type="string">
            <text:p>P14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.621655" calcext:value-type="float">
            <text:p>3,621655</text:p>
          </table:table-cell>
          <table:table-cell office:value-type="float" office:value="7.892177" calcext:value-type="float">
            <text:p>7,892177</text:p>
          </table:table-cell>
          <table:table-cell table:formula="of:=[.C4]-[.B4]" office:value-type="float" office:value="4.270522" calcext:value-type="float">
            <text:p>4,270522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C3= FEMALE CONTROLLER</text:p>
          </table:table-cell>
          <table:table-cell table:number-columns-repeated="7"/>
          <table:table-cell table:formula="of:=COM.MICROSOFT.NORM.S.DIST([.D2:.D400];0)" office:value-type="float" office:value="0.0000437238162758988" calcext:value-type="float">
            <text:p>4,37238162758988E-005</text:p>
          </table:table-cell>
          <table:table-cell table:number-columns-repeated="2"/>
          <table:table-cell table:style-name="ce17" office:value-type="string" calcext:value-type="string">
            <text:p>P15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.171315" calcext:value-type="float">
            <text:p>8,171315</text:p>
          </table:table-cell>
          <table:table-cell office:value-type="float" office:value="10.11712" calcext:value-type="float">
            <text:p>10,11712</text:p>
          </table:table-cell>
          <table:table-cell table:formula="of:=[.C5]-[.B5]" office:value-type="float" office:value="1.945805" calcext:value-type="float">
            <text:p>1,945805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P1= OCEAN AIR6301</text:p>
          </table:table-cell>
          <table:table-cell/>
          <table:table-cell office:value-type="string" calcext:value-type="string">
            <text:p>Min= 0,109977</text:p>
          </table:table-cell>
          <table:table-cell table:number-columns-repeated="2"/>
          <table:table-cell office:value-type="string" calcext:value-type="string">
            <text:p>A1:A1048576</text:p>
          </table:table-cell>
          <table:table-cell table:number-columns-repeated="2"/>
          <table:table-cell table:formula="of:=COM.MICROSOFT.RANK.AVG(ABS([.D2:.D400]);[.E2:.E400];1)" office:value-type="string" office:string-value="" calcext:value-type="error">
            <text:p>#VALUE!</text:p>
          </table:table-cell>
          <table:table-cell table:number-columns-repeated="2"/>
          <table:table-cell table:style-name="ce17" office:value-type="string" calcext:value-type="string">
            <text:p>P17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0.266553" calcext:value-type="float">
            <text:p>10,266553</text:p>
          </table:table-cell>
          <table:table-cell office:value-type="float" office:value="14.357483" calcext:value-type="float">
            <text:p>14,357483</text:p>
          </table:table-cell>
          <table:table-cell table:formula="of:=[.C6]-[.B6]" office:value-type="float" office:value="4.09093" calcext:value-type="float">
            <text:p>4,09093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2= OCEAN AIR6327</text:p>
          </table:table-cell>
          <table:table-cell/>
          <table:table-cell office:value-type="string" calcext:value-type="string">
            <text:p>Max= 15,495011</text:p>
          </table:table-cell>
          <table:table-cell table:number-columns-repeated="5"/>
          <table:table-cell table:formula="of:=EXPONDIST(ABS([.D2:.D400]);1;1)" office:value-type="float" office:value="0.983276326691991" calcext:value-type="float">
            <text:p>0,9832763267</text:p>
          </table:table-cell>
          <table:table-cell table:number-columns-repeated="2"/>
          <table:table-cell table:style-name="ce17" office:value-type="string" calcext:value-type="string">
            <text:p>P19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5.764059" calcext:value-type="float">
            <text:p>15,764059</text:p>
          </table:table-cell>
          <table:table-cell office:value-type="float" office:value="23.327098" calcext:value-type="float">
            <text:p>23,327098</text:p>
          </table:table-cell>
          <table:table-cell table:formula="of:=[.C7]-[.B7]" office:value-type="float" office:value="7.563039" calcext:value-type="float">
            <text:p>7,563039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3=TAM3290</text:p>
          </table:table-cell>
          <table:table-cell/>
          <table:table-cell office:value-type="string" calcext:value-type="string">
            <text:p>N= 399</text:p>
          </table:table-cell>
          <table:table-cell table:number-columns-repeated="2"/>
          <table:table-cell office:value-type="string" calcext:value-type="string">
            <text:p>D1:D1048576</text:p>
          </table:table-cell>
          <table:table-cell table:number-columns-repeated="2"/>
          <table:table-cell table:formula="of:=normt18:v25.dist([.E2:.E400];[.K12];[.K17];true)" office:value-type="string" office:string-value="" calcext:value-type="error">
            <text:p>#NAME?</text:p>
          </table:table-cell>
          <table:table-cell table:number-columns-repeated="2"/>
          <table:table-cell table:style-name="ce17" office:value-type="string" calcext:value-type="string">
            <text:p>P23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4.584014" calcext:value-type="float">
            <text:p>24,584014</text:p>
          </table:table-cell>
          <table:table-cell office:value-type="float" office:value="28.804649" calcext:value-type="float">
            <text:p>28,804649</text:p>
          </table:table-cell>
          <table:table-cell table:formula="of:=[.C8]-[.B8]" office:value-type="float" office:value="4.220635" calcext:value-type="float">
            <text:p>4,220635</text:p>
          </table:table-cell>
          <table:table-cell office:value-type="string" calcext:value-type="string">
            <text:p>P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P4=TAM3721</text:p>
          </table:table-cell>
          <table:table-cell table:number-columns-repeated="7"/>
          <table:table-cell table:formula="of:=NORMDIST([.S18:.Y40];[.N14];[.K17];true)" office:value-type="string" office:string-value="" calcext:value-type="error">
            <text:p>#NAME?</text:p>
          </table:table-cell>
          <table:table-cell table:number-columns-repeated="2"/>
          <table:table-cell table:style-name="ce17" office:value-type="string" calcext:value-type="string">
            <text:p>P27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9.452948" calcext:value-type="float">
            <text:p>29,452948</text:p>
          </table:table-cell>
          <table:table-cell office:value-type="float" office:value="37.464966" calcext:value-type="float">
            <text:p>37,464966</text:p>
          </table:table-cell>
          <table:table-cell table:formula="of:=[.C9]-[.B9]" office:value-type="float" office:value="8.012018" calcext:value-type="float">
            <text:p>8,012018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5=TAM4671</text:p>
          </table:table-cell>
          <table:table-cell table:number-columns-repeated="10"/>
          <table:table-cell table:style-name="ce17" office:value-type="string" calcext:value-type="string">
            <text:p>P29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7.923696" calcext:value-type="float">
            <text:p>37,923696</text:p>
          </table:table-cell>
          <table:table-cell office:value-type="float" office:value="42.064512" calcext:value-type="float">
            <text:p>42,064512</text:p>
          </table:table-cell>
          <table:table-cell table:formula="of:=[.C10]-[.B10]" office:value-type="float" office:value="4.140816" calcext:value-type="float">
            <text:p>4,140816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P6=TAM3148</text:p>
          </table:table-cell>
          <table:table-cell table:number-columns-repeated="10"/>
          <table:table-cell table:style-name="ce17" office:value-type="string" calcext:value-type="string">
            <text:p>P3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.059751" calcext:value-type="float">
            <text:p>44,059751</text:p>
          </table:table-cell>
          <table:table-cell office:value-type="float" office:value="48.020975" calcext:value-type="float">
            <text:p>48,020975</text:p>
          </table:table-cell>
          <table:table-cell table:formula="of:=[.C11]-[.B11]" office:value-type="float" office:value="3.961224" calcext:value-type="float">
            <text:p>3,961224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= OCEANAIR6375</text:p>
          </table:table-cell>
          <table:table-cell/>
          <table:table-cell table:style-name="ce8" office:value-type="string" calcext:value-type="string" table:number-columns-spanned="2" table:number-rows-spanned="1">
            <text:p>Statistical Analysis</text:p>
          </table:table-cell>
          <table:covered-table-cell table:style-name="ce9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5"/>
          <table:table-cell table:style-name="ce17" office:value-type="string" calcext:value-type="string">
            <text:p>P30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8.779025" calcext:value-type="float">
            <text:p>48,779025</text:p>
          </table:table-cell>
          <table:table-cell office:value-type="float" office:value="50.325737" calcext:value-type="float">
            <text:p>50,325737</text:p>
          </table:table-cell>
          <table:table-cell table:formula="of:=[.C12]-[.B12]" office:value-type="float" office:value="1.546712" calcext:value-type="float">
            <text:p>1,546712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P8= TAM190</text:p>
          </table:table-cell>
          <table:table-cell/>
          <table:table-cell table:style-name="ce9" office:value-type="string" calcext:value-type="string">
            <text:p>Mean</text:p>
          </table:table-cell>
          <table:table-cell table:style-name="ce9" table:formula="of:=AVERAGE([.$D$2:.$D$400])" office:value-type="float" office:value="3.81801584711779" calcext:value-type="float">
            <text:p>3,8180158471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4"/>
          <table:table-cell table:style-name="ce17" office:value-type="string" calcext:value-type="string">
            <text:p>P31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0.545011" calcext:value-type="float">
            <text:p>50,545011</text:p>
          </table:table-cell>
          <table:table-cell office:value-type="float" office:value="52.600567" calcext:value-type="float">
            <text:p>52,600567</text:p>
          </table:table-cell>
          <table:table-cell table:formula="of:=[.C13]-[.B13]" office:value-type="float" office:value="2.055556" calcext:value-type="float">
            <text:p>2,055556</text:p>
          </table:table-cell>
          <table:table-cell office:value-type="string" calcext:value-type="string">
            <text:p>P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P9= TAM3041</text:p>
          </table:table-cell>
          <table:table-cell/>
          <table:table-cell table:style-name="ce9" office:value-type="string" calcext:value-type="string">
            <text:p>Standard Error</text:p>
          </table:table-cell>
          <table:table-cell table:style-name="ce9" table:formula="of:=SQRT(VAR([.$D$2:.$D$400])/COUNT([.$D$2:.$D$400]))" office:value-type="float" office:value="0.144052194565973" calcext:value-type="float">
            <text:p>0,1440521946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  <table:table-cell table:number-columns-repeated="3"/>
          <table:table-cell table:style-name="ce17" office:value-type="string" calcext:value-type="string">
            <text:p>P39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4.72551" calcext:value-type="float">
            <text:p>54,72551</text:p>
          </table:table-cell>
          <table:table-cell office:value-type="float" office:value="59.494898" calcext:value-type="float">
            <text:p>59,494898</text:p>
          </table:table-cell>
          <table:table-cell table:formula="of:=[.C14]-[.B14]" office:value-type="float" office:value="4.769388" calcext:value-type="float">
            <text:p>4,769388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0=OCEANAIR6234</text:p>
          </table:table-cell>
          <table:table-cell/>
          <table:table-cell table:style-name="ce9" office:value-type="string" calcext:value-type="string">
            <text:p>Mode</text:p>
          </table:table-cell>
          <table:table-cell table:style-name="ce9" table:formula="of:=MODE([.$D$2:.$D$400])" office:value-type="float" office:value="0.638776000000007" calcext:value-type="float">
            <text:p>0,638776</text:p>
          </table:table-cell>
          <table:table-cell/>
          <table:table-cell office:value-type="string" calcext:value-type="string">
            <text:p>Mean</text:p>
          </table:table-cell>
          <table:table-cell table:formula="of:=AVERAGE([$Sheet1.$D$2:.$D$400])" office:value-type="float" office:value="3.81801584711779" calcext:value-type="float">
            <text:p>3,8180158471</text:p>
          </table:table-cell>
          <table:table-cell table:formula="of:=AVERAGE([$Sheet1.$A$1])" office:value-type="string" office:string-value="" calcext:value-type="error">
            <text:p>#DIV/0!</text:p>
          </table:table-cell>
          <table:table-cell table:number-columns-repeated="3"/>
          <table:table-cell table:style-name="ce17" office:value-type="string" calcext:value-type="string">
            <text:p>P4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9.793991" calcext:value-type="float">
            <text:p>59,793991</text:p>
          </table:table-cell>
          <table:table-cell office:value-type="float" office:value="61.989229" calcext:value-type="float">
            <text:p>61,989229</text:p>
          </table:table-cell>
          <table:table-cell table:formula="of:=[.C15]-[.B15]" office:value-type="float" office:value="2.195238" calcext:value-type="float">
            <text:p>2,195238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P11=TAM3303</text:p>
          </table:table-cell>
          <table:table-cell/>
          <table:table-cell table:style-name="ce9" office:value-type="string" calcext:value-type="string">
            <text:p>Median</text:p>
          </table:table-cell>
          <table:table-cell table:style-name="ce9" table:formula="of:=MEDIAN([.$D$2:.$D$400])" office:value-type="float" office:value="3.16303799999991" calcext:value-type="float">
            <text:p>3,163038</text:p>
          </table:table-cell>
          <table:table-cell/>
          <table:table-cell office:value-type="string" calcext:value-type="string">
            <text:p>Variance</text:p>
          </table:table-cell>
          <table:table-cell table:formula="of:=VAR([$Sheet1.$D$2:.$D$400])" office:value-type="float" office:value="8.27966286894988" calcext:value-type="float">
            <text:p>8,2796628689</text:p>
          </table:table-cell>
          <table:table-cell table:formula="of:=VAR([$Sheet1.$A$1])" office:value-type="string" office:string-value="" calcext:value-type="error">
            <text:p>#DIV/0!</text:p>
          </table:table-cell>
          <table:table-cell table:number-columns-repeated="3"/>
          <table:table-cell table:style-name="ce17" office:value-type="string" calcext:value-type="string">
            <text:p>P41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3.994444" calcext:value-type="float">
            <text:p>63,994444</text:p>
          </table:table-cell>
          <table:table-cell office:value-type="float" office:value="67.177438" calcext:value-type="float">
            <text:p>67,177438</text:p>
          </table:table-cell>
          <table:table-cell table:formula="of:=[.C16]-[.B16]" office:value-type="float" office:value="3.18299399999999" calcext:value-type="float">
            <text:p>3,182994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12=GOL2088</text:p>
          </table:table-cell>
          <table:table-cell/>
          <table:table-cell table:style-name="ce9" office:value-type="string" calcext:value-type="string">
            <text:p>Variance</text:p>
          </table:table-cell>
          <table:table-cell table:style-name="ce9" table:formula="of:=VAR([.$D$2:.$D$400])" office:value-type="float" office:value="8.27966286894988" calcext:value-type="float">
            <text:p>8,2796628689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Sheet1.$D$2:.$D$400])" office:value-type="float" office:value="399" calcext:value-type="float">
            <text:p>399</text:p>
          </table:table-cell>
          <table:table-cell table:formula="of:=COUNT([$Sheet1.$A$1])" office:value-type="float" office:value="0" calcext:value-type="float">
            <text:p>0</text:p>
          </table:table-cell>
          <table:table-cell table:number-columns-repeated="3"/>
          <table:table-cell table:style-name="ce17" office:value-type="string" calcext:value-type="string">
            <text:p>P42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68.284694" calcext:value-type="float">
            <text:p>68,284694</text:p>
          </table:table-cell>
          <table:table-cell office:value-type="float" office:value="70.110771" calcext:value-type="float">
            <text:p>70,110771</text:p>
          </table:table-cell>
          <table:table-cell table:formula="of:=[.C17]-[.B17]" office:value-type="float" office:value="1.826077" calcext:value-type="float">
            <text:p>1,826077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6" office:value-type="string" calcext:value-type="string">
            <text:p>P13=AR</text:p>
          </table:table-cell>
          <table:table-cell/>
          <table:table-cell table:style-name="ce9" office:value-type="string" calcext:value-type="string">
            <text:p>Standard Deviation</text:p>
          </table:table-cell>
          <table:table-cell table:style-name="ce9" table:formula="of:=STDEV([.$D$2:.$D$400])" office:value-type="float" office:value="2.87744033282184" calcext:value-type="float">
            <text:p>2,8774403328</text:p>
          </table:table-cell>
          <table:table-cell/>
          <table:table-cell office:value-type="string" calcext:value-type="string">
            <text:p>df</text:p>
          </table:table-cell>
          <table:table-cell table:formula="of:=[$Sheet1.$N$16] - 1" office:value-type="float" office:value="398" calcext:value-type="float">
            <text:p>398</text:p>
          </table:table-cell>
          <table:table-cell table:formula="of:=[$Sheet1.$O$16] - 1" office:value-type="float" office:value="-1" calcext:value-type="float">
            <text:p>-1</text:p>
          </table:table-cell>
          <table:table-cell table:number-columns-repeated="3"/>
          <table:table-cell table:style-name="ce17" office:value-type="string" calcext:value-type="string">
            <text:p>P47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77.304195" calcext:value-type="float">
            <text:p>77,304195</text:p>
          </table:table-cell>
          <table:table-cell office:value-type="float" office:value="83.021429" calcext:value-type="float">
            <text:p>83,021429</text:p>
          </table:table-cell>
          <table:table-cell table:formula="of:=[.C18]-[.B18]" office:value-type="float" office:value="5.71723400000001" calcext:value-type="float">
            <text:p>5,717234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=TAM4675</text:p>
          </table:table-cell>
          <table:table-cell/>
          <table:table-cell table:style-name="ce9" office:value-type="string" calcext:value-type="string">
            <text:p>Kurtosis</text:p>
          </table:table-cell>
          <table:table-cell table:style-name="ce9" table:formula="of:=KURT([.$D$2:.$D$400])" office:value-type="float" office:value="0.825292872833704" calcext:value-type="float">
            <text:p>0,8252928728</text:p>
          </table:table-cell>
          <table:table-cell/>
          <table:table-cell office:value-type="string" calcext:value-type="string">
            <text:p>F</text:p>
          </table:table-cell>
          <table:table-cell table:formula="of:=[$Sheet1.$N$15] / [$Sheet1.$O$15]" office:value-type="string" office:string-value="" calcext:value-type="error">
            <text:p>#DIV/0!</text:p>
          </table:table-cell>
          <table:table-cell table:number-columns-repeated="4"/>
          <table:table-cell table:style-name="ce17" office:value-type="string" calcext:value-type="string">
            <text:p>P50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83.480159" calcext:value-type="float">
            <text:p>83,480159</text:p>
          </table:table-cell>
          <table:table-cell office:value-type="float" office:value="86.393764" calcext:value-type="float">
            <text:p>86,393764</text:p>
          </table:table-cell>
          <table:table-cell table:formula="of:=[.C19]-[.B19]" office:value-type="float" office:value="2.913605" calcext:value-type="float">
            <text:p>2,913605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P15=TAM3241</text:p>
          </table:table-cell>
          <table:table-cell/>
          <table:table-cell table:style-name="ce9" office:value-type="string" calcext:value-type="string">
            <text:p>Skewness</text:p>
          </table:table-cell>
          <table:table-cell table:style-name="ce9" table:formula="of:=SKEW([.$D$2:.$D$400])" office:value-type="float" office:value="1.02000164775553" calcext:value-type="float">
            <text:p>1,0200016478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Sheet1.$N$18]; [$Sheet1.$N$17]; [$Sheet1.$O$17])" office:value-type="string" office:string-value="" calcext:value-type="error">
            <text:p>#DIV/0!</text:p>
          </table:table-cell>
          <table:table-cell table:number-columns-repeated="4"/>
          <table:table-cell table:style-name="ce17" office:value-type="string" calcext:value-type="string">
            <text:p>P43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86.642971" calcext:value-type="float">
            <text:p>86,642971</text:p>
          </table:table-cell>
          <table:table-cell office:value-type="float" office:value="87.291723" calcext:value-type="float">
            <text:p>87,291723</text:p>
          </table:table-cell>
          <table:table-cell table:formula="of:=[.C20]-[.B20]" office:value-type="float" office:value="0.648752000000002" calcext:value-type="float">
            <text:p>0,648752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6" office:value-type="string" calcext:value-type="string">
            <text:p>P16=FA2335</text:p>
          </table:table-cell>
          <table:table-cell/>
          <table:table-cell table:style-name="ce9" office:value-type="string" calcext:value-type="string">
            <text:p>Range</text:p>
          </table:table-cell>
          <table:table-cell table:style-name="ce9" table:formula="of:=MAX([.$D$2:.$D$400])-MIN([.$D$2:.$D$400])" office:value-type="float" office:value="15.3850340000001" calcext:value-type="float">
            <text:p>15,38503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Sheet1.$N$12]; [$Sheet1.$N$17]; [$Sheet1.$O$17])" office:value-type="string" office:string-value="" calcext:value-type="error">
            <text:p>Err:502</text:p>
          </table:table-cell>
          <table:table-cell table:number-columns-repeated="4"/>
          <table:table-cell table:style-name="ce17" office:value-type="string" calcext:value-type="string">
            <text:p>P48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89.276984" calcext:value-type="float">
            <text:p>89,276984</text:p>
          </table:table-cell>
          <table:table-cell office:value-type="float" office:value="91.59195" calcext:value-type="float">
            <text:p>91,59195</text:p>
          </table:table-cell>
          <table:table-cell table:formula="of:=[.C21]-[.B21]" office:value-type="float" office:value="2.314966" calcext:value-type="float">
            <text:p>2,314966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7=AZUL5023</text:p>
          </table:table-cell>
          <table:table-cell/>
          <table:table-cell table:style-name="ce9" office:value-type="string" calcext:value-type="string">
            <text:p>Minimum</text:p>
          </table:table-cell>
          <table:table-cell table:style-name="ce9" table:formula="of:=MIN([.$D$2:.$D$400])" office:value-type="float" office:value="0.109977000000072" calcext:value-type="float">
            <text:p>0,109977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Sheet1.$N$19]" office:value-type="string" office:string-value="" calcext:value-type="error">
            <text:p>#DIV/0!</text:p>
          </table:table-cell>
          <table:table-cell table:number-columns-repeated="4"/>
          <table:table-cell table:style-name="ce17" office:value-type="string" calcext:value-type="string">
            <text:p>P5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93.637075" calcext:value-type="float">
            <text:p>93,637075</text:p>
          </table:table-cell>
          <table:table-cell office:value-type="float" office:value="94.924376" calcext:value-type="float">
            <text:p>94,924376</text:p>
          </table:table-cell>
          <table:table-cell table:formula="of:=[.C22]-[.B22]" office:value-type="float" office:value="1.287301" calcext:value-type="float">
            <text:p>1,287301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18=TAM3841</text:p>
          </table:table-cell>
          <table:table-cell/>
          <table:table-cell table:style-name="ce9" office:value-type="string" calcext:value-type="string">
            <text:p>Maximum</text:p>
          </table:table-cell>
          <table:table-cell table:style-name="ce9" table:formula="of:=MAX([.$D$2:.$D$400])" office:value-type="float" office:value="15.4950110000002" calcext:value-type="float">
            <text:p>15,495011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Sheet1.$N$12]; [$Sheet1.$N$17]; [$Sheet1.$O$17])" office:value-type="string" office:string-value="" calcext:value-type="error">
            <text:p>Err:502</text:p>
          </table:table-cell>
          <table:table-cell table:number-columns-repeated="4"/>
          <table:table-cell table:style-name="ce17" office:value-type="string" calcext:value-type="string">
            <text:p>P6</text:p>
          </table:table-cell>
          <table:table-cell table:style-name="ce22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95.383107" calcext:value-type="float">
            <text:p>95,383107</text:p>
          </table:table-cell>
          <table:table-cell office:value-type="float" office:value="101.020522" calcext:value-type="float">
            <text:p>101,020522</text:p>
          </table:table-cell>
          <table:table-cell table:formula="of:=[.C23]-[.B23]" office:value-type="float" office:value="5.637415" calcext:value-type="float">
            <text:p>5,637415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19=ARBHB</text:p>
          </table:table-cell>
          <table:table-cell/>
          <table:table-cell table:style-name="ce9" office:value-type="string" calcext:value-type="string">
            <text:p>Sum</text:p>
          </table:table-cell>
          <table:table-cell table:style-name="ce9" table:formula="of:=SUM([.$D$2:.$D$400])" office:value-type="float" office:value="1523.388323" calcext:value-type="float">
            <text:p>1523,388323</text:p>
          </table:table-cell>
          <table:table-cell/>
          <table:table-cell office:value-type="string" calcext:value-type="string">
            <text:p>P two-tail</text:p>
          </table:table-cell>
          <table:table-cell table:formula="of:=2*MIN([$Sheet1.$N$19]; [$Sheet1.$N$21])" office:value-type="string" office:string-value="" calcext:value-type="error">
            <text:p>#DIV/0!</text:p>
          </table:table-cell>
          <table:table-cell table:number-columns-repeated="4"/>
          <table:table-cell table:style-name="ce17" office:value-type="string" calcext:value-type="string">
            <text:p>P16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01.159977" calcext:value-type="float">
            <text:p>101,159977</text:p>
          </table:table-cell>
          <table:table-cell office:value-type="float" office:value="103.494898" calcext:value-type="float">
            <text:p>103,494898</text:p>
          </table:table-cell>
          <table:table-cell table:formula="of:=[.C24]-[.B24]" office:value-type="float" office:value="2.33492100000001" calcext:value-type="float">
            <text:p>2,334921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20=ARSFN</text:p>
          </table:table-cell>
          <table:table-cell/>
          <table:table-cell table:style-name="ce9" office:value-type="string" calcext:value-type="string">
            <text:p>Count</text:p>
          </table:table-cell>
          <table:table-cell table:style-name="ce9" table:formula="of:=COUNT([.$D$2:.$D$400])" office:value-type="float" office:value="399" calcext:value-type="float">
            <text:p>399</text:p>
          </table:table-cell>
          <table:table-cell/>
          <table:table-cell office:value-type="string" calcext:value-type="string">
            <text:p>F Critical two-tail</text:p>
          </table:table-cell>
          <table:table-cell table:number-columns-repeated="5"/>
          <table:table-cell table:style-name="ce17" office:value-type="string" calcext:value-type="string">
            <text:p>P28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4.652041" calcext:value-type="float">
            <text:p>104,652041</text:p>
          </table:table-cell>
          <table:table-cell office:value-type="float" office:value="109.700794" calcext:value-type="float">
            <text:p>109,700794</text:p>
          </table:table-cell>
          <table:table-cell table:formula="of:=[.C25]-[.B25]" office:value-type="float" office:value="5.04875300000001" calcext:value-type="float">
            <text:p>5,048753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1=TAM3841</text:p>
          </table:table-cell>
          <table:table-cell table:number-columns-repeated="10"/>
          <table:table-cell table:style-name="ce17" office:value-type="string" calcext:value-type="string">
            <text:p>P44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09.910091" calcext:value-type="float">
            <text:p>109,910091</text:p>
          </table:table-cell>
          <table:table-cell office:value-type="float" office:value="116.265873" calcext:value-type="float">
            <text:p>116,265873</text:p>
          </table:table-cell>
          <table:table-cell table:formula="of:=[.C26]-[.B26]" office:value-type="float" office:value="6.35578200000001" calcext:value-type="float">
            <text:p>6,355782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P22=WJB</text:p>
          </table:table-cell>
          <table:table-cell table:number-columns-repeated="10"/>
          <table:table-cell table:style-name="ce17" office:value-type="string" calcext:value-type="string">
            <text:p>P49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16.574943" calcext:value-type="float">
            <text:p>116,574943</text:p>
          </table:table-cell>
          <table:table-cell office:value-type="float" office:value="118.720295" calcext:value-type="float">
            <text:p>118,720295</text:p>
          </table:table-cell>
          <table:table-cell table:formula="of:=[.C27]-[.B27]" office:value-type="float" office:value="2.14535199999999" calcext:value-type="float">
            <text:p>2,145352</text:p>
          </table:table-cell>
          <table:table-cell office:value-type="string" calcext:value-type="string">
            <text:p>P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P23=ARHB</text:p>
          </table:table-cell>
          <table:table-cell table:number-columns-repeated="10"/>
          <table:table-cell table:style-name="ce17" office:value-type="string" calcext:value-type="string">
            <text:p>P51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21.094671" calcext:value-type="float">
            <text:p>121,094671</text:p>
          </table:table-cell>
          <table:table-cell office:value-type="float" office:value="124.008277" calcext:value-type="float">
            <text:p>124,008277</text:p>
          </table:table-cell>
          <table:table-cell table:formula="of:=[.C28]-[.B28]" office:value-type="float" office:value="2.913606" calcext:value-type="float">
            <text:p>2,913606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24=PTWJB</text:p>
          </table:table-cell>
          <table:table-cell/>
          <table:table-cell table:style-name="ce10" office:value-type="string" calcext:value-type="string" table:number-columns-spanned="3" table:number-rows-spanned="1">
            <text:p>Histogram data:</text:p>
          </table:table-cell>
          <table:covered-table-cell table:style-name="ce12"/>
          <table:covered-table-cell table:style-name="ce14"/>
          <table:table-cell table:number-columns-repeated="6"/>
          <table:table-cell table:style-name="ce17" office:value-type="string" calcext:value-type="string">
            <text:p>P12</text:p>
          </table:table-cell>
          <table:table-cell table:style-name="ce21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24.596712" calcext:value-type="float">
            <text:p>124,596712</text:p>
          </table:table-cell>
          <table:table-cell office:value-type="float" office:value="126.093537" calcext:value-type="float">
            <text:p>126,093537</text:p>
          </table:table-cell>
          <table:table-cell table:formula="of:=[.C29]-[.B29]" office:value-type="float" office:value="1.496825" calcext:value-type="float">
            <text:p>1,496825</text:p>
          </table:table-cell>
          <table:table-cell office:value-type="string" calcext:value-type="string">
            <text:p>P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P25=TAM3327</text:p>
          </table:table-cell>
          <table:table-cell/>
          <table:table-cell table:style-name="ce11" office:value-type="string" calcext:value-type="string">
            <text:p>Classes BIN</text:p>
          </table:table-cell>
          <table:table-cell table:style-name="ce13" office:value-type="string" calcext:value-type="string">
            <text:p>Frequency</text:p>
          </table:table-cell>
          <table:table-cell table:style-name="ce15" office:value-type="string" calcext:value-type="string">
            <text:p>Labels</text:p>
          </table:table-cell>
          <table:table-cell table:number-columns-repeated="6"/>
          <table:table-cell table:style-name="ce17" office:value-type="string" calcext:value-type="string">
            <text:p>P37</text:p>
          </table:table-cell>
          <table:table-cell table:style-name="ce21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26.642063" calcext:value-type="float">
            <text:p>126,642063</text:p>
          </table:table-cell>
          <table:table-cell office:value-type="float" office:value="132.538889" calcext:value-type="float">
            <text:p>132,538889</text:p>
          </table:table-cell>
          <table:table-cell table:formula="of:=[.C30]-[.B30]" office:value-type="float" office:value="5.89682600000002" calcext:value-type="float">
            <text:p>5,896826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26=331???</text:p>
          </table:table-cell>
          <table:table-cell/>
          <table:table-cell office:value-type="float" office:value="0.100001" calcext:value-type="float">
            <text:p>0,100001</text:p>
          </table:table-cell>
          <table:table-cell table:number-matrix-columns-spanned="1" table:number-matrix-rows-spanned="79" table:formula="of:=FREQUENCY([.D2:.D400];[.J30:.J107])" office:value-type="float" office:value="0" calcext:value-type="float">
            <text:p>0</text:p>
          </table:table-cell>
          <table:table-cell table:style-name="ce6" office:value-type="string" calcext:value-type="string">
            <text:p>C1</text:p>
          </table:table-cell>
          <table:table-cell table:number-columns-repeated="6"/>
          <table:table-cell table:style-name="ce17" office:value-type="string" calcext:value-type="string">
            <text:p>P1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33.346825" calcext:value-type="float">
            <text:p>133,346825</text:p>
          </table:table-cell>
          <table:table-cell office:value-type="float" office:value="137.218254" calcext:value-type="float">
            <text:p>137,218254</text:p>
          </table:table-cell>
          <table:table-cell table:formula="of:=[.C31]-[.B31]" office:value-type="float" office:value="3.87142900000001" calcext:value-type="float">
            <text:p>3,871429</text:p>
          </table:table-cell>
          <table:table-cell office:value-type="string" calcext:value-type="string">
            <text:p>P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P27=TAM6327</text:p>
          </table:table-cell>
          <table:table-cell/>
          <table:table-cell office:value-type="float" office:value="0.300001" calcext:value-type="float">
            <text:p>0,300001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C2</text:p>
          </table:table-cell>
          <table:table-cell table:number-columns-repeated="6"/>
          <table:table-cell table:style-name="ce17" office:value-type="string" calcext:value-type="string">
            <text:p>P2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39.203515" calcext:value-type="float">
            <text:p>139,203515</text:p>
          </table:table-cell>
          <table:table-cell office:value-type="float" office:value="145.120295" calcext:value-type="float">
            <text:p>145,120295</text:p>
          </table:table-cell>
          <table:table-cell table:formula="of:=[.C32]-[.B32]" office:value-type="float" office:value="5.91677999999999" calcext:value-type="float">
            <text:p>5,91678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28=TAM2089</text:p>
          </table:table-cell>
          <table:table-cell/>
          <table:table-cell office:value-type="float" office:value="0.500001" calcext:value-type="float">
            <text:p>0,500001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C3</text:p>
          </table:table-cell>
          <table:table-cell table:number-columns-repeated="6"/>
          <table:table-cell table:style-name="ce17" office:value-type="string" calcext:value-type="string">
            <text:p>P20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45.668821" calcext:value-type="float">
            <text:p>145,668821</text:p>
          </table:table-cell>
          <table:table-cell office:value-type="float" office:value="148.6822" calcext:value-type="float">
            <text:p>148,6822</text:p>
          </table:table-cell>
          <table:table-cell table:formula="of:=[.C33]-[.B33]" office:value-type="float" office:value="3.01337899999999" calcext:value-type="float">
            <text:p>3,013379</text:p>
          </table:table-cell>
          <table:table-cell office:value-type="string" calcext:value-type="string">
            <text:p>P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P29=240??????</text:p>
          </table:table-cell>
          <table:table-cell/>
          <table:table-cell office:value-type="float" office:value="0.700001" calcext:value-type="float">
            <text:p>0,700001</text:p>
          </table:table-cell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P1</text:p>
          </table:table-cell>
          <table:table-cell table:number-columns-repeated="6"/>
          <table:table-cell table:style-name="ce17" office:value-type="string" calcext:value-type="string">
            <text:p>P38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48.881519" calcext:value-type="float">
            <text:p>148,881519</text:p>
          </table:table-cell>
          <table:table-cell office:value-type="float" office:value="151.615533" calcext:value-type="float">
            <text:p>151,615533</text:p>
          </table:table-cell>
          <table:table-cell table:formula="of:=[.C34]-[.B34]" office:value-type="float" office:value="2.734014" calcext:value-type="float">
            <text:p>2,734014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30=1018????</text:p>
          </table:table-cell>
          <table:table-cell/>
          <table:table-cell office:value-type="float" office:value="0.900001" calcext:value-type="float">
            <text:p>0,900001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P2</text:p>
          </table:table-cell>
          <table:table-cell table:number-columns-repeated="6"/>
          <table:table-cell table:style-name="ce17" office:value-type="string" calcext:value-type="string">
            <text:p>P40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52.134127" calcext:value-type="float">
            <text:p>152,134127</text:p>
          </table:table-cell>
          <table:table-cell office:value-type="float" office:value="154.089909" calcext:value-type="float">
            <text:p>154,089909</text:p>
          </table:table-cell>
          <table:table-cell table:formula="of:=[.C35]-[.B35]" office:value-type="float" office:value="1.955782" calcext:value-type="float">
            <text:p>1,955782</text:p>
          </table:table-cell>
          <table:table-cell office:value-type="string" calcext:value-type="string">
            <text:p>P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P31=3801????</text:p>
          </table:table-cell>
          <table:table-cell/>
          <table:table-cell office:value-type="float" office:value="1.100001" calcext:value-type="float">
            <text:p>1,100001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P3</text:p>
          </table:table-cell>
          <table:table-cell table:number-columns-repeated="6"/>
          <table:table-cell table:style-name="ce17" office:value-type="string" calcext:value-type="string">
            <text:p>P10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56.135034" calcext:value-type="float">
            <text:p>156,135034</text:p>
          </table:table-cell>
          <table:table-cell office:value-type="float" office:value="157.701701" calcext:value-type="float">
            <text:p>157,701701</text:p>
          </table:table-cell>
          <table:table-cell table:formula="of:=[.C36]-[.B36]" office:value-type="float" office:value="1.56666700000002" calcext:value-type="float">
            <text:p>1,566667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P32=TAM3553</text:p>
          </table:table-cell>
          <table:table-cell/>
          <table:table-cell office:value-type="float" office:value="1.300001" calcext:value-type="float">
            <text:p>1,300001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P4</text:p>
          </table:table-cell>
          <table:table-cell table:number-columns-repeated="6"/>
          <table:table-cell table:style-name="ce17" office:value-type="string" calcext:value-type="string">
            <text:p>P32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57.970862" calcext:value-type="float">
            <text:p>157,970862</text:p>
          </table:table-cell>
          <table:table-cell office:value-type="float" office:value="165.204649" calcext:value-type="float">
            <text:p>165,204649</text:p>
          </table:table-cell>
          <table:table-cell table:formula="of:=[.C37]-[.B37]" office:value-type="float" office:value="7.23378699999998" calcext:value-type="float">
            <text:p>7,233787</text:p>
          </table:table-cell>
          <table:table-cell office:value-type="string" calcext:value-type="string">
            <text:p>P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P33=FA001</text:p>
          </table:table-cell>
          <table:table-cell/>
          <table:table-cell office:value-type="float" office:value="1.500001" calcext:value-type="float">
            <text:p>1,500001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P5</text:p>
          </table:table-cell>
          <table:table-cell table:number-columns-repeated="6"/>
          <table:table-cell table:style-name="ce17" office:value-type="string" calcext:value-type="string">
            <text:p>P45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67.189909" calcext:value-type="float">
            <text:p>167,189909</text:p>
          </table:table-cell>
          <table:table-cell office:value-type="float" office:value="167.439569" calcext:value-type="float">
            <text:p>167,439569</text:p>
          </table:table-cell>
          <table:table-cell table:formula="of:=[.C38]-[.B38]" office:value-type="float" office:value="0.249660000000006" calcext:value-type="float">
            <text:p>0,24966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6" office:value-type="string" calcext:value-type="string">
            <text:p>P34=H510????</text:p>
          </table:table-cell>
          <table:table-cell/>
          <table:table-cell office:value-type="float" office:value="1.700001" calcext:value-type="float">
            <text:p>1,700001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P6</text:p>
          </table:table-cell>
          <table:table-cell table:number-columns-repeated="6"/>
          <table:table-cell table:style-name="ce17" office:value-type="string" calcext:value-type="string">
            <text:p>P36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67.968141" calcext:value-type="float">
            <text:p>167,968141</text:p>
          </table:table-cell>
          <table:table-cell office:value-type="float" office:value="170.522562" calcext:value-type="float">
            <text:p>170,522562</text:p>
          </table:table-cell>
          <table:table-cell table:formula="of:=[.C39]-[.B39]" office:value-type="float" office:value="2.55442099999999" calcext:value-type="float">
            <text:p>2,554421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P35=AZUL9031</text:p>
          </table:table-cell>
          <table:table-cell/>
          <table:table-cell office:value-type="float" office:value="1.900001" calcext:value-type="float">
            <text:p>1,900001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P7</text:p>
          </table:table-cell>
          <table:table-cell table:number-columns-repeated="6"/>
          <table:table-cell table:style-name="ce17" office:value-type="string" calcext:value-type="string">
            <text:p>P18</text:p>
          </table:table-cell>
          <table:table-cell table:style-name="ce21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71.011224" calcext:value-type="float">
            <text:p>171,011224</text:p>
          </table:table-cell>
          <table:table-cell office:value-type="float" office:value="175.271769" calcext:value-type="float">
            <text:p>175,271769</text:p>
          </table:table-cell>
          <table:table-cell table:formula="of:=[.C40]-[.B40]" office:value-type="float" office:value="4.26054500000001" calcext:value-type="float">
            <text:p>4,260545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36=GOL1535</text:p>
          </table:table-cell>
          <table:table-cell/>
          <table:table-cell office:value-type="float" office:value="2.100001" calcext:value-type="float">
            <text:p>2,100001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P8</text:p>
          </table:table-cell>
          <table:table-cell table:number-columns-repeated="6"/>
          <table:table-cell table:style-name="ce17" office:value-type="string" calcext:value-type="string">
            <text:p>P33</text:p>
          </table:table-cell>
          <table:table-cell table:style-name="ce21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75.830272" calcext:value-type="float">
            <text:p>175,830272</text:p>
          </table:table-cell>
          <table:table-cell office:value-type="float" office:value="178.005556" calcext:value-type="float">
            <text:p>178,005556</text:p>
          </table:table-cell>
          <table:table-cell table:formula="of:=[.C41]-[.B41]" office:value-type="float" office:value="2.175284" calcext:value-type="float">
            <text:p>2,175284</text:p>
          </table:table-cell>
          <table:table-cell office:value-type="string" calcext:value-type="string">
            <text:p>P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P37=AIRBUS058</text:p>
          </table:table-cell>
          <table:table-cell/>
          <table:table-cell office:value-type="float" office:value="2.300001" calcext:value-type="float">
            <text:p>2,300001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P9</text:p>
          </table:table-cell>
          <table:table-cell table:number-columns-repeated="6"/>
          <table:table-cell table:style-name="ce17" office:value-type="string" calcext:value-type="string">
            <text:p>P35</text:p>
          </table:table-cell>
          <table:table-cell table:style-name="ce21"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78.683787" calcext:value-type="float">
            <text:p>178,683787</text:p>
          </table:table-cell>
          <table:table-cell office:value-type="float" office:value="186.167007" calcext:value-type="float">
            <text:p>186,167007</text:p>
          </table:table-cell>
          <table:table-cell table:formula="of:=[.C42]-[.B42]" office:value-type="float" office:value="7.48322000000002" calcext:value-type="float">
            <text:p>7,48322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38=TAM3587</text:p>
          </table:table-cell>
          <table:table-cell/>
          <table:table-cell office:value-type="float" office:value="2.500001" calcext:value-type="float">
            <text:p>2,500001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P10</text:p>
          </table:table-cell>
          <table:table-cell table:number-columns-repeated="6"/>
          <table:table-cell table:style-name="ce17" office:value-type="string" calcext:value-type="string">
            <text:p>P24</text:p>
          </table:table-cell>
          <table:table-cell table:style-name="ce21"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86.436168" calcext:value-type="float">
            <text:p>186,436168</text:p>
          </table:table-cell>
          <table:table-cell office:value-type="float" office:value="193.24093" calcext:value-type="float">
            <text:p>193,24093</text:p>
          </table:table-cell>
          <table:table-cell table:formula="of:=[.C43]-[.B43]" office:value-type="float" office:value="6.80476199999998" calcext:value-type="float">
            <text:p>6,804762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39= 344???</text:p>
          </table:table-cell>
          <table:table-cell/>
          <table:table-cell office:value-type="float" office:value="2.700001" calcext:value-type="float">
            <text:p>2,700001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P11</text:p>
          </table:table-cell>
          <table:table-cell table:number-columns-repeated="6"/>
          <table:table-cell table:style-name="ce17" office:value-type="string" calcext:value-type="string">
            <text:p>P11</text:p>
          </table:table-cell>
          <table:table-cell table:style-name="ce21"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93.719615" calcext:value-type="float">
            <text:p>193,719615</text:p>
          </table:table-cell>
          <table:table-cell office:value-type="float" office:value="204.495351" calcext:value-type="float">
            <text:p>204,495351</text:p>
          </table:table-cell>
          <table:table-cell table:formula="of:=[.C44]-[.B44]" office:value-type="float" office:value="10.775736" calcext:value-type="float">
            <text:p>10,775736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40=GOL1253</text:p>
          </table:table-cell>
          <table:table-cell/>
          <table:table-cell office:value-type="float" office:value="2.900001" calcext:value-type="float">
            <text:p>2,900001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P12</text:p>
          </table:table-cell>
          <table:table-cell table:number-columns-repeated="6"/>
          <table:table-cell table:style-name="ce18" office:value-type="string" calcext:value-type="string">
            <text:p>C1</text:p>
          </table:table-cell>
          <table:table-cell table:style-name="ce23" office:value-type="float" office:value="58" calcext:value-type="float">
            <text:p>58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04.754535" calcext:value-type="float">
            <text:p>204,754535</text:p>
          </table:table-cell>
          <table:table-cell office:value-type="float" office:value="208.396485" calcext:value-type="float">
            <text:p>208,396485</text:p>
          </table:table-cell>
          <table:table-cell table:formula="of:=[.C45]-[.B45]" office:value-type="float" office:value="3.64195000000001" calcext:value-type="float">
            <text:p>3,64195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P41=TAM3727</text:p>
          </table:table-cell>
          <table:table-cell/>
          <table:table-cell office:value-type="float" office:value="3.100001" calcext:value-type="float">
            <text:p>3,100001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P13</text:p>
          </table:table-cell>
          <table:table-cell table:number-columns-repeated="6"/>
          <table:table-cell table:style-name="ce17" office:value-type="string" calcext:value-type="string">
            <text:p>C2</text:p>
          </table:table-cell>
          <table:table-cell table:style-name="ce21" office:value-type="float" office:value="59" calcext:value-type="float">
            <text:p>59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08.865193" calcext:value-type="float">
            <text:p>208,865193</text:p>
          </table:table-cell>
          <table:table-cell office:value-type="float" office:value="212.796485" calcext:value-type="float">
            <text:p>212,796485</text:p>
          </table:table-cell>
          <table:table-cell table:formula="of:=[.C46]-[.B46]" office:value-type="float" office:value="3.93129199999998" calcext:value-type="float">
            <text:p>3,931292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42=AZUL4329</text:p>
          </table:table-cell>
          <table:table-cell/>
          <table:table-cell office:value-type="float" office:value="3.300001" calcext:value-type="float">
            <text:p>3,300001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P14</text:p>
          </table:table-cell>
          <table:table-cell table:number-columns-repeated="6"/>
          <table:table-cell table:style-name="ce17" office:value-type="string" calcext:value-type="string">
            <text:p>C3</text:p>
          </table:table-cell>
          <table:table-cell table:style-name="ce21"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13.085601" calcext:value-type="float">
            <text:p>213,085601</text:p>
          </table:table-cell>
          <table:table-cell office:value-type="float" office:value="217.3661" calcext:value-type="float">
            <text:p>217,3661</text:p>
          </table:table-cell>
          <table:table-cell table:formula="of:=[.C47]-[.B47]" office:value-type="float" office:value="4.28049899999999" calcext:value-type="float">
            <text:p>4,280499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43=TAM3861</text:p>
          </table:table-cell>
          <table:table-cell/>
          <table:table-cell office:value-type="float" office:value="3.500001" calcext:value-type="float">
            <text:p>3,500001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P15</text:p>
          </table:table-cell>
          <table:table-cell table:number-columns-repeated="6"/>
          <table:table-cell table:style-name="ce17" office:value-type="string" calcext:value-type="string">
            <text:p>N</text:p>
          </table:table-cell>
          <table:table-cell table:style-name="ce21"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17.735034" calcext:value-type="float">
            <text:p>217,735034</text:p>
          </table:table-cell>
          <table:table-cell office:value-type="float" office:value="223.003288" calcext:value-type="float">
            <text:p>223,003288</text:p>
          </table:table-cell>
          <table:table-cell table:formula="of:=[.C48]-[.B48]" office:value-type="float" office:value="5.26825399999999" calcext:value-type="float">
            <text:p>5,268254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44=PTRQI</text:p>
          </table:table-cell>
          <table:table-cell/>
          <table:table-cell office:value-type="float" office:value="3.700001" calcext:value-type="float">
            <text:p>3,700001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P16</text:p>
          </table:table-cell>
          <table:table-cell table:number-columns-repeated="6"/>
          <table:table-cell table:style-name="ce19" office:value-type="string" calcext:value-type="string">
            <text:p>Total Result</text:p>
          </table:table-cell>
          <table:table-cell table:style-name="ce24" office:value-type="float" office:value="399" calcext:value-type="float">
            <text:p>399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23.282426" calcext:value-type="float">
            <text:p>223,282426</text:p>
          </table:table-cell>
          <table:table-cell office:value-type="float" office:value="225.347959" calcext:value-type="float">
            <text:p>225,347959</text:p>
          </table:table-cell>
          <table:table-cell table:formula="of:=[.C49]-[.B49]" office:value-type="float" office:value="2.06553300000002" calcext:value-type="float">
            <text:p>2,065533</text:p>
          </table:table-cell>
          <table:table-cell office:value-type="string" calcext:value-type="string">
            <text:p>P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P45=R07</text:p>
          </table:table-cell>
          <table:table-cell/>
          <table:table-cell office:value-type="float" office:value="3.900001" calcext:value-type="float">
            <text:p>3,900001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P17</text:p>
          </table:table-cell>
          <table:table-cell table:number-columns-repeated="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27.692404" calcext:value-type="float">
            <text:p>227,692404</text:p>
          </table:table-cell>
          <table:table-cell office:value-type="float" office:value="229.787868" calcext:value-type="float">
            <text:p>229,787868</text:p>
          </table:table-cell>
          <table:table-cell table:formula="of:=[.C50]-[.B50]" office:value-type="float" office:value="2.09546399999999" calcext:value-type="float">
            <text:p>2,095464</text:p>
          </table:table-cell>
          <table:table-cell office:value-type="string" calcext:value-type="string">
            <text:p>P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P46=81???</text:p>
          </table:table-cell>
          <table:table-cell/>
          <table:table-cell office:value-type="float" office:value="4.100001" calcext:value-type="float">
            <text:p>4,100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18</text:p>
          </table:table-cell>
          <table:table-cell table:number-columns-repeated="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30.106916" calcext:value-type="float">
            <text:p>230,106916</text:p>
          </table:table-cell>
          <table:table-cell office:value-type="float" office:value="236.213265" calcext:value-type="float">
            <text:p>236,213265</text:p>
          </table:table-cell>
          <table:table-cell table:formula="of:=[.C51]-[.B51]" office:value-type="float" office:value="6.10634899999999" calcext:value-type="float">
            <text:p>6,106349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47=OCEANAIR6171</text:p>
          </table:table-cell>
          <table:table-cell/>
          <table:table-cell office:value-type="float" office:value="4.300001" calcext:value-type="float">
            <text:p>4,300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19</text:p>
          </table:table-cell>
          <table:table-cell table:number-columns-repeated="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36.821655" calcext:value-type="float">
            <text:p>236,821655</text:p>
          </table:table-cell>
          <table:table-cell office:value-type="float" office:value="240.084467" calcext:value-type="float">
            <text:p>240,084467</text:p>
          </table:table-cell>
          <table:table-cell table:formula="of:=[.C52]-[.B52]" office:value-type="float" office:value="3.262812" calcext:value-type="float">
            <text:p>3,262812</text:p>
          </table:table-cell>
          <table:table-cell office:value-type="string" calcext:value-type="string">
            <text:p>P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P48=OCEANAIR6188</text:p>
          </table:table-cell>
          <table:table-cell/>
          <table:table-cell office:value-type="float" office:value="4.500001" calcext:value-type="float">
            <text:p>4,5000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P20</text:p>
          </table:table-cell>
          <table:table-cell table:number-columns-repeated="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40.263832" calcext:value-type="float">
            <text:p>240,263832</text:p>
          </table:table-cell>
          <table:table-cell office:value-type="float" office:value="242.628685" calcext:value-type="float">
            <text:p>242,628685</text:p>
          </table:table-cell>
          <table:table-cell table:formula="of:=[.C53]-[.B53]" office:value-type="float" office:value="2.36485299999998" calcext:value-type="float">
            <text:p>2,364853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P49=TAM3029</text:p>
          </table:table-cell>
          <table:table-cell/>
          <table:table-cell office:value-type="float" office:value="4.700001" calcext:value-type="float">
            <text:p>4,700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1</text:p>
          </table:table-cell>
          <table:table-cell table:number-columns-repeated="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44.653855" calcext:value-type="float">
            <text:p>244,653855</text:p>
          </table:table-cell>
          <table:table-cell office:value-type="float" office:value="245.412358" calcext:value-type="float">
            <text:p>245,412358</text:p>
          </table:table-cell>
          <table:table-cell table:formula="of:=[.C54]-[.B54]" office:value-type="float" office:value="0.758503000000019" calcext:value-type="float">
            <text:p>0,758503</text:p>
          </table:table-cell>
          <table:table-cell office:value-type="string" calcext:value-type="string">
            <text:p>P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P50=TAM3844</text:p>
          </table:table-cell>
          <table:table-cell/>
          <table:table-cell office:value-type="float" office:value="4.900001" calcext:value-type="float">
            <text:p>4,900001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P22</text:p>
          </table:table-cell>
          <table:table-cell table:number-columns-repeated="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46.080612" calcext:value-type="float">
            <text:p>246,080612</text:p>
          </table:table-cell>
          <table:table-cell office:value-type="float" office:value="246.789229" calcext:value-type="float">
            <text:p>246,789229</text:p>
          </table:table-cell>
          <table:table-cell table:formula="of:=[.C55]-[.B55]" office:value-type="float" office:value="0.708617000000004" calcext:value-type="float">
            <text:p>0,708617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P51=TAM3710</text:p>
          </table:table-cell>
          <table:table-cell/>
          <table:table-cell office:value-type="float" office:value="5.100001" calcext:value-type="float">
            <text:p>5,100001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P23</text:p>
          </table:table-cell>
          <table:table-cell table:number-columns-repeated="9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48.804422" calcext:value-type="float">
            <text:p>248,804422</text:p>
          </table:table-cell>
          <table:table-cell office:value-type="float" office:value="249.662698" calcext:value-type="float">
            <text:p>249,662698</text:p>
          </table:table-cell>
          <table:table-cell table:formula="of:=[.C56]-[.B56]" office:value-type="float" office:value="0.858276000000018" calcext:value-type="float">
            <text:p>0,858276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float" office:value="5.300001" calcext:value-type="float">
            <text:p>5,300001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P24</text:p>
          </table:table-cell>
          <table:table-cell table:number-columns-repeated="9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49.991723" calcext:value-type="float">
            <text:p>249,991723</text:p>
          </table:table-cell>
          <table:table-cell office:value-type="float" office:value="254.711224" calcext:value-type="float">
            <text:p>254,711224</text:p>
          </table:table-cell>
          <table:table-cell table:formula="of:=[.C57]-[.B57]" office:value-type="float" office:value="4.71950099999998" calcext:value-type="float">
            <text:p>4,719501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.500001" calcext:value-type="float">
            <text:p>5,5000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P25</text:p>
          </table:table-cell>
          <table:table-cell table:number-columns-repeated="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55.140023" calcext:value-type="float">
            <text:p>255,140023</text:p>
          </table:table-cell>
          <table:table-cell office:value-type="float" office:value="258.263152" calcext:value-type="float">
            <text:p>258,263152</text:p>
          </table:table-cell>
          <table:table-cell table:formula="of:=[.C58]-[.B58]" office:value-type="float" office:value="3.12312899999998" calcext:value-type="float">
            <text:p>3,123129</text:p>
          </table:table-cell>
          <table:table-cell office:value-type="string" calcext:value-type="string">
            <text:p>P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.700001" calcext:value-type="float">
            <text:p>5,70000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P26</text:p>
          </table:table-cell>
          <table:table-cell table:number-columns-repeated="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60.328231" calcext:value-type="float">
            <text:p>260,328231</text:p>
          </table:table-cell>
          <table:table-cell office:value-type="float" office:value="261.785147" calcext:value-type="float">
            <text:p>261,785147</text:p>
          </table:table-cell>
          <table:table-cell table:formula="of:=[.C59]-[.B59]" office:value-type="float" office:value="1.45691599999998" calcext:value-type="float">
            <text:p>1,456916</text:p>
          </table:table-cell>
          <table:table-cell office:value-type="string" calcext:value-type="string">
            <text:p>P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.900001" calcext:value-type="float">
            <text:p>5,900001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P27</text:p>
          </table:table-cell>
          <table:table-cell table:number-columns-repeated="9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261.964512" calcext:value-type="float">
            <text:p>261,964512</text:p>
          </table:table-cell>
          <table:table-cell office:value-type="float" office:value="269.328005" calcext:value-type="float">
            <text:p>269,328005</text:p>
          </table:table-cell>
          <table:table-cell table:formula="of:=[.C60]-[.B60]" office:value-type="float" office:value="7.36349300000001" calcext:value-type="float">
            <text:p>7,363493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.100001" calcext:value-type="float">
            <text:p>6,1000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P28</text:p>
          </table:table-cell>
          <table:table-cell table:number-columns-repeated="9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270.704649" calcext:value-type="float">
            <text:p>270,704649</text:p>
          </table:table-cell>
          <table:table-cell office:value-type="float" office:value="273.787868" calcext:value-type="float">
            <text:p>273,787868</text:p>
          </table:table-cell>
          <table:table-cell table:formula="of:=[.C61]-[.B61]" office:value-type="float" office:value="3.08321899999999" calcext:value-type="float">
            <text:p>3,083219</text:p>
          </table:table-cell>
          <table:table-cell office:value-type="string" calcext:value-type="string">
            <text:p>P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.300001" calcext:value-type="float">
            <text:p>6,3000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P29</text:p>
          </table:table-cell>
          <table:table-cell table:number-columns-repeated="9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274.655669" calcext:value-type="float">
            <text:p>274,655669</text:p>
          </table:table-cell>
          <table:table-cell office:value-type="float" office:value="282.757483" calcext:value-type="float">
            <text:p>282,757483</text:p>
          </table:table-cell>
          <table:table-cell table:formula="of:=[.C62]-[.B62]" office:value-type="float" office:value="8.10181399999999" calcext:value-type="float">
            <text:p>8,101814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.500001" calcext:value-type="float">
            <text:p>6,500001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P30</text:p>
          </table:table-cell>
          <table:table-cell table:number-columns-repeated="9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82.956803" calcext:value-type="float">
            <text:p>282,956803</text:p>
          </table:table-cell>
          <table:table-cell office:value-type="float" office:value="286.189683" calcext:value-type="float">
            <text:p>286,189683</text:p>
          </table:table-cell>
          <table:table-cell table:formula="of:=[.C63]-[.B63]" office:value-type="float" office:value="3.23288000000002" calcext:value-type="float">
            <text:p>3,23288</text:p>
          </table:table-cell>
          <table:table-cell office:value-type="string" calcext:value-type="string">
            <text:p>P2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.700001" calcext:value-type="float">
            <text:p>6,7000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P31</text:p>
          </table:table-cell>
          <table:table-cell table:number-columns-repeated="9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288.234807" calcext:value-type="float">
            <text:p>288,234807</text:p>
          </table:table-cell>
          <table:table-cell office:value-type="float" office:value="294.650454" calcext:value-type="float">
            <text:p>294,650454</text:p>
          </table:table-cell>
          <table:table-cell table:formula="of:=[.C64]-[.B64]" office:value-type="float" office:value="6.41564700000004" calcext:value-type="float">
            <text:p>6,415647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.900001" calcext:value-type="float">
            <text:p>6,9000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P32</text:p>
          </table:table-cell>
          <table:table-cell table:number-columns-repeated="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96.645692" calcext:value-type="float">
            <text:p>296,645692</text:p>
          </table:table-cell>
          <table:table-cell office:value-type="float" office:value="303.270862" calcext:value-type="float">
            <text:p>303,270862</text:p>
          </table:table-cell>
          <table:table-cell table:formula="of:=[.C65]-[.B65]" office:value-type="float" office:value="6.62517000000003" calcext:value-type="float">
            <text:p>6,62517</text:p>
          </table:table-cell>
          <table:table-cell office:value-type="string" calcext:value-type="string">
            <text:p>P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7.100001" calcext:value-type="float">
            <text:p>7,1000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P33</text:p>
          </table:table-cell>
          <table:table-cell table:number-columns-repeated="9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303.80941" calcext:value-type="float">
            <text:p>303,80941</text:p>
          </table:table-cell>
          <table:table-cell office:value-type="float" office:value="307.431406" calcext:value-type="float">
            <text:p>307,431406</text:p>
          </table:table-cell>
          <table:table-cell table:formula="of:=[.C66]-[.B66]" office:value-type="float" office:value="3.62199599999997" calcext:value-type="float">
            <text:p>3,621996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300001" calcext:value-type="float">
            <text:p>7,30000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P34</text:p>
          </table:table-cell>
          <table:table-cell table:number-columns-repeated="9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308.349093" calcext:value-type="float">
            <text:p>308,349093</text:p>
          </table:table-cell>
          <table:table-cell office:value-type="float" office:value="312.559751" calcext:value-type="float">
            <text:p>312,559751</text:p>
          </table:table-cell>
          <table:table-cell table:formula="of:=[.C67]-[.B67]" office:value-type="float" office:value="4.21065800000002" calcext:value-type="float">
            <text:p>4,210658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500001" calcext:value-type="float">
            <text:p>7,50000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P35</text:p>
          </table:table-cell>
          <table:table-cell table:number-columns-repeated="9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313.806689" calcext:value-type="float">
            <text:p>313,806689</text:p>
          </table:table-cell>
          <table:table-cell office:value-type="float" office:value="322.068141" calcext:value-type="float">
            <text:p>322,068141</text:p>
          </table:table-cell>
          <table:table-cell table:formula="of:=[.C68]-[.B68]" office:value-type="float" office:value="8.26145200000002" calcext:value-type="float">
            <text:p>8,261452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700001" calcext:value-type="float">
            <text:p>7,70000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P36</text:p>
          </table:table-cell>
          <table:table-cell table:number-columns-repeated="9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322.606689" calcext:value-type="float">
            <text:p>322,606689</text:p>
          </table:table-cell>
          <table:table-cell office:value-type="float" office:value="330.159751" calcext:value-type="float">
            <text:p>330,159751</text:p>
          </table:table-cell>
          <table:table-cell table:formula="of:=[.C69]-[.B69]" office:value-type="float" office:value="7.55306200000001" calcext:value-type="float">
            <text:p>7,553062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.900001" calcext:value-type="float">
            <text:p>7,9000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P37</text:p>
          </table:table-cell>
          <table:table-cell table:number-columns-repeated="9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330.638435" calcext:value-type="float">
            <text:p>330,638435</text:p>
          </table:table-cell>
          <table:table-cell office:value-type="float" office:value="338.770181" calcext:value-type="float">
            <text:p>338,770181</text:p>
          </table:table-cell>
          <table:table-cell table:formula="of:=[.C70]-[.B70]" office:value-type="float" office:value="8.13174599999996" calcext:value-type="float">
            <text:p>8,131746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.100001" calcext:value-type="float">
            <text:p>8,10000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P38</text:p>
          </table:table-cell>
          <table:table-cell table:number-columns-repeated="9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339.418481" calcext:value-type="float">
            <text:p>339,418481</text:p>
          </table:table-cell>
          <table:table-cell office:value-type="float" office:value="343.439569" calcext:value-type="float">
            <text:p>343,439569</text:p>
          </table:table-cell>
          <table:table-cell table:formula="of:=[.C71]-[.B71]" office:value-type="float" office:value="4.02108800000002" calcext:value-type="float">
            <text:p>4,021088</text:p>
          </table:table-cell>
          <table:table-cell office:value-type="string" calcext:value-type="string">
            <text:p>P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8.300001" calcext:value-type="float">
            <text:p>8,300001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P39</text:p>
          </table:table-cell>
          <table:table-cell table:number-columns-repeated="9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343.818481" calcext:value-type="float">
            <text:p>343,818481</text:p>
          </table:table-cell>
          <table:table-cell office:value-type="float" office:value="344.467234" calcext:value-type="float">
            <text:p>344,467234</text:p>
          </table:table-cell>
          <table:table-cell table:formula="of:=[.C72]-[.B72]" office:value-type="float" office:value="0.648752999999999" calcext:value-type="float">
            <text:p>0,648753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.500001" calcext:value-type="float">
            <text:p>8,5000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P40</text:p>
          </table:table-cell>
          <table:table-cell table:number-columns-repeated="9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346.28288" calcext:value-type="float">
            <text:p>346,28288</text:p>
          </table:table-cell>
          <table:table-cell office:value-type="float" office:value="353.117574" calcext:value-type="float">
            <text:p>353,117574</text:p>
          </table:table-cell>
          <table:table-cell table:formula="of:=[.C73]-[.B73]" office:value-type="float" office:value="6.83469400000001" calcext:value-type="float">
            <text:p>6,834694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.700001" calcext:value-type="float">
            <text:p>8,7000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P41</text:p>
          </table:table-cell>
          <table:table-cell table:number-columns-repeated="9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353.725964" calcext:value-type="float">
            <text:p>353,725964</text:p>
          </table:table-cell>
          <table:table-cell office:value-type="float" office:value="356.110771" calcext:value-type="float">
            <text:p>356,110771</text:p>
          </table:table-cell>
          <table:table-cell table:formula="of:=[.C74]-[.B74]" office:value-type="float" office:value="2.38480700000002" calcext:value-type="float">
            <text:p>2,384807</text:p>
          </table:table-cell>
          <table:table-cell office:value-type="string" calcext:value-type="string">
            <text:p>P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.900001" calcext:value-type="float">
            <text:p>8,90000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P42</text:p>
          </table:table-cell>
          <table:table-cell table:number-columns-repeated="9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356.569501" calcext:value-type="float">
            <text:p>356,569501</text:p>
          </table:table-cell>
          <table:table-cell office:value-type="float" office:value="361.348866" calcext:value-type="float">
            <text:p>361,348866</text:p>
          </table:table-cell>
          <table:table-cell table:formula="of:=[.C75]-[.B75]" office:value-type="float" office:value="4.77936499999998" calcext:value-type="float">
            <text:p>4,779365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.100001" calcext:value-type="float">
            <text:p>9,10000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P43</text:p>
          </table:table-cell>
          <table:table-cell table:number-columns-repeated="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361.45839" calcext:value-type="float">
            <text:p>361,45839</text:p>
          </table:table-cell>
          <table:table-cell office:value-type="float" office:value="363.773356" calcext:value-type="float">
            <text:p>363,773356</text:p>
          </table:table-cell>
          <table:table-cell table:formula="of:=[.C76]-[.B76]" office:value-type="float" office:value="2.31496599999997" calcext:value-type="float">
            <text:p>2,314966</text:p>
          </table:table-cell>
          <table:table-cell office:value-type="string" calcext:value-type="string">
            <text:p>P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.300001" calcext:value-type="float">
            <text:p>9,300001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P44</text:p>
          </table:table-cell>
          <table:table-cell table:number-columns-repeated="9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365.728685" calcext:value-type="float">
            <text:p>365,728685</text:p>
          </table:table-cell>
          <table:table-cell office:value-type="float" office:value="371.77517" calcext:value-type="float">
            <text:p>371,77517</text:p>
          </table:table-cell>
          <table:table-cell table:formula="of:=[.C77]-[.B77]" office:value-type="float" office:value="6.04648500000002" calcext:value-type="float">
            <text:p>6,046485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.500001" calcext:value-type="float">
            <text:p>9,500001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P45</text:p>
          </table:table-cell>
          <table:table-cell table:number-columns-repeated="9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372.503288" calcext:value-type="float">
            <text:p>372,503288</text:p>
          </table:table-cell>
          <table:table-cell office:value-type="float" office:value="377.472222" calcext:value-type="float">
            <text:p>377,472222</text:p>
          </table:table-cell>
          <table:table-cell table:formula="of:=[.C78]-[.B78]" office:value-type="float" office:value="4.96893399999999" calcext:value-type="float">
            <text:p>4,968934</text:p>
          </table:table-cell>
          <table:table-cell office:value-type="string" calcext:value-type="string">
            <text:p>P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.700001" calcext:value-type="float">
            <text:p>9,700001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P46</text:p>
          </table:table-cell>
          <table:table-cell table:number-columns-repeated="9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377.970862" calcext:value-type="float">
            <text:p>377,970862</text:p>
          </table:table-cell>
          <table:table-cell office:value-type="float" office:value="380.255896" calcext:value-type="float">
            <text:p>380,255896</text:p>
          </table:table-cell>
          <table:table-cell table:formula="of:=[.C79]-[.B79]" office:value-type="float" office:value="2.285034" calcext:value-type="float">
            <text:p>2,285034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.900001" calcext:value-type="float">
            <text:p>9,90000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P47</text:p>
          </table:table-cell>
          <table:table-cell table:number-columns-repeated="9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82.440703" calcext:value-type="float">
            <text:p>382,440703</text:p>
          </table:table-cell>
          <table:table-cell office:value-type="float" office:value="387.589229" calcext:value-type="float">
            <text:p>387,589229</text:p>
          </table:table-cell>
          <table:table-cell table:formula="of:=[.C80]-[.B80]" office:value-type="float" office:value="5.148526" calcext:value-type="float">
            <text:p>5,148526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.100001" calcext:value-type="float">
            <text:p>10,100001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P48</text:p>
          </table:table-cell>
          <table:table-cell table:number-columns-repeated="9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388.127778" calcext:value-type="float">
            <text:p>388,127778</text:p>
          </table:table-cell>
          <table:table-cell office:value-type="float" office:value="390.213265" calcext:value-type="float">
            <text:p>390,213265</text:p>
          </table:table-cell>
          <table:table-cell table:formula="of:=[.C81]-[.B81]" office:value-type="float" office:value="2.085487" calcext:value-type="float">
            <text:p>2,085487</text:p>
          </table:table-cell>
          <table:table-cell office:value-type="string" calcext:value-type="string">
            <text:p>P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0.300001" calcext:value-type="float">
            <text:p>10,300001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P49</text:p>
          </table:table-cell>
          <table:table-cell table:number-columns-repeated="9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391.260658" calcext:value-type="float">
            <text:p>391,260658</text:p>
          </table:table-cell>
          <table:table-cell office:value-type="float" office:value="394.234127" calcext:value-type="float">
            <text:p>394,234127</text:p>
          </table:table-cell>
          <table:table-cell table:formula="of:=[.C82]-[.B82]" office:value-type="float" office:value="2.97346900000002" calcext:value-type="float">
            <text:p>2,973469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.500001" calcext:value-type="float">
            <text:p>10,50000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P50</text:p>
          </table:table-cell>
          <table:table-cell table:number-columns-repeated="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96.279252" calcext:value-type="float">
            <text:p>396,279252</text:p>
          </table:table-cell>
          <table:table-cell office:value-type="float" office:value="396.808277" calcext:value-type="float">
            <text:p>396,808277</text:p>
          </table:table-cell>
          <table:table-cell table:formula="of:=[.C83]-[.B83]" office:value-type="float" office:value="0.52902499999999" calcext:value-type="float">
            <text:p>0,529025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float" office:value="10.700001" calcext:value-type="float">
            <text:p>10,700001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P51</text:p>
          </table:table-cell>
          <table:table-cell table:number-columns-repeated="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397.007596" calcext:value-type="float">
            <text:p>397,007596</text:p>
          </table:table-cell>
          <table:table-cell office:value-type="float" office:value="404.810091" calcext:value-type="float">
            <text:p>404,810091</text:p>
          </table:table-cell>
          <table:table-cell table:formula="of:=[.C84]-[.B84]" office:value-type="float" office:value="7.80249500000002" calcext:value-type="float">
            <text:p>7,802495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.900001" calcext:value-type="float">
            <text:p>10,90000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405.817574" calcext:value-type="float">
            <text:p>405,817574</text:p>
          </table:table-cell>
          <table:table-cell office:value-type="float" office:value="406.556122" calcext:value-type="float">
            <text:p>406,556122</text:p>
          </table:table-cell>
          <table:table-cell table:formula="of:=[.C85]-[.B85]" office:value-type="float" office:value="0.738548000000037" calcext:value-type="float">
            <text:p>0,738548</text:p>
          </table:table-cell>
          <table:table-cell office:value-type="string" calcext:value-type="string">
            <text:p>P19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1.100001" calcext:value-type="float">
            <text:p>11,10000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409.329592" calcext:value-type="float">
            <text:p>409,329592</text:p>
          </table:table-cell>
          <table:table-cell office:value-type="float" office:value="414.438209" calcext:value-type="float">
            <text:p>414,438209</text:p>
          </table:table-cell>
          <table:table-cell table:formula="of:=[.C86]-[.B86]" office:value-type="float" office:value="5.10861699999998" calcext:value-type="float">
            <text:p>5,108617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.300001" calcext:value-type="float">
            <text:p>11,3000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416.453401" calcext:value-type="float">
            <text:p>416,453401</text:p>
          </table:table-cell>
          <table:table-cell office:value-type="float" office:value="423.517574" calcext:value-type="float">
            <text:p>423,517574</text:p>
          </table:table-cell>
          <table:table-cell table:formula="of:=[.C87]-[.B87]" office:value-type="float" office:value="7.06417300000004" calcext:value-type="float">
            <text:p>7,064173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.500001" calcext:value-type="float">
            <text:p>11,5000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24.754535" calcext:value-type="float">
            <text:p>424,754535</text:p>
          </table:table-cell>
          <table:table-cell office:value-type="float" office:value="428.286735" calcext:value-type="float">
            <text:p>428,286735</text:p>
          </table:table-cell>
          <table:table-cell table:formula="of:=[.C88]-[.B88]" office:value-type="float" office:value="3.53220000000005" calcext:value-type="float">
            <text:p>3,5322</text:p>
          </table:table-cell>
          <table:table-cell office:value-type="string" calcext:value-type="string">
            <text:p>P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.700001" calcext:value-type="float">
            <text:p>11,7000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428.436168" calcext:value-type="float">
            <text:p>428,436168</text:p>
          </table:table-cell>
          <table:table-cell office:value-type="float" office:value="428.995125" calcext:value-type="float">
            <text:p>428,995125</text:p>
          </table:table-cell>
          <table:table-cell table:formula="of:=[.C89]-[.B89]" office:value-type="float" office:value="0.558956999999964" calcext:value-type="float">
            <text:p>0,558957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float" office:value="11.900001" calcext:value-type="float">
            <text:p>11,90000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431.020295" calcext:value-type="float">
            <text:p>431,020295</text:p>
          </table:table-cell>
          <table:table-cell office:value-type="float" office:value="431.80873" calcext:value-type="float">
            <text:p>431,80873</text:p>
          </table:table-cell>
          <table:table-cell table:formula="of:=[.C90]-[.B90]" office:value-type="float" office:value="0.78843500000005" calcext:value-type="float">
            <text:p>0,788435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float" office:value="12.100001" calcext:value-type="float">
            <text:p>12,10000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433.843878" calcext:value-type="float">
            <text:p>433,843878</text:p>
          </table:table-cell>
          <table:table-cell office:value-type="float" office:value="439.720748" calcext:value-type="float">
            <text:p>439,720748</text:p>
          </table:table-cell>
          <table:table-cell table:formula="of:=[.C91]-[.B91]" office:value-type="float" office:value="5.87687" calcext:value-type="float">
            <text:p>5,87687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.300001" calcext:value-type="float">
            <text:p>12,3000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439.910091" calcext:value-type="float">
            <text:p>439,910091</text:p>
          </table:table-cell>
          <table:table-cell office:value-type="float" office:value="441.786054" calcext:value-type="float">
            <text:p>441,786054</text:p>
          </table:table-cell>
          <table:table-cell table:formula="of:=[.C92]-[.B92]" office:value-type="float" office:value="1.87596299999996" calcext:value-type="float">
            <text:p>1,875963</text:p>
          </table:table-cell>
          <table:table-cell office:value-type="string" calcext:value-type="string">
            <text:p>P27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2.500001" calcext:value-type="float">
            <text:p>12,5000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442.254762" calcext:value-type="float">
            <text:p>442,254762</text:p>
          </table:table-cell>
          <table:table-cell office:value-type="float" office:value="442.903515" calcext:value-type="float">
            <text:p>442,903515</text:p>
          </table:table-cell>
          <table:table-cell table:formula="of:=[.C93]-[.B93]" office:value-type="float" office:value="0.648752999999999" calcext:value-type="float">
            <text:p>0,648753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.700001" calcext:value-type="float">
            <text:p>12,70000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444.05068" calcext:value-type="float">
            <text:p>444,05068</text:p>
          </table:table-cell>
          <table:table-cell office:value-type="float" office:value="447.093991" calcext:value-type="float">
            <text:p>447,093991</text:p>
          </table:table-cell>
          <table:table-cell table:formula="of:=[.C94]-[.B94]" office:value-type="float" office:value="3.04331100000002" calcext:value-type="float">
            <text:p>3,043311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.900001" calcext:value-type="float">
            <text:p>12,9000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448.740023" calcext:value-type="float">
            <text:p>448,740023</text:p>
          </table:table-cell>
          <table:table-cell office:value-type="float" office:value="452.461791" calcext:value-type="float">
            <text:p>452,461791</text:p>
          </table:table-cell>
          <table:table-cell table:formula="of:=[.C95]-[.B95]" office:value-type="float" office:value="3.721768" calcext:value-type="float">
            <text:p>3,721768</text:p>
          </table:table-cell>
          <table:table-cell office:value-type="string" calcext:value-type="string">
            <text:p>P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3.100001" calcext:value-type="float">
            <text:p>13,10000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453.379478" calcext:value-type="float">
            <text:p>453,379478</text:p>
          </table:table-cell>
          <table:table-cell office:value-type="float" office:value="454.586961" calcext:value-type="float">
            <text:p>454,586961</text:p>
          </table:table-cell>
          <table:table-cell table:formula="of:=[.C96]-[.B96]" office:value-type="float" office:value="1.20748299999997" calcext:value-type="float">
            <text:p>1,207483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.300001" calcext:value-type="float">
            <text:p>13,3000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56.662018" calcext:value-type="float">
            <text:p>456,662018</text:p>
          </table:table-cell>
          <table:table-cell office:value-type="float" office:value="458.667687" calcext:value-type="float">
            <text:p>458,667687</text:p>
          </table:table-cell>
          <table:table-cell table:formula="of:=[.C97]-[.B97]" office:value-type="float" office:value="2.00566900000001" calcext:value-type="float">
            <text:p>2,005669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.500001" calcext:value-type="float">
            <text:p>13,5000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461.940023" calcext:value-type="float">
            <text:p>461,940023</text:p>
          </table:table-cell>
          <table:table-cell office:value-type="float" office:value="465.921202" calcext:value-type="float">
            <text:p>465,921202</text:p>
          </table:table-cell>
          <table:table-cell table:formula="of:=[.C98]-[.B98]" office:value-type="float" office:value="3.981179" calcext:value-type="float">
            <text:p>3,981179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.700001" calcext:value-type="float">
            <text:p>13,7000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466.110544" calcext:value-type="float">
            <text:p>466,110544</text:p>
          </table:table-cell>
          <table:table-cell office:value-type="float" office:value="470.470862" calcext:value-type="float">
            <text:p>470,470862</text:p>
          </table:table-cell>
          <table:table-cell table:formula="of:=[.C99]-[.B99]" office:value-type="float" office:value="4.36031800000001" calcext:value-type="float">
            <text:p>4,360318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.900001" calcext:value-type="float">
            <text:p>13,9000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70.789909" calcext:value-type="float">
            <text:p>470,789909</text:p>
          </table:table-cell>
          <table:table-cell office:value-type="float" office:value="471.159297" calcext:value-type="float">
            <text:p>471,159297</text:p>
          </table:table-cell>
          <table:table-cell table:formula="of:=[.C100]-[.B100]" office:value-type="float" office:value="0.369387999999958" calcext:value-type="float">
            <text:p>0,369388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float" office:value="14.100001" calcext:value-type="float">
            <text:p>14,1000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472.196712" calcext:value-type="float">
            <text:p>472,196712</text:p>
          </table:table-cell>
          <table:table-cell office:value-type="float" office:value="472.805556" calcext:value-type="float">
            <text:p>472,805556</text:p>
          </table:table-cell>
          <table:table-cell table:formula="of:=[.C101]-[.B101]" office:value-type="float" office:value="0.608844000000033" calcext:value-type="float">
            <text:p>0,608844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float" office:value="14.300001" calcext:value-type="float">
            <text:p>14,3000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473.144558" calcext:value-type="float">
            <text:p>473,144558</text:p>
          </table:table-cell>
          <table:table-cell office:value-type="float" office:value="473.503968" calcext:value-type="float">
            <text:p>473,503968</text:p>
          </table:table-cell>
          <table:table-cell table:formula="of:=[.C102]-[.B102]" office:value-type="float" office:value="0.359409999999968" calcext:value-type="float">
            <text:p>0,3594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/>
          <table:table-cell office:value-type="float" office:value="14.500001" calcext:value-type="float">
            <text:p>14,5000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473.693311" calcext:value-type="float">
            <text:p>473,693311</text:p>
          </table:table-cell>
          <table:table-cell office:value-type="float" office:value="488.200567" calcext:value-type="float">
            <text:p>488,200567</text:p>
          </table:table-cell>
          <table:table-cell table:formula="of:=[.C103]-[.B103]" office:value-type="float" office:value="14.507256" calcext:value-type="float">
            <text:p>14,507256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.700001" calcext:value-type="float">
            <text:p>14,70000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88.359977" calcext:value-type="float">
            <text:p>488,359977</text:p>
          </table:table-cell>
          <table:table-cell office:value-type="float" office:value="492.251361" calcext:value-type="float">
            <text:p>492,251361</text:p>
          </table:table-cell>
          <table:table-cell table:formula="of:=[.C104]-[.B104]" office:value-type="float" office:value="3.89138399999996" calcext:value-type="float">
            <text:p>3,891384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.900001" calcext:value-type="float">
            <text:p>14,9000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494.296485" calcext:value-type="float">
            <text:p>494,296485</text:p>
          </table:table-cell>
          <table:table-cell office:value-type="float" office:value="501.640023" calcext:value-type="float">
            <text:p>501,640023</text:p>
          </table:table-cell>
          <table:table-cell table:formula="of:=[.C105]-[.B105]" office:value-type="float" office:value="7.34353799999997" calcext:value-type="float">
            <text:p>7,343538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.100001" calcext:value-type="float">
            <text:p>15,1000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502.128685" calcext:value-type="float">
            <text:p>502,128685</text:p>
          </table:table-cell>
          <table:table-cell office:value-type="float" office:value="509.691723" calcext:value-type="float">
            <text:p>509,691723</text:p>
          </table:table-cell>
          <table:table-cell table:formula="of:=[.C106]-[.B106]" office:value-type="float" office:value="7.56303800000001" calcext:value-type="float">
            <text:p>7,563038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.300001" calcext:value-type="float">
            <text:p>15,30000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510.260204" calcext:value-type="float">
            <text:p>510,260204</text:p>
          </table:table-cell>
          <table:table-cell office:value-type="float" office:value="512.674943" calcext:value-type="float">
            <text:p>512,674943</text:p>
          </table:table-cell>
          <table:table-cell table:formula="of:=[.C107]-[.B107]" office:value-type="float" office:value="2.414739" calcext:value-type="float">
            <text:p>2,414739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.500001" calcext:value-type="float">
            <text:p>15,500001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13.772222" calcext:value-type="float">
            <text:p>513,772222</text:p>
          </table:table-cell>
          <table:table-cell office:value-type="float" office:value="520.616893" calcext:value-type="float">
            <text:p>520,616893</text:p>
          </table:table-cell>
          <table:table-cell table:formula="of:=[.C108]-[.B108]" office:value-type="float" office:value="6.84467099999995" calcext:value-type="float">
            <text:p>6,844671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521.634354" calcext:value-type="float">
            <text:p>521,634354</text:p>
          </table:table-cell>
          <table:table-cell office:value-type="float" office:value="529.46678" calcext:value-type="float">
            <text:p>529,46678</text:p>
          </table:table-cell>
          <table:table-cell table:formula="of:=[.C109]-[.B109]" office:value-type="float" office:value="7.83242599999994" calcext:value-type="float">
            <text:p>7,832426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FREQUENCY([.D2:.D400];[.E2:.E400])" office:value-type="string" office:string-value="" calcext:value-type="error">
            <text:p>#VALUE!</text:p>
          </table:table-cell>
          <table:table-cell table:number-columns-repeated="10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530.115079" calcext:value-type="float">
            <text:p>530,115079</text:p>
          </table:table-cell>
          <table:table-cell office:value-type="float" office:value="532.579705" calcext:value-type="float">
            <text:p>532,579705</text:p>
          </table:table-cell>
          <table:table-cell table:formula="of:=[.C110]-[.B110]" office:value-type="float" office:value="2.46462599999995" calcext:value-type="float">
            <text:p>2,464626</text:p>
          </table:table-cell>
          <table:table-cell office:value-type="string" calcext:value-type="string">
            <text:p>P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33.237982" calcext:value-type="float">
            <text:p>533,237982</text:p>
          </table:table-cell>
          <table:table-cell office:value-type="float" office:value="540.870862" calcext:value-type="float">
            <text:p>540,870862</text:p>
          </table:table-cell>
          <table:table-cell table:formula="of:=[.C111]-[.B111]" office:value-type="float" office:value="7.63288" calcext:value-type="float">
            <text:p>7,63288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541.459297" calcext:value-type="float">
            <text:p>541,459297</text:p>
          </table:table-cell>
          <table:table-cell office:value-type="float" office:value="547.565646" calcext:value-type="float">
            <text:p>547,565646</text:p>
          </table:table-cell>
          <table:table-cell table:formula="of:=[.C112]-[.B112]" office:value-type="float" office:value="6.10634900000002" calcext:value-type="float">
            <text:p>6,106349</text:p>
          </table:table-cell>
          <table:table-cell office:value-type="string" calcext:value-type="string">
            <text:p>P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548.044331" calcext:value-type="float">
            <text:p>548,044331</text:p>
          </table:table-cell>
          <table:table-cell office:value-type="float" office:value="550.698526" calcext:value-type="float">
            <text:p>550,698526</text:p>
          </table:table-cell>
          <table:table-cell table:formula="of:=[.C113]-[.B113]" office:value-type="float" office:value="2.65419499999996" calcext:value-type="float">
            <text:p>2,654195</text:p>
          </table:table-cell>
          <table:table-cell office:value-type="string" calcext:value-type="string">
            <text:p>P17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551.606236" calcext:value-type="float">
            <text:p>551,606236</text:p>
          </table:table-cell>
          <table:table-cell office:value-type="float" office:value="552.17517" calcext:value-type="float">
            <text:p>552,17517</text:p>
          </table:table-cell>
          <table:table-cell table:formula="of:=[.C114]-[.B114]" office:value-type="float" office:value="0.568934000000013" calcext:value-type="float">
            <text:p>0,568934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552.434354" calcext:value-type="float">
            <text:p>552,434354</text:p>
          </table:table-cell>
          <table:table-cell office:value-type="float" office:value="558.161565" calcext:value-type="float">
            <text:p>558,161565</text:p>
          </table:table-cell>
          <table:table-cell table:formula="of:=[.C115]-[.B115]" office:value-type="float" office:value="5.72721100000001" calcext:value-type="float">
            <text:p>5,727211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558.281066" calcext:value-type="float">
            <text:p>558,281066</text:p>
          </table:table-cell>
          <table:table-cell office:value-type="float" office:value="564.068141" calcext:value-type="float">
            <text:p>564,068141</text:p>
          </table:table-cell>
          <table:table-cell table:formula="of:=[.C116]-[.B116]" office:value-type="float" office:value="5.78707499999996" calcext:value-type="float">
            <text:p>5,787075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564.636621" calcext:value-type="float">
            <text:p>564,636621</text:p>
          </table:table-cell>
          <table:table-cell office:value-type="float" office:value="570.48356" calcext:value-type="float">
            <text:p>570,48356</text:p>
          </table:table-cell>
          <table:table-cell table:formula="of:=[.C117]-[.B117]" office:value-type="float" office:value="5.84693900000002" calcext:value-type="float">
            <text:p>5,846939</text:p>
          </table:table-cell>
          <table:table-cell office:value-type="string" calcext:value-type="string">
            <text:p>P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4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571.820295" calcext:value-type="float">
            <text:p>571,820295</text:p>
          </table:table-cell>
          <table:table-cell office:value-type="float" office:value="579.812358" calcext:value-type="float">
            <text:p>579,812358</text:p>
          </table:table-cell>
          <table:table-cell table:formula="of:=[.C118]-[.B118]" office:value-type="float" office:value="7.99206300000003" calcext:value-type="float">
            <text:p>7,992063</text:p>
          </table:table-cell>
          <table:table-cell office:value-type="string" calcext:value-type="string">
            <text:p>P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580.011678" calcext:value-type="float">
            <text:p>580,011678</text:p>
          </table:table-cell>
          <table:table-cell office:value-type="float" office:value="587.574717" calcext:value-type="float">
            <text:p>587,574717</text:p>
          </table:table-cell>
          <table:table-cell table:formula="of:=[.C119]-[.B119]" office:value-type="float" office:value="7.563039" calcext:value-type="float">
            <text:p>7,563039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88.123243" calcext:value-type="float">
            <text:p>588,123243</text:p>
          </table:table-cell>
          <table:table-cell office:value-type="float" office:value="589.90941" calcext:value-type="float">
            <text:p>589,90941</text:p>
          </table:table-cell>
          <table:table-cell table:formula="of:=[.C120]-[.B120]" office:value-type="float" office:value="1.78616699999998" calcext:value-type="float">
            <text:p>1,786167</text:p>
          </table:table-cell>
          <table:table-cell office:value-type="string" calcext:value-type="string">
            <text:p>P2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590.038889" calcext:value-type="float">
            <text:p>590,038889</text:p>
          </table:table-cell>
          <table:table-cell office:value-type="float" office:value="592.613265" calcext:value-type="float">
            <text:p>592,613265</text:p>
          </table:table-cell>
          <table:table-cell table:formula="of:=[.C121]-[.B121]" office:value-type="float" office:value="2.57437599999992" calcext:value-type="float">
            <text:p>2,574376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592.892404" calcext:value-type="float">
            <text:p>592,892404</text:p>
          </table:table-cell>
          <table:table-cell office:value-type="float" office:value="595.406916" calcext:value-type="float">
            <text:p>595,406916</text:p>
          </table:table-cell>
          <table:table-cell table:formula="of:=[.C122]-[.B122]" office:value-type="float" office:value="2.51451199999997" calcext:value-type="float">
            <text:p>2,514512</text:p>
          </table:table-cell>
          <table:table-cell office:value-type="string" calcext:value-type="string">
            <text:p>P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596.22483" calcext:value-type="float">
            <text:p>596,22483</text:p>
          </table:table-cell>
          <table:table-cell office:value-type="float" office:value="599.587415" calcext:value-type="float">
            <text:p>599,587415</text:p>
          </table:table-cell>
          <table:table-cell table:formula="of:=[.C123]-[.B123]" office:value-type="float" office:value="3.36258499999997" calcext:value-type="float">
            <text:p>3,362585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600.185828" calcext:value-type="float">
            <text:p>600,185828</text:p>
          </table:table-cell>
          <table:table-cell office:value-type="float" office:value="602.171542" calcext:value-type="float">
            <text:p>602,171542</text:p>
          </table:table-cell>
          <table:table-cell table:formula="of:=[.C124]-[.B124]" office:value-type="float" office:value="1.98571400000003" calcext:value-type="float">
            <text:p>1,985714</text:p>
          </table:table-cell>
          <table:table-cell office:value-type="string" calcext:value-type="string">
            <text:p>P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604.027098" calcext:value-type="float">
            <text:p>604,027098</text:p>
          </table:table-cell>
          <table:table-cell office:value-type="float" office:value="607.369728" calcext:value-type="float">
            <text:p>607,369728</text:p>
          </table:table-cell>
          <table:table-cell table:formula="of:=[.C125]-[.B125]" office:value-type="float" office:value="3.34262999999999" calcext:value-type="float">
            <text:p>3,34263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08.028005" calcext:value-type="float">
            <text:p>608,028005</text:p>
          </table:table-cell>
          <table:table-cell office:value-type="float" office:value="609.644558" calcext:value-type="float">
            <text:p>609,644558</text:p>
          </table:table-cell>
          <table:table-cell table:formula="of:=[.C126]-[.B126]" office:value-type="float" office:value="1.61655299999995" calcext:value-type="float">
            <text:p>1,616553</text:p>
          </table:table-cell>
          <table:table-cell office:value-type="string" calcext:value-type="string">
            <text:p>P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609.793991" calcext:value-type="float">
            <text:p>609,793991</text:p>
          </table:table-cell>
          <table:table-cell office:value-type="float" office:value="609.913946" calcext:value-type="float">
            <text:p>609,913946</text:p>
          </table:table-cell>
          <table:table-cell table:formula="of:=[.C127]-[.B127]" office:value-type="float" office:value="0.119955000000004" calcext:value-type="float">
            <text:p>0,119955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610.522336" calcext:value-type="float">
            <text:p>610,522336</text:p>
          </table:table-cell>
          <table:table-cell office:value-type="float" office:value="611.899433" calcext:value-type="float">
            <text:p>611,899433</text:p>
          </table:table-cell>
          <table:table-cell table:formula="of:=[.C128]-[.B128]" office:value-type="float" office:value="1.37709700000005" calcext:value-type="float">
            <text:p>1,377097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613.325964" calcext:value-type="float">
            <text:p>613,325964</text:p>
          </table:table-cell>
          <table:table-cell office:value-type="float" office:value="613.954762" calcext:value-type="float">
            <text:p>613,954762</text:p>
          </table:table-cell>
          <table:table-cell table:formula="of:=[.C129]-[.B129]" office:value-type="float" office:value="0.628797999999961" calcext:value-type="float">
            <text:p>0,628798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614.154082" calcext:value-type="float">
            <text:p>614,154082</text:p>
          </table:table-cell>
          <table:table-cell office:value-type="float" office:value="619.601927" calcext:value-type="float">
            <text:p>619,601927</text:p>
          </table:table-cell>
          <table:table-cell table:formula="of:=[.C130]-[.B130]" office:value-type="float" office:value="5.44784500000003" calcext:value-type="float">
            <text:p>5,447845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620.719161" calcext:value-type="float">
            <text:p>620,719161</text:p>
          </table:table-cell>
          <table:table-cell office:value-type="float" office:value="631.564739" calcext:value-type="float">
            <text:p>631,564739</text:p>
          </table:table-cell>
          <table:table-cell table:formula="of:=[.C131]-[.B131]" office:value-type="float" office:value="10.845578" calcext:value-type="float">
            <text:p>10,845578</text:p>
          </table:table-cell>
          <table:table-cell office:value-type="string" calcext:value-type="string">
            <text:p>P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631.813946" calcext:value-type="float">
            <text:p>631,813946</text:p>
          </table:table-cell>
          <table:table-cell office:value-type="float" office:value="637.660884" calcext:value-type="float">
            <text:p>637,660884</text:p>
          </table:table-cell>
          <table:table-cell table:formula="of:=[.C132]-[.B132]" office:value-type="float" office:value="5.84693800000002" calcext:value-type="float">
            <text:p>5,846938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638.39898" calcext:value-type="float">
            <text:p>638,39898</text:p>
          </table:table-cell>
          <table:table-cell office:value-type="float" office:value="644.854535" calcext:value-type="float">
            <text:p>644,854535</text:p>
          </table:table-cell>
          <table:table-cell table:formula="of:=[.C133]-[.B133]" office:value-type="float" office:value="6.455555" calcext:value-type="float">
            <text:p>6,455555</text:p>
          </table:table-cell>
          <table:table-cell office:value-type="string" calcext:value-type="string">
            <text:p>P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645.74229" calcext:value-type="float">
            <text:p>645,74229</text:p>
          </table:table-cell>
          <table:table-cell office:value-type="float" office:value="646.391043" calcext:value-type="float">
            <text:p>646,391043</text:p>
          </table:table-cell>
          <table:table-cell table:formula="of:=[.C134]-[.B134]" office:value-type="float" office:value="0.648752999999942" calcext:value-type="float">
            <text:p>0,648753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646.809864" calcext:value-type="float">
            <text:p>646,809864</text:p>
          </table:table-cell>
          <table:table-cell office:value-type="float" office:value="649.613719" calcext:value-type="float">
            <text:p>649,613719</text:p>
          </table:table-cell>
          <table:table-cell table:formula="of:=[.C135]-[.B135]" office:value-type="float" office:value="2.803855" calcext:value-type="float">
            <text:p>2,803855</text:p>
          </table:table-cell>
          <table:table-cell office:value-type="string" calcext:value-type="string">
            <text:p>P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650.381746" calcext:value-type="float">
            <text:p>650,381746</text:p>
          </table:table-cell>
          <table:table-cell office:value-type="float" office:value="655.420522" calcext:value-type="float">
            <text:p>655,420522</text:p>
          </table:table-cell>
          <table:table-cell table:formula="of:=[.C136]-[.B136]" office:value-type="float" office:value="5.03877599999998" calcext:value-type="float">
            <text:p>5,038776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656.038889" calcext:value-type="float">
            <text:p>656,038889</text:p>
          </table:table-cell>
          <table:table-cell office:value-type="float" office:value="664.469955" calcext:value-type="float">
            <text:p>664,469955</text:p>
          </table:table-cell>
          <table:table-cell table:formula="of:=[.C137]-[.B137]" office:value-type="float" office:value="8.43106599999999" calcext:value-type="float">
            <text:p>8,431066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665.078345" calcext:value-type="float">
            <text:p>665,078345</text:p>
          </table:table-cell>
          <table:table-cell office:value-type="float" office:value="669.348866" calcext:value-type="float">
            <text:p>669,348866</text:p>
          </table:table-cell>
          <table:table-cell table:formula="of:=[.C138]-[.B138]" office:value-type="float" office:value="4.27052100000003" calcext:value-type="float">
            <text:p>4,270521</text:p>
          </table:table-cell>
          <table:table-cell office:value-type="string" calcext:value-type="string">
            <text:p>P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671.603515" calcext:value-type="float">
            <text:p>671,603515</text:p>
          </table:table-cell>
          <table:table-cell office:value-type="float" office:value="672.69127" calcext:value-type="float">
            <text:p>672,69127</text:p>
          </table:table-cell>
          <table:table-cell table:formula="of:=[.C139]-[.B139]" office:value-type="float" office:value="1.08775500000002" calcext:value-type="float">
            <text:p>1,087755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673.040249" calcext:value-type="float">
            <text:p>673,040249</text:p>
          </table:table-cell>
          <table:table-cell office:value-type="float" office:value="679.106689" calcext:value-type="float">
            <text:p>679,106689</text:p>
          </table:table-cell>
          <table:table-cell table:formula="of:=[.C140]-[.B140]" office:value-type="float" office:value="6.06643999999994" calcext:value-type="float">
            <text:p>6,06644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679.355896" calcext:value-type="float">
            <text:p>679,355896</text:p>
          </table:table-cell>
          <table:table-cell office:value-type="float" office:value="680.214172" calcext:value-type="float">
            <text:p>680,214172</text:p>
          </table:table-cell>
          <table:table-cell table:formula="of:=[.C141]-[.B141]" office:value-type="float" office:value="0.858275999999933" calcext:value-type="float">
            <text:p>0,858276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681.69059" calcext:value-type="float">
            <text:p>681,69059</text:p>
          </table:table-cell>
          <table:table-cell office:value-type="float" office:value="682.169728" calcext:value-type="float">
            <text:p>682,169728</text:p>
          </table:table-cell>
          <table:table-cell table:formula="of:=[.C142]-[.B142]" office:value-type="float" office:value="0.479137999999921" calcext:value-type="float">
            <text:p>0,479138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684.135034" calcext:value-type="float">
            <text:p>684,135034</text:p>
          </table:table-cell>
          <table:table-cell office:value-type="float" office:value="685.611905" calcext:value-type="float">
            <text:p>685,611905</text:p>
          </table:table-cell>
          <table:table-cell table:formula="of:=[.C143]-[.B143]" office:value-type="float" office:value="1.47687099999996" calcext:value-type="float">
            <text:p>1,476871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686.210317" calcext:value-type="float">
            <text:p>686,210317</text:p>
          </table:table-cell>
          <table:table-cell office:value-type="float" office:value="688.475397" calcext:value-type="float">
            <text:p>688,475397</text:p>
          </table:table-cell>
          <table:table-cell table:formula="of:=[.C144]-[.B144]" office:value-type="float" office:value="2.26508000000001" calcext:value-type="float">
            <text:p>2,26508</text:p>
          </table:table-cell>
          <table:table-cell office:value-type="string" calcext:value-type="string">
            <text:p>P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14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690.550454" calcext:value-type="float">
            <text:p>690,550454</text:p>
          </table:table-cell>
          <table:table-cell office:value-type="float" office:value="693.623696" calcext:value-type="float">
            <text:p>693,623696</text:p>
          </table:table-cell>
          <table:table-cell table:formula="of:=[.C145]-[.B145]" office:value-type="float" office:value="3.07324200000005" calcext:value-type="float">
            <text:p>3,073242</text:p>
          </table:table-cell>
          <table:table-cell office:value-type="string" calcext:value-type="string">
            <text:p>P3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4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698.821655" calcext:value-type="float">
            <text:p>698,821655</text:p>
          </table:table-cell>
          <table:table-cell office:value-type="float" office:value="703.830499" calcext:value-type="float">
            <text:p>703,830499</text:p>
          </table:table-cell>
          <table:table-cell table:formula="of:=[.C146]-[.B146]" office:value-type="float" office:value="5.00884400000007" calcext:value-type="float">
            <text:p>5,008844</text:p>
          </table:table-cell>
          <table:table-cell office:value-type="string" calcext:value-type="string">
            <text:p>P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704.768141" calcext:value-type="float">
            <text:p>704,768141</text:p>
          </table:table-cell>
          <table:table-cell office:value-type="float" office:value="705.496712" calcext:value-type="float">
            <text:p>705,496712</text:p>
          </table:table-cell>
          <table:table-cell table:formula="of:=[.C147]-[.B147]" office:value-type="float" office:value="0.728570999999988" calcext:value-type="float">
            <text:p>0,72857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710.096032" calcext:value-type="float">
            <text:p>710,096032</text:p>
          </table:table-cell>
          <table:table-cell office:value-type="float" office:value="715.563832" calcext:value-type="float">
            <text:p>715,563832</text:p>
          </table:table-cell>
          <table:table-cell table:formula="of:=[.C148]-[.B148]" office:value-type="float" office:value="5.46780000000001" calcext:value-type="float">
            <text:p>5,4678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716.232086" calcext:value-type="float">
            <text:p>716,232086</text:p>
          </table:table-cell>
          <table:table-cell office:value-type="float" office:value="721.09127" calcext:value-type="float">
            <text:p>721,09127</text:p>
          </table:table-cell>
          <table:table-cell table:formula="of:=[.C149]-[.B149]" office:value-type="float" office:value="4.85918400000003" calcext:value-type="float">
            <text:p>4,859184</text:p>
          </table:table-cell>
          <table:table-cell office:value-type="string" calcext:value-type="string">
            <text:p>P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721.500113" calcext:value-type="float">
            <text:p>721,500113</text:p>
          </table:table-cell>
          <table:table-cell office:value-type="float" office:value="722.09898" calcext:value-type="float">
            <text:p>722,09898</text:p>
          </table:table-cell>
          <table:table-cell table:formula="of:=[.C150]-[.B150]" office:value-type="float" office:value="0.598866999999927" calcext:value-type="float">
            <text:p>0,598867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722.278345" calcext:value-type="float">
            <text:p>722,278345</text:p>
          </table:table-cell>
          <table:table-cell office:value-type="float" office:value="725.551134" calcext:value-type="float">
            <text:p>725,551134</text:p>
          </table:table-cell>
          <table:table-cell table:formula="of:=[.C151]-[.B151]" office:value-type="float" office:value="3.2727890000001" calcext:value-type="float">
            <text:p>3,272789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725.989909" calcext:value-type="float">
            <text:p>725,989909</text:p>
          </table:table-cell>
          <table:table-cell office:value-type="float" office:value="728.32483" calcext:value-type="float">
            <text:p>728,32483</text:p>
          </table:table-cell>
          <table:table-cell table:formula="of:=[.C152]-[.B152]" office:value-type="float" office:value="2.33492100000001" calcext:value-type="float">
            <text:p>2,334921</text:p>
          </table:table-cell>
          <table:table-cell office:value-type="string" calcext:value-type="string">
            <text:p>P3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14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730.320068" calcext:value-type="float">
            <text:p>730,320068</text:p>
          </table:table-cell>
          <table:table-cell office:value-type="float" office:value="731.487642" calcext:value-type="float">
            <text:p>731,487642</text:p>
          </table:table-cell>
          <table:table-cell table:formula="of:=[.C153]-[.B153]" office:value-type="float" office:value="1.16757400000006" calcext:value-type="float">
            <text:p>1,167574</text:p>
          </table:table-cell>
          <table:table-cell office:value-type="string" calcext:value-type="string">
            <text:p>P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731.736848" calcext:value-type="float">
            <text:p>731,736848</text:p>
          </table:table-cell>
          <table:table-cell office:value-type="float" office:value="733.942063" calcext:value-type="float">
            <text:p>733,942063</text:p>
          </table:table-cell>
          <table:table-cell table:formula="of:=[.C154]-[.B154]" office:value-type="float" office:value="2.20521499999995" calcext:value-type="float">
            <text:p>2,205215</text:p>
          </table:table-cell>
          <table:table-cell office:value-type="string" calcext:value-type="string">
            <text:p>P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734.320975" calcext:value-type="float">
            <text:p>734,320975</text:p>
          </table:table-cell>
          <table:table-cell office:value-type="float" office:value="735.887642" calcext:value-type="float">
            <text:p>735,887642</text:p>
          </table:table-cell>
          <table:table-cell table:formula="of:=[.C155]-[.B155]" office:value-type="float" office:value="1.56666700000005" calcext:value-type="float">
            <text:p>1,566667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738.271995" calcext:value-type="float">
            <text:p>738,271995</text:p>
          </table:table-cell>
          <table:table-cell office:value-type="float" office:value="747.162018" calcext:value-type="float">
            <text:p>747,162018</text:p>
          </table:table-cell>
          <table:table-cell table:formula="of:=[.C156]-[.B156]" office:value-type="float" office:value="8.89002300000004" calcext:value-type="float">
            <text:p>8,890023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748.628458" calcext:value-type="float">
            <text:p>748,628458</text:p>
          </table:table-cell>
          <table:table-cell office:value-type="float" office:value="749.965646" calcext:value-type="float">
            <text:p>749,965646</text:p>
          </table:table-cell>
          <table:table-cell table:formula="of:=[.C157]-[.B157]" office:value-type="float" office:value="1.33718799999997" calcext:value-type="float">
            <text:p>1,337188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751.521882" calcext:value-type="float">
            <text:p>751,521882</text:p>
          </table:table-cell>
          <table:table-cell office:value-type="float" office:value="754.684921" calcext:value-type="float">
            <text:p>754,684921</text:p>
          </table:table-cell>
          <table:table-cell table:formula="of:=[.C158]-[.B158]" office:value-type="float" office:value="3.16303900000003" calcext:value-type="float">
            <text:p>3,163039</text:p>
          </table:table-cell>
          <table:table-cell office:value-type="string" calcext:value-type="string">
            <text:p>P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756.710091" calcext:value-type="float">
            <text:p>756,710091</text:p>
          </table:table-cell>
          <table:table-cell office:value-type="float" office:value="765.041383" calcext:value-type="float">
            <text:p>765,041383</text:p>
          </table:table-cell>
          <table:table-cell table:formula="of:=[.C159]-[.B159]" office:value-type="float" office:value="8.33129199999996" calcext:value-type="float">
            <text:p>8,331292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765.629819" calcext:value-type="float">
            <text:p>765,629819</text:p>
          </table:table-cell>
          <table:table-cell office:value-type="float" office:value="774.529819" calcext:value-type="float">
            <text:p>774,529819</text:p>
          </table:table-cell>
          <table:table-cell table:formula="of:=[.C160]-[.B160]" office:value-type="float" office:value="8.89999999999998" calcext:value-type="float">
            <text:p>8,9</text:p>
          </table:table-cell>
          <table:table-cell office:value-type="string" calcext:value-type="string">
            <text:p>P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775.786735" calcext:value-type="float">
            <text:p>775,786735</text:p>
          </table:table-cell>
          <table:table-cell office:value-type="float" office:value="784.118027" calcext:value-type="float">
            <text:p>784,118027</text:p>
          </table:table-cell>
          <table:table-cell table:formula="of:=[.C161]-[.B161]" office:value-type="float" office:value="8.33129199999996" calcext:value-type="float">
            <text:p>8,331292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784.467007" calcext:value-type="float">
            <text:p>784,467007</text:p>
          </table:table-cell>
          <table:table-cell office:value-type="float" office:value="786.362925" calcext:value-type="float">
            <text:p>786,362925</text:p>
          </table:table-cell>
          <table:table-cell table:formula="of:=[.C162]-[.B162]" office:value-type="float" office:value="1.89591800000005" calcext:value-type="float">
            <text:p>1,895918</text:p>
          </table:table-cell>
          <table:table-cell office:value-type="string" calcext:value-type="string">
            <text:p>P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787.200794" calcext:value-type="float">
            <text:p>787,200794</text:p>
          </table:table-cell>
          <table:table-cell office:value-type="float" office:value="789.32619" calcext:value-type="float">
            <text:p>789,32619</text:p>
          </table:table-cell>
          <table:table-cell table:formula="of:=[.C163]-[.B163]" office:value-type="float" office:value="2.12539600000002" calcext:value-type="float">
            <text:p>2,125396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790.144104" calcext:value-type="float">
            <text:p>790,144104</text:p>
          </table:table-cell>
          <table:table-cell office:value-type="float" office:value="793.526644" calcext:value-type="float">
            <text:p>793,526644</text:p>
          </table:table-cell>
          <table:table-cell table:formula="of:=[.C164]-[.B164]" office:value-type="float" office:value="3.38254000000006" calcext:value-type="float">
            <text:p>3,38254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794.095125" calcext:value-type="float">
            <text:p>794,095125</text:p>
          </table:table-cell>
          <table:table-cell office:value-type="float" office:value="796.759297" calcext:value-type="float">
            <text:p>796,759297</text:p>
          </table:table-cell>
          <table:table-cell table:formula="of:=[.C165]-[.B165]" office:value-type="float" office:value="2.66417199999989" calcext:value-type="float">
            <text:p>2,664172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797.487415" calcext:value-type="float">
            <text:p>797,487415</text:p>
          </table:table-cell>
          <table:table-cell office:value-type="float" office:value="801.388776" calcext:value-type="float">
            <text:p>801,388776</text:p>
          </table:table-cell>
          <table:table-cell table:formula="of:=[.C166]-[.B166]" office:value-type="float" office:value="3.90136099999995" calcext:value-type="float">
            <text:p>3,901361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802.845238" calcext:value-type="float">
            <text:p>802,845238</text:p>
          </table:table-cell>
          <table:table-cell office:value-type="float" office:value="812.673129" calcext:value-type="float">
            <text:p>812,673129</text:p>
          </table:table-cell>
          <table:table-cell table:formula="of:=[.C167]-[.B167]" office:value-type="float" office:value="9.82789100000002" calcext:value-type="float">
            <text:p>9,827891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813.062018" calcext:value-type="float">
            <text:p>813,062018</text:p>
          </table:table-cell>
          <table:table-cell office:value-type="float" office:value="814.149773" calcext:value-type="float">
            <text:p>814,149773</text:p>
          </table:table-cell>
          <table:table-cell table:formula="of:=[.C168]-[.B168]" office:value-type="float" office:value="1.08775500000002" calcext:value-type="float">
            <text:p>1,087755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814.688322" calcext:value-type="float">
            <text:p>814,688322</text:p>
          </table:table-cell>
          <table:table-cell office:value-type="float" office:value="815.586508" calcext:value-type="float">
            <text:p>815,586508</text:p>
          </table:table-cell>
          <table:table-cell table:formula="of:=[.C169]-[.B169]" office:value-type="float" office:value="0.89818600000001" calcext:value-type="float">
            <text:p>0,898186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817.631633" calcext:value-type="float">
            <text:p>817,631633</text:p>
          </table:table-cell>
          <table:table-cell office:value-type="float" office:value="819.068594" calcext:value-type="float">
            <text:p>819,068594</text:p>
          </table:table-cell>
          <table:table-cell table:formula="of:=[.C170]-[.B170]" office:value-type="float" office:value="1.436961" calcext:value-type="float">
            <text:p>1,43696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821.492857" calcext:value-type="float">
            <text:p>821,492857</text:p>
          </table:table-cell>
          <table:table-cell office:value-type="float" office:value="822.241383" calcext:value-type="float">
            <text:p>822,241383</text:p>
          </table:table-cell>
          <table:table-cell table:formula="of:=[.C171]-[.B171]" office:value-type="float" office:value="0.748526000000084" calcext:value-type="float">
            <text:p>0,748526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822.520522" calcext:value-type="float">
            <text:p>822,520522</text:p>
          </table:table-cell>
          <table:table-cell office:value-type="float" office:value="825.68356" calcext:value-type="float">
            <text:p>825,68356</text:p>
          </table:table-cell>
          <table:table-cell table:formula="of:=[.C172]-[.B172]" office:value-type="float" office:value="3.16303800000003" calcext:value-type="float">
            <text:p>3,163038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827.728685" calcext:value-type="float">
            <text:p>827,728685</text:p>
          </table:table-cell>
          <table:table-cell office:value-type="float" office:value="831.719841" calcext:value-type="float">
            <text:p>831,719841</text:p>
          </table:table-cell>
          <table:table-cell table:formula="of:=[.C173]-[.B173]" office:value-type="float" office:value="3.99115599999993" calcext:value-type="float">
            <text:p>3,991156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832.787188" calcext:value-type="float">
            <text:p>832,787188</text:p>
          </table:table-cell>
          <table:table-cell office:value-type="float" office:value="833.156576" calcext:value-type="float">
            <text:p>833,156576</text:p>
          </table:table-cell>
          <table:table-cell table:formula="of:=[.C174]-[.B174]" office:value-type="float" office:value="0.369387999999958" calcext:value-type="float">
            <text:p>0,369388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833.804875" calcext:value-type="float">
            <text:p>833,804875</text:p>
          </table:table-cell>
          <table:table-cell office:value-type="float" office:value="838.644104" calcext:value-type="float">
            <text:p>838,644104</text:p>
          </table:table-cell>
          <table:table-cell table:formula="of:=[.C175]-[.B175]" office:value-type="float" office:value="4.83922899999993" calcext:value-type="float">
            <text:p>4,839229</text:p>
          </table:table-cell>
          <table:table-cell office:value-type="string" calcext:value-type="string">
            <text:p>P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838.943197" calcext:value-type="float">
            <text:p>838,943197</text:p>
          </table:table-cell>
          <table:table-cell office:value-type="float" office:value="840.519841" calcext:value-type="float">
            <text:p>840,519841</text:p>
          </table:table-cell>
          <table:table-cell table:formula="of:=[.C176]-[.B176]" office:value-type="float" office:value="1.57664399999999" calcext:value-type="float">
            <text:p>1,576644</text:p>
          </table:table-cell>
          <table:table-cell office:value-type="string" calcext:value-type="string">
            <text:p>P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841.068367" calcext:value-type="float">
            <text:p>841,068367</text:p>
          </table:table-cell>
          <table:table-cell office:value-type="float" office:value="844.391043" calcext:value-type="float">
            <text:p>844,391043</text:p>
          </table:table-cell>
          <table:table-cell table:formula="of:=[.C177]-[.B177]" office:value-type="float" office:value="3.322676" calcext:value-type="float">
            <text:p>3,322676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844.690136" calcext:value-type="float">
            <text:p>844,690136</text:p>
          </table:table-cell>
          <table:table-cell office:value-type="float" office:value="845.478571" calcext:value-type="float">
            <text:p>845,478571</text:p>
          </table:table-cell>
          <table:table-cell table:formula="of:=[.C178]-[.B178]" office:value-type="float" office:value="0.788434999999936" calcext:value-type="float">
            <text:p>0,788435</text:p>
          </table:table-cell>
          <table:table-cell office:value-type="string" calcext:value-type="string">
            <text:p>P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846.266553" calcext:value-type="float">
            <text:p>846,266553</text:p>
          </table:table-cell>
          <table:table-cell office:value-type="float" office:value="846.536168" calcext:value-type="float">
            <text:p>846,536168</text:p>
          </table:table-cell>
          <table:table-cell table:formula="of:=[.C179]-[.B179]" office:value-type="float" office:value="0.269614999999931" calcext:value-type="float">
            <text:p>0,269615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846.695578" calcext:value-type="float">
            <text:p>846,695578</text:p>
          </table:table-cell>
          <table:table-cell office:value-type="float" office:value="858.538889" calcext:value-type="float">
            <text:p>858,538889</text:p>
          </table:table-cell>
          <table:table-cell table:formula="of:=[.C180]-[.B180]" office:value-type="float" office:value="11.8433110000001" calcext:value-type="float">
            <text:p>11,843311</text:p>
          </table:table-cell>
          <table:table-cell office:value-type="string" calcext:value-type="string">
            <text:p>P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859.386735" calcext:value-type="float">
            <text:p>859,386735</text:p>
          </table:table-cell>
          <table:table-cell office:value-type="float" office:value="870.39195" calcext:value-type="float">
            <text:p>870,39195</text:p>
          </table:table-cell>
          <table:table-cell table:formula="of:=[.C181]-[.B181]" office:value-type="float" office:value="11.0052149999999" calcext:value-type="float">
            <text:p>11,005215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870.521429" calcext:value-type="float">
            <text:p>870,521429</text:p>
          </table:table-cell>
          <table:table-cell office:value-type="float" office:value="874.881746" calcext:value-type="float">
            <text:p>874,881746</text:p>
          </table:table-cell>
          <table:table-cell table:formula="of:=[.C182]-[.B182]" office:value-type="float" office:value="4.36031700000001" calcext:value-type="float">
            <text:p>4,360317</text:p>
          </table:table-cell>
          <table:table-cell office:value-type="string" calcext:value-type="string">
            <text:p>P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875.120975" calcext:value-type="float">
            <text:p>875,120975</text:p>
          </table:table-cell>
          <table:table-cell office:value-type="float" office:value="881.287188" calcext:value-type="float">
            <text:p>881,287188</text:p>
          </table:table-cell>
          <table:table-cell table:formula="of:=[.C183]-[.B183]" office:value-type="float" office:value="6.16621299999997" calcext:value-type="float">
            <text:p>6,166213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882.005329" calcext:value-type="float">
            <text:p>882,005329</text:p>
          </table:table-cell>
          <table:table-cell office:value-type="float" office:value="884.499887" calcext:value-type="float">
            <text:p>884,499887</text:p>
          </table:table-cell>
          <table:table-cell table:formula="of:=[.C184]-[.B184]" office:value-type="float" office:value="2.49455799999998" calcext:value-type="float">
            <text:p>2,494558</text:p>
          </table:table-cell>
          <table:table-cell office:value-type="string" calcext:value-type="string">
            <text:p>P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886.545011" calcext:value-type="float">
            <text:p>886,545011</text:p>
          </table:table-cell>
          <table:table-cell office:value-type="float" office:value="891.12483" calcext:value-type="float">
            <text:p>891,12483</text:p>
          </table:table-cell>
          <table:table-cell table:formula="of:=[.C185]-[.B185]" office:value-type="float" office:value="4.57981899999993" calcext:value-type="float">
            <text:p>4,579819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891.793084" calcext:value-type="float">
            <text:p>891,793084</text:p>
          </table:table-cell>
          <table:table-cell office:value-type="float" office:value="893.629138" calcext:value-type="float">
            <text:p>893,629138</text:p>
          </table:table-cell>
          <table:table-cell table:formula="of:=[.C186]-[.B186]" office:value-type="float" office:value="1.83605399999999" calcext:value-type="float">
            <text:p>1,836054</text:p>
          </table:table-cell>
          <table:table-cell office:value-type="string" calcext:value-type="string">
            <text:p>P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894.387188" calcext:value-type="float">
            <text:p>894,387188</text:p>
          </table:table-cell>
          <table:table-cell office:value-type="float" office:value="894.956122" calcext:value-type="float">
            <text:p>894,956122</text:p>
          </table:table-cell>
          <table:table-cell table:formula="of:=[.C187]-[.B187]" office:value-type="float" office:value="0.568934000000013" calcext:value-type="float">
            <text:p>0,568934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898.298299" calcext:value-type="float">
            <text:p>898,298299</text:p>
          </table:table-cell>
          <table:table-cell office:value-type="float" office:value="898.887188" calcext:value-type="float">
            <text:p>898,887188</text:p>
          </table:table-cell>
          <table:table-cell table:formula="of:=[.C188]-[.B188]" office:value-type="float" office:value="0.588888999999995" calcext:value-type="float">
            <text:p>0,588889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899.555442" calcext:value-type="float">
            <text:p>899,555442</text:p>
          </table:table-cell>
          <table:table-cell office:value-type="float" office:value="900.194218" calcext:value-type="float">
            <text:p>900,194218</text:p>
          </table:table-cell>
          <table:table-cell table:formula="of:=[.C189]-[.B189]" office:value-type="float" office:value="0.638776000000007" calcext:value-type="float">
            <text:p>0,638776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900.912358" calcext:value-type="float">
            <text:p>900,912358</text:p>
          </table:table-cell>
          <table:table-cell office:value-type="float" office:value="901.052268" calcext:value-type="float">
            <text:p>901,052268</text:p>
          </table:table-cell>
          <table:table-cell table:formula="of:=[.C190]-[.B190]" office:value-type="float" office:value="0.139909999999986" calcext:value-type="float">
            <text:p>0,1399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901.341383" calcext:value-type="float">
            <text:p>901,341383</text:p>
          </table:table-cell>
          <table:table-cell office:value-type="float" office:value="905.392404" calcext:value-type="float">
            <text:p>905,392404</text:p>
          </table:table-cell>
          <table:table-cell table:formula="of:=[.C191]-[.B191]" office:value-type="float" office:value="4.05102100000011" calcext:value-type="float">
            <text:p>4,051021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907.397619" calcext:value-type="float">
            <text:p>907,397619</text:p>
          </table:table-cell>
          <table:table-cell office:value-type="float" office:value="918.273129" calcext:value-type="float">
            <text:p>918,273129</text:p>
          </table:table-cell>
          <table:table-cell table:formula="of:=[.C192]-[.B192]" office:value-type="float" office:value="10.8755100000001" calcext:value-type="float">
            <text:p>10,87551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918.721882" calcext:value-type="float">
            <text:p>918,721882</text:p>
          </table:table-cell>
          <table:table-cell office:value-type="float" office:value="931.802381" calcext:value-type="float">
            <text:p>931,802381</text:p>
          </table:table-cell>
          <table:table-cell table:formula="of:=[.C193]-[.B193]" office:value-type="float" office:value="13.0804989999999" calcext:value-type="float">
            <text:p>13,080499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934.226644" calcext:value-type="float">
            <text:p>934,226644</text:p>
          </table:table-cell>
          <table:table-cell office:value-type="float" office:value="938.567007" calcext:value-type="float">
            <text:p>938,567007</text:p>
          </table:table-cell>
          <table:table-cell table:formula="of:=[.C194]-[.B194]" office:value-type="float" office:value="4.34036300000003" calcext:value-type="float">
            <text:p>4,340363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938.836168" calcext:value-type="float">
            <text:p>938,836168</text:p>
          </table:table-cell>
          <table:table-cell office:value-type="float" office:value="941.999206" calcext:value-type="float">
            <text:p>941,999206</text:p>
          </table:table-cell>
          <table:table-cell table:formula="of:=[.C195]-[.B195]" office:value-type="float" office:value="3.16303799999991" calcext:value-type="float">
            <text:p>3,163038</text:p>
          </table:table-cell>
          <table:table-cell office:value-type="string" calcext:value-type="string">
            <text:p>P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944.014399" calcext:value-type="float">
            <text:p>944,014399</text:p>
          </table:table-cell>
          <table:table-cell office:value-type="float" office:value="951.258163" calcext:value-type="float">
            <text:p>951,258163</text:p>
          </table:table-cell>
          <table:table-cell table:formula="of:=[.C196]-[.B196]" office:value-type="float" office:value="7.24376399999994" calcext:value-type="float">
            <text:p>7,243764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952.245692" calcext:value-type="float">
            <text:p>952,245692</text:p>
          </table:table-cell>
          <table:table-cell office:value-type="float" office:value="956.735714" calcext:value-type="float">
            <text:p>956,735714</text:p>
          </table:table-cell>
          <table:table-cell table:formula="of:=[.C197]-[.B197]" office:value-type="float" office:value="4.49002200000007" calcext:value-type="float">
            <text:p>4,490022</text:p>
          </table:table-cell>
          <table:table-cell office:value-type="string" calcext:value-type="string">
            <text:p>P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14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958.830726" calcext:value-type="float">
            <text:p>958,830726</text:p>
          </table:table-cell>
          <table:table-cell office:value-type="float" office:value="963.859524" calcext:value-type="float">
            <text:p>963,859524</text:p>
          </table:table-cell>
          <table:table-cell table:formula="of:=[.C198]-[.B198]" office:value-type="float" office:value="5.02879799999994" calcext:value-type="float">
            <text:p>5,028798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964.288322" calcext:value-type="float">
            <text:p>964,288322</text:p>
          </table:table-cell>
          <table:table-cell office:value-type="float" office:value="965.92483" calcext:value-type="float">
            <text:p>965,92483</text:p>
          </table:table-cell>
          <table:table-cell table:formula="of:=[.C199]-[.B199]" office:value-type="float" office:value="1.63650800000005" calcext:value-type="float">
            <text:p>1,636508</text:p>
          </table:table-cell>
          <table:table-cell office:value-type="string" calcext:value-type="string">
            <text:p>P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966.83254" calcext:value-type="float">
            <text:p>966,83254</text:p>
          </table:table-cell>
          <table:table-cell office:value-type="float" office:value="972.89898" calcext:value-type="float">
            <text:p>972,89898</text:p>
          </table:table-cell>
          <table:table-cell table:formula="of:=[.C200]-[.B200]" office:value-type="float" office:value="6.06644000000006" calcext:value-type="float">
            <text:p>6,06644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973.128231" calcext:value-type="float">
            <text:p>973,128231</text:p>
          </table:table-cell>
          <table:table-cell office:value-type="float" office:value="982.207823" calcext:value-type="float">
            <text:p>982,207823</text:p>
          </table:table-cell>
          <table:table-cell table:formula="of:=[.C201]-[.B201]" office:value-type="float" office:value="9.07959199999993" calcext:value-type="float">
            <text:p>9,079592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984.223016" calcext:value-type="float">
            <text:p>984,223016</text:p>
          </table:table-cell>
          <table:table-cell office:value-type="float" office:value="990.768367" calcext:value-type="float">
            <text:p>990,768367</text:p>
          </table:table-cell>
          <table:table-cell table:formula="of:=[.C202]-[.B202]" office:value-type="float" office:value="6.54535099999998" calcext:value-type="float">
            <text:p>6,545351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991.915533" calcext:value-type="float">
            <text:p>991,915533</text:p>
          </table:table-cell>
          <table:table-cell office:value-type="float" office:value="997.273583" calcext:value-type="float">
            <text:p>997,273583</text:p>
          </table:table-cell>
          <table:table-cell table:formula="of:=[.C203]-[.B203]" office:value-type="float" office:value="5.35805000000005" calcext:value-type="float">
            <text:p>5,35805</text:p>
          </table:table-cell>
          <table:table-cell office:value-type="string" calcext:value-type="string">
            <text:p>P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997.492857" calcext:value-type="float">
            <text:p>997,492857</text:p>
          </table:table-cell>
          <table:table-cell office:value-type="float" office:value="998.460884" calcext:value-type="float">
            <text:p>998,460884</text:p>
          </table:table-cell>
          <table:table-cell table:formula="of:=[.C204]-[.B204]" office:value-type="float" office:value="0.968027000000006" calcext:value-type="float">
            <text:p>0,968027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998.720068" calcext:value-type="float">
            <text:p>998,720068</text:p>
          </table:table-cell>
          <table:table-cell office:value-type="float" office:value="1002.192404" calcext:value-type="float">
            <text:p>1002,192404</text:p>
          </table:table-cell>
          <table:table-cell table:formula="of:=[.C205]-[.B205]" office:value-type="float" office:value="3.47233600000004" calcext:value-type="float">
            <text:p>3,472336</text:p>
          </table:table-cell>
          <table:table-cell office:value-type="string" calcext:value-type="string">
            <text:p>P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1002.521429" calcext:value-type="float">
            <text:p>1002,521429</text:p>
          </table:table-cell>
          <table:table-cell office:value-type="float" office:value="1009.06678" calcext:value-type="float">
            <text:p>1009,06678</text:p>
          </table:table-cell>
          <table:table-cell table:formula="of:=[.C206]-[.B206]" office:value-type="float" office:value="6.54535099999998" calcext:value-type="float">
            <text:p>6,545351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009.705102" calcext:value-type="float">
            <text:p>1009,705102</text:p>
          </table:table-cell>
          <table:table-cell office:value-type="float" office:value="1014.743878" calcext:value-type="float">
            <text:p>1014,743878</text:p>
          </table:table-cell>
          <table:table-cell table:formula="of:=[.C207]-[.B207]" office:value-type="float" office:value="5.03877599999998" calcext:value-type="float">
            <text:p>5,038776</text:p>
          </table:table-cell>
          <table:table-cell office:value-type="string" calcext:value-type="string">
            <text:p>P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1016.010771" calcext:value-type="float">
            <text:p>1016,010771</text:p>
          </table:table-cell>
          <table:table-cell office:value-type="float" office:value="1016.639569" calcext:value-type="float">
            <text:p>1016,639569</text:p>
          </table:table-cell>
          <table:table-cell table:formula="of:=[.C208]-[.B208]" office:value-type="float" office:value="0.628798000000074" calcext:value-type="float">
            <text:p>0,628798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1017.337755" calcext:value-type="float">
            <text:p>1017,337755</text:p>
          </table:table-cell>
          <table:table-cell office:value-type="float" office:value="1021.159297" calcext:value-type="float">
            <text:p>1021,159297</text:p>
          </table:table-cell>
          <table:table-cell table:formula="of:=[.C209]-[.B209]" office:value-type="float" office:value="3.82154200000002" calcext:value-type="float">
            <text:p>3,821542</text:p>
          </table:table-cell>
          <table:table-cell office:value-type="string" calcext:value-type="string">
            <text:p>P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1021.408503" calcext:value-type="float">
            <text:p>1021,408503</text:p>
          </table:table-cell>
          <table:table-cell office:value-type="float" office:value="1028.712132" calcext:value-type="float">
            <text:p>1028,712132</text:p>
          </table:table-cell>
          <table:table-cell table:formula="of:=[.C210]-[.B210]" office:value-type="float" office:value="7.30362900000011" calcext:value-type="float">
            <text:p>7,303629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029.120975" calcext:value-type="float">
            <text:p>1029,120975</text:p>
          </table:table-cell>
          <table:table-cell office:value-type="float" office:value="1037.651814" calcext:value-type="float">
            <text:p>1037,651814</text:p>
          </table:table-cell>
          <table:table-cell table:formula="of:=[.C211]-[.B211]" office:value-type="float" office:value="8.53083900000001" calcext:value-type="float">
            <text:p>8,530839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1038.220295" calcext:value-type="float">
            <text:p>1038,220295</text:p>
          </table:table-cell>
          <table:table-cell office:value-type="float" office:value="1041.912132" calcext:value-type="float">
            <text:p>1041,912132</text:p>
          </table:table-cell>
          <table:table-cell table:formula="of:=[.C212]-[.B212]" office:value-type="float" office:value="3.69183699999985" calcext:value-type="float">
            <text:p>3,691837</text:p>
          </table:table-cell>
          <table:table-cell office:value-type="string" calcext:value-type="string">
            <text:p>P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1042.919615" calcext:value-type="float">
            <text:p>1042,919615</text:p>
          </table:table-cell>
          <table:table-cell office:value-type="float" office:value="1055.521202" calcext:value-type="float">
            <text:p>1055,521202</text:p>
          </table:table-cell>
          <table:table-cell table:formula="of:=[.C213]-[.B213]" office:value-type="float" office:value="12.6015869999999" calcext:value-type="float">
            <text:p>12,601587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1056.349093" calcext:value-type="float">
            <text:p>1056,349093</text:p>
          </table:table-cell>
          <table:table-cell office:value-type="float" office:value="1063.064059" calcext:value-type="float">
            <text:p>1063,064059</text:p>
          </table:table-cell>
          <table:table-cell table:formula="of:=[.C214]-[.B214]" office:value-type="float" office:value="6.714966" calcext:value-type="float">
            <text:p>6,714966</text:p>
          </table:table-cell>
          <table:table-cell office:value-type="string" calcext:value-type="string">
            <text:p>P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4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1063.991723" calcext:value-type="float">
            <text:p>1063,991723</text:p>
          </table:table-cell>
          <table:table-cell office:value-type="float" office:value="1066.256803" calcext:value-type="float">
            <text:p>1066,256803</text:p>
          </table:table-cell>
          <table:table-cell table:formula="of:=[.C215]-[.B215]" office:value-type="float" office:value="2.2650799999999" calcext:value-type="float">
            <text:p>2,26508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1067.074717" calcext:value-type="float">
            <text:p>1067,074717</text:p>
          </table:table-cell>
          <table:table-cell office:value-type="float" office:value="1067.673583" calcext:value-type="float">
            <text:p>1067,673583</text:p>
          </table:table-cell>
          <table:table-cell table:formula="of:=[.C216]-[.B216]" office:value-type="float" office:value="0.598866000000044" calcext:value-type="float">
            <text:p>0,598866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1069.658844" calcext:value-type="float">
            <text:p>1069,658844</text:p>
          </table:table-cell>
          <table:table-cell office:value-type="float" office:value="1070.636848" calcext:value-type="float">
            <text:p>1070,636848</text:p>
          </table:table-cell>
          <table:table-cell table:formula="of:=[.C217]-[.B217]" office:value-type="float" office:value="0.978004000000055" calcext:value-type="float">
            <text:p>0,978004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1071.105556" calcext:value-type="float">
            <text:p>1071,105556</text:p>
          </table:table-cell>
          <table:table-cell office:value-type="float" office:value="1076.463605" calcext:value-type="float">
            <text:p>1076,463605</text:p>
          </table:table-cell>
          <table:table-cell table:formula="of:=[.C218]-[.B218]" office:value-type="float" office:value="5.35804899999994" calcext:value-type="float">
            <text:p>5,358049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1076.922336" calcext:value-type="float">
            <text:p>1076,922336</text:p>
          </table:table-cell>
          <table:table-cell office:value-type="float" office:value="1078.558844" calcext:value-type="float">
            <text:p>1078,558844</text:p>
          </table:table-cell>
          <table:table-cell table:formula="of:=[.C219]-[.B219]" office:value-type="float" office:value="1.63650799999982" calcext:value-type="float">
            <text:p>1,636508</text:p>
          </table:table-cell>
          <table:table-cell office:value-type="string" calcext:value-type="string">
            <text:p>P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1080.554082" calcext:value-type="float">
            <text:p>1080,554082</text:p>
          </table:table-cell>
          <table:table-cell office:value-type="float" office:value="1080.823696" calcext:value-type="float">
            <text:p>1080,823696</text:p>
          </table:table-cell>
          <table:table-cell table:formula="of:=[.C220]-[.B220]" office:value-type="float" office:value="0.269613999999819" calcext:value-type="float">
            <text:p>0,269614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1081.242517" calcext:value-type="float">
            <text:p>1081,242517</text:p>
          </table:table-cell>
          <table:table-cell office:value-type="float" office:value="1082.889002" calcext:value-type="float">
            <text:p>1082,889002</text:p>
          </table:table-cell>
          <table:table-cell table:formula="of:=[.C221]-[.B221]" office:value-type="float" office:value="1.64648499999998" calcext:value-type="float">
            <text:p>1,646485</text:p>
          </table:table-cell>
          <table:table-cell office:value-type="string" calcext:value-type="string">
            <text:p>P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4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1083.367687" calcext:value-type="float">
            <text:p>1083,367687</text:p>
          </table:table-cell>
          <table:table-cell office:value-type="float" office:value="1090.39195" calcext:value-type="float">
            <text:p>1090,39195</text:p>
          </table:table-cell>
          <table:table-cell table:formula="of:=[.C222]-[.B222]" office:value-type="float" office:value="7.02426300000002" calcext:value-type="float">
            <text:p>7,024263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1091.818481" calcext:value-type="float">
            <text:p>1091,818481</text:p>
          </table:table-cell>
          <table:table-cell office:value-type="float" office:value="1098.313946" calcext:value-type="float">
            <text:p>1098,313946</text:p>
          </table:table-cell>
          <table:table-cell table:formula="of:=[.C223]-[.B223]" office:value-type="float" office:value="6.49546499999997" calcext:value-type="float">
            <text:p>6,495465</text:p>
          </table:table-cell>
          <table:table-cell office:value-type="string" calcext:value-type="string">
            <text:p>P3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1098.872449" calcext:value-type="float">
            <text:p>1098,872449</text:p>
          </table:table-cell>
          <table:table-cell office:value-type="float" office:value="1100.49898" calcext:value-type="float">
            <text:p>1100,49898</text:p>
          </table:table-cell>
          <table:table-cell table:formula="of:=[.C224]-[.B224]" office:value-type="float" office:value="1.62653100000011" calcext:value-type="float">
            <text:p>1,626531</text:p>
          </table:table-cell>
          <table:table-cell office:value-type="string" calcext:value-type="string">
            <text:p>P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1100.648413" calcext:value-type="float">
            <text:p>1100,648413</text:p>
          </table:table-cell>
          <table:table-cell office:value-type="float" office:value="1102.574263" calcext:value-type="float">
            <text:p>1102,574263</text:p>
          </table:table-cell>
          <table:table-cell table:formula="of:=[.C225]-[.B225]" office:value-type="float" office:value="1.92585000000008" calcext:value-type="float">
            <text:p>1,92585</text:p>
          </table:table-cell>
          <table:table-cell office:value-type="string" calcext:value-type="string">
            <text:p>P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1102.683787" calcext:value-type="float">
            <text:p>1102,683787</text:p>
          </table:table-cell>
          <table:table-cell office:value-type="float" office:value="1103.342517" calcext:value-type="float">
            <text:p>1103,342517</text:p>
          </table:table-cell>
          <table:table-cell table:formula="of:=[.C226]-[.B226]" office:value-type="float" office:value="0.658730000000105" calcext:value-type="float">
            <text:p>0,65873</text:p>
          </table:table-cell>
          <table:table-cell office:value-type="string" calcext:value-type="string">
            <text:p>P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1103.541837" calcext:value-type="float">
            <text:p>1103,541837</text:p>
          </table:table-cell>
          <table:table-cell office:value-type="float" office:value="1110.027324" calcext:value-type="float">
            <text:p>1110,027324</text:p>
          </table:table-cell>
          <table:table-cell table:formula="of:=[.C227]-[.B227]" office:value-type="float" office:value="6.48548699999992" calcext:value-type="float">
            <text:p>6,485487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1110.236621" calcext:value-type="float">
            <text:p>1110,236621</text:p>
          </table:table-cell>
          <table:table-cell office:value-type="float" office:value="1113.928458" calcext:value-type="float">
            <text:p>1113,928458</text:p>
          </table:table-cell>
          <table:table-cell table:formula="of:=[.C228]-[.B228]" office:value-type="float" office:value="3.69183700000008" calcext:value-type="float">
            <text:p>3,691837</text:p>
          </table:table-cell>
          <table:table-cell office:value-type="string" calcext:value-type="string">
            <text:p>P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1114.247506" calcext:value-type="float">
            <text:p>1114,247506</text:p>
          </table:table-cell>
          <table:table-cell office:value-type="float" office:value="1114.357483" calcext:value-type="float">
            <text:p>1114,357483</text:p>
          </table:table-cell>
          <table:table-cell table:formula="of:=[.C229]-[.B229]" office:value-type="float" office:value="0.109977000000072" calcext:value-type="float">
            <text:p>0,109977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1116.39263" calcext:value-type="float">
            <text:p>1116,39263</text:p>
          </table:table-cell>
          <table:table-cell office:value-type="float" office:value="1118.76746" calcext:value-type="float">
            <text:p>1118,76746</text:p>
          </table:table-cell>
          <table:table-cell table:formula="of:=[.C230]-[.B230]" office:value-type="float" office:value="2.37482999999997" calcext:value-type="float">
            <text:p>2,37483</text:p>
          </table:table-cell>
          <table:table-cell office:value-type="string" calcext:value-type="string">
            <text:p>P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1119.22619" calcext:value-type="float">
            <text:p>1119,22619</text:p>
          </table:table-cell>
          <table:table-cell office:value-type="float" office:value="1120.723016" calcext:value-type="float">
            <text:p>1120,723016</text:p>
          </table:table-cell>
          <table:table-cell table:formula="of:=[.C231]-[.B231]" office:value-type="float" office:value="1.49682599999983" calcext:value-type="float">
            <text:p>1,496826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120.83254" calcext:value-type="float">
            <text:p>1120,83254</text:p>
          </table:table-cell>
          <table:table-cell office:value-type="float" office:value="1122.718481" calcext:value-type="float">
            <text:p>1122,718481</text:p>
          </table:table-cell>
          <table:table-cell table:formula="of:=[.C232]-[.B232]" office:value-type="float" office:value="1.885941" calcext:value-type="float">
            <text:p>1,885941</text:p>
          </table:table-cell>
          <table:table-cell office:value-type="string" calcext:value-type="string">
            <text:p>P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1122.877891" calcext:value-type="float">
            <text:p>1122,877891</text:p>
          </table:table-cell>
          <table:table-cell office:value-type="float" office:value="1132.615986" calcext:value-type="float">
            <text:p>1132,615986</text:p>
          </table:table-cell>
          <table:table-cell table:formula="of:=[.C233]-[.B233]" office:value-type="float" office:value="9.73809499999993" calcext:value-type="float">
            <text:p>9,738095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1132.945011" calcext:value-type="float">
            <text:p>1132,945011</text:p>
          </table:table-cell>
          <table:table-cell office:value-type="float" office:value="1136.996032" calcext:value-type="float">
            <text:p>1136,996032</text:p>
          </table:table-cell>
          <table:table-cell table:formula="of:=[.C234]-[.B234]" office:value-type="float" office:value="4.05102099999999" calcext:value-type="float">
            <text:p>4,051021</text:p>
          </table:table-cell>
          <table:table-cell office:value-type="string" calcext:value-type="string">
            <text:p>P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1137.514626" calcext:value-type="float">
            <text:p>1137,514626</text:p>
          </table:table-cell>
          <table:table-cell office:value-type="float" office:value="1149.60737" calcext:value-type="float">
            <text:p>1149,60737</text:p>
          </table:table-cell>
          <table:table-cell table:formula="of:=[.C235]-[.B235]" office:value-type="float" office:value="12.092744" calcext:value-type="float">
            <text:p>12,092744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1150.574943" calcext:value-type="float">
            <text:p>1150,574943</text:p>
          </table:table-cell>
          <table:table-cell office:value-type="float" office:value="1151.233673" calcext:value-type="float">
            <text:p>1151,233673</text:p>
          </table:table-cell>
          <table:table-cell table:formula="of:=[.C236]-[.B236]" office:value-type="float" office:value="0.658729999999878" calcext:value-type="float">
            <text:p>0,65873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1151.363152" calcext:value-type="float">
            <text:p>1151,363152</text:p>
          </table:table-cell>
          <table:table-cell office:value-type="float" office:value="1151.912132" calcext:value-type="float">
            <text:p>1151,912132</text:p>
          </table:table-cell>
          <table:table-cell table:formula="of:=[.C237]-[.B237]" office:value-type="float" office:value="0.548980000000029" calcext:value-type="float">
            <text:p>0,54898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1152.30102" calcext:value-type="float">
            <text:p>1152,30102</text:p>
          </table:table-cell>
          <table:table-cell office:value-type="float" office:value="1152.650454" calcext:value-type="float">
            <text:p>1152,650454</text:p>
          </table:table-cell>
          <table:table-cell table:formula="of:=[.C238]-[.B238]" office:value-type="float" office:value="0.349433999999974" calcext:value-type="float">
            <text:p>0,349434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153.069274" calcext:value-type="float">
            <text:p>1153,069274</text:p>
          </table:table-cell>
          <table:table-cell office:value-type="float" office:value="1154.186961" calcext:value-type="float">
            <text:p>1154,186961</text:p>
          </table:table-cell>
          <table:table-cell table:formula="of:=[.C239]-[.B239]" office:value-type="float" office:value="1.11768700000016" calcext:value-type="float">
            <text:p>1,117687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1154.396259" calcext:value-type="float">
            <text:p>1154,396259</text:p>
          </table:table-cell>
          <table:table-cell office:value-type="float" office:value="1155.084921" calcext:value-type="float">
            <text:p>1155,084921</text:p>
          </table:table-cell>
          <table:table-cell table:formula="of:=[.C240]-[.B240]" office:value-type="float" office:value="0.688661999999795" calcext:value-type="float">
            <text:p>0,688662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155.234354" calcext:value-type="float">
            <text:p>1155,234354</text:p>
          </table:table-cell>
          <table:table-cell office:value-type="float" office:value="1155.553855" calcext:value-type="float">
            <text:p>1155,553855</text:p>
          </table:table-cell>
          <table:table-cell table:formula="of:=[.C241]-[.B241]" office:value-type="float" office:value="0.319501000000173" calcext:value-type="float">
            <text:p>0,31950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1155.753175" calcext:value-type="float">
            <text:p>1155,753175</text:p>
          </table:table-cell>
          <table:table-cell office:value-type="float" office:value="1156.352041" calcext:value-type="float">
            <text:p>1156,352041</text:p>
          </table:table-cell>
          <table:table-cell table:formula="of:=[.C242]-[.B242]" office:value-type="float" office:value="0.598866000000044" calcext:value-type="float">
            <text:p>0,598866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1156.631179" calcext:value-type="float">
            <text:p>1156,631179</text:p>
          </table:table-cell>
          <table:table-cell office:value-type="float" office:value="1161.859524" calcext:value-type="float">
            <text:p>1161,859524</text:p>
          </table:table-cell>
          <table:table-cell table:formula="of:=[.C243]-[.B243]" office:value-type="float" office:value="5.22834499999999" calcext:value-type="float">
            <text:p>5,228345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1162.308277" calcext:value-type="float">
            <text:p>1162,308277</text:p>
          </table:table-cell>
          <table:table-cell office:value-type="float" office:value="1164.912585" calcext:value-type="float">
            <text:p>1164,912585</text:p>
          </table:table-cell>
          <table:table-cell table:formula="of:=[.C244]-[.B244]" office:value-type="float" office:value="2.60430799999995" calcext:value-type="float">
            <text:p>2,604308</text:p>
          </table:table-cell>
          <table:table-cell office:value-type="string" calcext:value-type="string">
            <text:p>P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1165.620748" calcext:value-type="float">
            <text:p>1165,620748</text:p>
          </table:table-cell>
          <table:table-cell office:value-type="float" office:value="1171.318027" calcext:value-type="float">
            <text:p>1171,318027</text:p>
          </table:table-cell>
          <table:table-cell table:formula="of:=[.C245]-[.B245]" office:value-type="float" office:value="5.69727899999998" calcext:value-type="float">
            <text:p>5,697279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1171.61712" calcext:value-type="float">
            <text:p>1171,61712</text:p>
          </table:table-cell>
          <table:table-cell office:value-type="float" office:value="1174.011905" calcext:value-type="float">
            <text:p>1174,011905</text:p>
          </table:table-cell>
          <table:table-cell table:formula="of:=[.C246]-[.B246]" office:value-type="float" office:value="2.39478499999996" calcext:value-type="float">
            <text:p>2,394785</text:p>
          </table:table-cell>
          <table:table-cell office:value-type="string" calcext:value-type="string">
            <text:p>P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1176.106916" calcext:value-type="float">
            <text:p>1176,106916</text:p>
          </table:table-cell>
          <table:table-cell office:value-type="float" office:value="1179.589229" calcext:value-type="float">
            <text:p>1179,589229</text:p>
          </table:table-cell>
          <table:table-cell table:formula="of:=[.C247]-[.B247]" office:value-type="float" office:value="3.48231299999998" calcext:value-type="float">
            <text:p>3,482313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1180.00805" calcext:value-type="float">
            <text:p>1180,00805</text:p>
          </table:table-cell>
          <table:table-cell office:value-type="float" office:value="1182.253175" calcext:value-type="float">
            <text:p>1182,253175</text:p>
          </table:table-cell>
          <table:table-cell table:formula="of:=[.C248]-[.B248]" office:value-type="float" office:value="2.24512500000014" calcext:value-type="float">
            <text:p>2,245125</text:p>
          </table:table-cell>
          <table:table-cell office:value-type="string" calcext:value-type="string">
            <text:p>P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1184.368141" calcext:value-type="float">
            <text:p>1184,368141</text:p>
          </table:table-cell>
          <table:table-cell office:value-type="float" office:value="1186.084467" calcext:value-type="float">
            <text:p>1186,084467</text:p>
          </table:table-cell>
          <table:table-cell table:formula="of:=[.C249]-[.B249]" office:value-type="float" office:value="1.71632599999998" calcext:value-type="float">
            <text:p>1,716326</text:p>
          </table:table-cell>
          <table:table-cell office:value-type="string" calcext:value-type="string">
            <text:p>P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1186.852494" calcext:value-type="float">
            <text:p>1186,852494</text:p>
          </table:table-cell>
          <table:table-cell office:value-type="float" office:value="1194.635034" calcext:value-type="float">
            <text:p>1194,635034</text:p>
          </table:table-cell>
          <table:table-cell table:formula="of:=[.C250]-[.B250]" office:value-type="float" office:value="7.78253999999993" calcext:value-type="float">
            <text:p>7,78254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1194.92415" calcext:value-type="float">
            <text:p>1194,92415</text:p>
          </table:table-cell>
          <table:table-cell office:value-type="float" office:value="1198.875397" calcext:value-type="float">
            <text:p>1198,875397</text:p>
          </table:table-cell>
          <table:table-cell table:formula="of:=[.C251]-[.B251]" office:value-type="float" office:value="3.95124699999997" calcext:value-type="float">
            <text:p>3,951247</text:p>
          </table:table-cell>
          <table:table-cell office:value-type="string" calcext:value-type="string">
            <text:p>P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1199.084694" calcext:value-type="float">
            <text:p>1199,084694</text:p>
          </table:table-cell>
          <table:table-cell office:value-type="float" office:value="1200.052721" calcext:value-type="float">
            <text:p>1200,052721</text:p>
          </table:table-cell>
          <table:table-cell table:formula="of:=[.C252]-[.B252]" office:value-type="float" office:value="0.96802700000012" calcext:value-type="float">
            <text:p>0,968027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1200.581293" calcext:value-type="float">
            <text:p>1200,581293</text:p>
          </table:table-cell>
          <table:table-cell office:value-type="float" office:value="1204.781973" calcext:value-type="float">
            <text:p>1204,781973</text:p>
          </table:table-cell>
          <table:table-cell table:formula="of:=[.C253]-[.B253]" office:value-type="float" office:value="4.20068000000015" calcext:value-type="float">
            <text:p>4,20068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1205.839342" calcext:value-type="float">
            <text:p>1205,839342</text:p>
          </table:table-cell>
          <table:table-cell office:value-type="float" office:value="1207.406009" calcext:value-type="float">
            <text:p>1207,406009</text:p>
          </table:table-cell>
          <table:table-cell table:formula="of:=[.C254]-[.B254]" office:value-type="float" office:value="1.56666700000005" calcext:value-type="float">
            <text:p>1,566667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1208.872449" calcext:value-type="float">
            <text:p>1208,872449</text:p>
          </table:table-cell>
          <table:table-cell office:value-type="float" office:value="1209.581066" calcext:value-type="float">
            <text:p>1209,581066</text:p>
          </table:table-cell>
          <table:table-cell table:formula="of:=[.C255]-[.B255]" office:value-type="float" office:value="0.708617000000004" calcext:value-type="float">
            <text:p>0,708617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1210.528685" calcext:value-type="float">
            <text:p>1210,528685</text:p>
          </table:table-cell>
          <table:table-cell office:value-type="float" office:value="1214.230499" calcext:value-type="float">
            <text:p>1214,230499</text:p>
          </table:table-cell>
          <table:table-cell table:formula="of:=[.C256]-[.B256]" office:value-type="float" office:value="3.70181400000001" calcext:value-type="float">
            <text:p>3,701814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214.419841" calcext:value-type="float">
            <text:p>1214,419841</text:p>
          </table:table-cell>
          <table:table-cell office:value-type="float" office:value="1224.836395" calcext:value-type="float">
            <text:p>1224,836395</text:p>
          </table:table-cell>
          <table:table-cell table:formula="of:=[.C257]-[.B257]" office:value-type="float" office:value="10.4165540000001" calcext:value-type="float">
            <text:p>10,416554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1225.075624" calcext:value-type="float">
            <text:p>1225,075624</text:p>
          </table:table-cell>
          <table:table-cell office:value-type="float" office:value="1227.749773" calcext:value-type="float">
            <text:p>1227,749773</text:p>
          </table:table-cell>
          <table:table-cell table:formula="of:=[.C258]-[.B258]" office:value-type="float" office:value="2.67414899999994" calcext:value-type="float">
            <text:p>2,674149</text:p>
          </table:table-cell>
          <table:table-cell office:value-type="string" calcext:value-type="string">
            <text:p>P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1229.365873" calcext:value-type="float">
            <text:p>1229,365873</text:p>
          </table:table-cell>
          <table:table-cell office:value-type="float" office:value="1231.910317" calcext:value-type="float">
            <text:p>1231,910317</text:p>
          </table:table-cell>
          <table:table-cell table:formula="of:=[.C259]-[.B259]" office:value-type="float" office:value="2.54444400000011" calcext:value-type="float">
            <text:p>2,544444</text:p>
          </table:table-cell>
          <table:table-cell office:value-type="string" calcext:value-type="string">
            <text:p>P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number-columns-repeated="14"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1232.039796" calcext:value-type="float">
            <text:p>1232,039796</text:p>
          </table:table-cell>
          <table:table-cell office:value-type="float" office:value="1237.30805" calcext:value-type="float">
            <text:p>1237,30805</text:p>
          </table:table-cell>
          <table:table-cell table:formula="of:=[.C260]-[.B260]" office:value-type="float" office:value="5.26825400000007" calcext:value-type="float">
            <text:p>5,268254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1237.527324" calcext:value-type="float">
            <text:p>1237,527324</text:p>
          </table:table-cell>
          <table:table-cell office:value-type="float" office:value="1238.156122" calcext:value-type="float">
            <text:p>1238,156122</text:p>
          </table:table-cell>
          <table:table-cell table:formula="of:=[.C261]-[.B261]" office:value-type="float" office:value="0.628798000000188" calcext:value-type="float">
            <text:p>0,628798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1240.171315" calcext:value-type="float">
            <text:p>1240,171315</text:p>
          </table:table-cell>
          <table:table-cell office:value-type="float" office:value="1241.019615" calcext:value-type="float">
            <text:p>1241,019615</text:p>
          </table:table-cell>
          <table:table-cell table:formula="of:=[.C262]-[.B262]" office:value-type="float" office:value="0.848299999999881" calcext:value-type="float">
            <text:p>0,8483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1241.837528" calcext:value-type="float">
            <text:p>1241,837528</text:p>
          </table:table-cell>
          <table:table-cell office:value-type="float" office:value="1243.853175" calcext:value-type="float">
            <text:p>1243,853175</text:p>
          </table:table-cell>
          <table:table-cell table:formula="of:=[.C263]-[.B263]" office:value-type="float" office:value="2.01564699999994" calcext:value-type="float">
            <text:p>2,015647</text:p>
          </table:table-cell>
          <table:table-cell office:value-type="string" calcext:value-type="string">
            <text:p>P4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14"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1244.790816" calcext:value-type="float">
            <text:p>1244,790816</text:p>
          </table:table-cell>
          <table:table-cell office:value-type="float" office:value="1248.273129" calcext:value-type="float">
            <text:p>1248,273129</text:p>
          </table:table-cell>
          <table:table-cell table:formula="of:=[.C264]-[.B264]" office:value-type="float" office:value="3.48231299999998" calcext:value-type="float">
            <text:p>3,482313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1248.811678" calcext:value-type="float">
            <text:p>1248,811678</text:p>
          </table:table-cell>
          <table:table-cell office:value-type="float" office:value="1250.288549" calcext:value-type="float">
            <text:p>1250,288549</text:p>
          </table:table-cell>
          <table:table-cell table:formula="of:=[.C265]-[.B265]" office:value-type="float" office:value="1.47687100000007" calcext:value-type="float">
            <text:p>1,476871</text:p>
          </table:table-cell>
          <table:table-cell office:value-type="string" calcext:value-type="string">
            <text:p>P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1251.246145" calcext:value-type="float">
            <text:p>1251,246145</text:p>
          </table:table-cell>
          <table:table-cell office:value-type="float" office:value="1258.30034" calcext:value-type="float">
            <text:p>1258,30034</text:p>
          </table:table-cell>
          <table:table-cell table:formula="of:=[.C266]-[.B266]" office:value-type="float" office:value="7.05419499999994" calcext:value-type="float">
            <text:p>7,054195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1259.008503" calcext:value-type="float">
            <text:p>1259,008503</text:p>
          </table:table-cell>
          <table:table-cell office:value-type="float" office:value="1269.335261" calcext:value-type="float">
            <text:p>1269,335261</text:p>
          </table:table-cell>
          <table:table-cell table:formula="of:=[.C267]-[.B267]" office:value-type="float" office:value="10.3267579999999" calcext:value-type="float">
            <text:p>10,326758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1270.69195" calcext:value-type="float">
            <text:p>1270,69195</text:p>
          </table:table-cell>
          <table:table-cell office:value-type="float" office:value="1278.923469" calcext:value-type="float">
            <text:p>1278,923469</text:p>
          </table:table-cell>
          <table:table-cell table:formula="of:=[.C268]-[.B268]" office:value-type="float" office:value="8.23151900000016" calcext:value-type="float">
            <text:p>8,231519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1279.142744" calcext:value-type="float">
            <text:p>1279,142744</text:p>
          </table:table-cell>
          <table:table-cell office:value-type="float" office:value="1281.258163" calcext:value-type="float">
            <text:p>1281,258163</text:p>
          </table:table-cell>
          <table:table-cell table:formula="of:=[.C269]-[.B269]" office:value-type="float" office:value="2.11541899999997" calcext:value-type="float">
            <text:p>2,115419</text:p>
          </table:table-cell>
          <table:table-cell office:value-type="string" calcext:value-type="string">
            <text:p>P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1281.457483" calcext:value-type="float">
            <text:p>1281,457483</text:p>
          </table:table-cell>
          <table:table-cell office:value-type="float" office:value="1282.714853" calcext:value-type="float">
            <text:p>1282,714853</text:p>
          </table:table-cell>
          <table:table-cell table:formula="of:=[.C270]-[.B270]" office:value-type="float" office:value="1.25737000000004" calcext:value-type="float">
            <text:p>1,25737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1288.70102" calcext:value-type="float">
            <text:p>1288,70102</text:p>
          </table:table-cell>
          <table:table-cell office:value-type="float" office:value="1290.25771" calcext:value-type="float">
            <text:p>1290,25771</text:p>
          </table:table-cell>
          <table:table-cell table:formula="of:=[.C271]-[.B271]" office:value-type="float" office:value="1.55669000000012" calcext:value-type="float">
            <text:p>1,55669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1290.427098" calcext:value-type="float">
            <text:p>1290,427098</text:p>
          </table:table-cell>
          <table:table-cell office:value-type="float" office:value="1291.125737" calcext:value-type="float">
            <text:p>1291,125737</text:p>
          </table:table-cell>
          <table:table-cell table:formula="of:=[.C272]-[.B272]" office:value-type="float" office:value="0.698639000000185" calcext:value-type="float">
            <text:p>0,698639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1293.160884" calcext:value-type="float">
            <text:p>1293,160884</text:p>
          </table:table-cell>
          <table:table-cell office:value-type="float" office:value="1293.480385" calcext:value-type="float">
            <text:p>1293,480385</text:p>
          </table:table-cell>
          <table:table-cell table:formula="of:=[.C273]-[.B273]" office:value-type="float" office:value="0.319501000000173" calcext:value-type="float">
            <text:p>0,31950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1294.308277" calcext:value-type="float">
            <text:p>1294,308277</text:p>
          </table:table-cell>
          <table:table-cell office:value-type="float" office:value="1295.06678" calcext:value-type="float">
            <text:p>1295,06678</text:p>
          </table:table-cell>
          <table:table-cell table:formula="of:=[.C274]-[.B274]" office:value-type="float" office:value="0.758503000000019" calcext:value-type="float">
            <text:p>0,758503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1297.181746" calcext:value-type="float">
            <text:p>1297,181746</text:p>
          </table:table-cell>
          <table:table-cell office:value-type="float" office:value="1300.254989" calcext:value-type="float">
            <text:p>1300,254989</text:p>
          </table:table-cell>
          <table:table-cell table:formula="of:=[.C275]-[.B275]" office:value-type="float" office:value="3.07324300000005" calcext:value-type="float">
            <text:p>3,073243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1300.554082" calcext:value-type="float">
            <text:p>1300,554082</text:p>
          </table:table-cell>
          <table:table-cell office:value-type="float" office:value="1301.961111" calcext:value-type="float">
            <text:p>1301,961111</text:p>
          </table:table-cell>
          <table:table-cell table:formula="of:=[.C276]-[.B276]" office:value-type="float" office:value="1.40702899999997" calcext:value-type="float">
            <text:p>1,407029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1302.310091" calcext:value-type="float">
            <text:p>1302,310091</text:p>
          </table:table-cell>
          <table:table-cell office:value-type="float" office:value="1307.498526" calcext:value-type="float">
            <text:p>1307,498526</text:p>
          </table:table-cell>
          <table:table-cell table:formula="of:=[.C277]-[.B277]" office:value-type="float" office:value="5.18843500000003" calcext:value-type="float">
            <text:p>5,188435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1307.827551" calcext:value-type="float">
            <text:p>1307,827551</text:p>
          </table:table-cell>
          <table:table-cell office:value-type="float" office:value="1310.232313" calcext:value-type="float">
            <text:p>1310,232313</text:p>
          </table:table-cell>
          <table:table-cell table:formula="of:=[.C278]-[.B278]" office:value-type="float" office:value="2.40476199999989" calcext:value-type="float">
            <text:p>2,404762</text:p>
          </table:table-cell>
          <table:table-cell office:value-type="string" calcext:value-type="string">
            <text:p>P1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1310.661111" calcext:value-type="float">
            <text:p>1310,661111</text:p>
          </table:table-cell>
          <table:table-cell office:value-type="float" office:value="1317.156576" calcext:value-type="float">
            <text:p>1317,156576</text:p>
          </table:table-cell>
          <table:table-cell table:formula="of:=[.C279]-[.B279]" office:value-type="float" office:value="6.4954650000002" calcext:value-type="float">
            <text:p>6,495465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1317.37585" calcext:value-type="float">
            <text:p>1317,37585</text:p>
          </table:table-cell>
          <table:table-cell office:value-type="float" office:value="1322.32483" calcext:value-type="float">
            <text:p>1322,32483</text:p>
          </table:table-cell>
          <table:table-cell table:formula="of:=[.C280]-[.B280]" office:value-type="float" office:value="4.94898000000012" calcext:value-type="float">
            <text:p>4,94898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1322.733673" calcext:value-type="float">
            <text:p>1322,733673</text:p>
          </table:table-cell>
          <table:table-cell office:value-type="float" office:value="1324.938889" calcext:value-type="float">
            <text:p>1324,938889</text:p>
          </table:table-cell>
          <table:table-cell table:formula="of:=[.C281]-[.B281]" office:value-type="float" office:value="2.20521600000006" calcext:value-type="float">
            <text:p>2,205216</text:p>
          </table:table-cell>
          <table:table-cell office:value-type="string" calcext:value-type="string">
            <text:p>P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4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1325.327778" calcext:value-type="float">
            <text:p>1325,327778</text:p>
          </table:table-cell>
          <table:table-cell office:value-type="float" office:value="1328.021882" calcext:value-type="float">
            <text:p>1328,021882</text:p>
          </table:table-cell>
          <table:table-cell table:formula="of:=[.C282]-[.B282]" office:value-type="float" office:value="2.69410399999992" calcext:value-type="float">
            <text:p>2,694104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1328.390816" calcext:value-type="float">
            <text:p>1328,390816</text:p>
          </table:table-cell>
          <table:table-cell office:value-type="float" office:value="1329.209184" calcext:value-type="float">
            <text:p>1329,209184</text:p>
          </table:table-cell>
          <table:table-cell table:formula="of:=[.C283]-[.B283]" office:value-type="float" office:value="0.818367999999964" calcext:value-type="float">
            <text:p>0,818368</text:p>
          </table:table-cell>
          <table:table-cell office:value-type="string" calcext:value-type="string">
            <text:p>P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4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1331.164512" calcext:value-type="float">
            <text:p>1331,164512</text:p>
          </table:table-cell>
          <table:table-cell office:value-type="float" office:value="1338.777438" calcext:value-type="float">
            <text:p>1338,777438</text:p>
          </table:table-cell>
          <table:table-cell table:formula="of:=[.C284]-[.B284]" office:value-type="float" office:value="7.61292600000002" calcext:value-type="float">
            <text:p>7,612926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1339.725057" calcext:value-type="float">
            <text:p>1339,725057</text:p>
          </table:table-cell>
          <table:table-cell office:value-type="float" office:value="1346.739342" calcext:value-type="float">
            <text:p>1346,739342</text:p>
          </table:table-cell>
          <table:table-cell table:formula="of:=[.C285]-[.B285]" office:value-type="float" office:value="7.01428499999997" calcext:value-type="float">
            <text:p>7,014285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1347.237982" calcext:value-type="float">
            <text:p>1347,237982</text:p>
          </table:table-cell>
          <table:table-cell office:value-type="float" office:value="1355.918481" calcext:value-type="float">
            <text:p>1355,918481</text:p>
          </table:table-cell>
          <table:table-cell table:formula="of:=[.C286]-[.B286]" office:value-type="float" office:value="8.68049899999983" calcext:value-type="float">
            <text:p>8,680499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1356.397166" calcext:value-type="float">
            <text:p>1356,397166</text:p>
          </table:table-cell>
          <table:table-cell office:value-type="float" office:value="1359.011451" calcext:value-type="float">
            <text:p>1359,011451</text:p>
          </table:table-cell>
          <table:table-cell table:formula="of:=[.C287]-[.B287]" office:value-type="float" office:value="2.61428500000011" calcext:value-type="float">
            <text:p>2,614285</text:p>
          </table:table-cell>
          <table:table-cell office:value-type="string" calcext:value-type="string">
            <text:p>P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1361.086508" calcext:value-type="float">
            <text:p>1361,086508</text:p>
          </table:table-cell>
          <table:table-cell office:value-type="float" office:value="1364.30941" calcext:value-type="float">
            <text:p>1364,30941</text:p>
          </table:table-cell>
          <table:table-cell table:formula="of:=[.C288]-[.B288]" office:value-type="float" office:value="3.22290199999998" calcext:value-type="float">
            <text:p>3,222902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1364.668367" calcext:value-type="float">
            <text:p>1364,668367</text:p>
          </table:table-cell>
          <table:table-cell office:value-type="float" office:value="1372.840023" calcext:value-type="float">
            <text:p>1372,840023</text:p>
          </table:table-cell>
          <table:table-cell table:formula="of:=[.C289]-[.B289]" office:value-type="float" office:value="8.17165599999998" calcext:value-type="float">
            <text:p>8,171656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1373.428458" calcext:value-type="float">
            <text:p>1373,428458</text:p>
          </table:table-cell>
          <table:table-cell office:value-type="float" office:value="1381.669955" calcext:value-type="float">
            <text:p>1381,669955</text:p>
          </table:table-cell>
          <table:table-cell table:formula="of:=[.C290]-[.B290]" office:value-type="float" office:value="8.24149699999998" calcext:value-type="float">
            <text:p>8,241497</text:p>
          </table:table-cell>
          <table:table-cell office:value-type="string" calcext:value-type="string">
            <text:p>P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382.168594" calcext:value-type="float">
            <text:p>1382,168594</text:p>
          </table:table-cell>
          <table:table-cell office:value-type="float" office:value="1386.359297" calcext:value-type="float">
            <text:p>1386,359297</text:p>
          </table:table-cell>
          <table:table-cell table:formula="of:=[.C291]-[.B291]" office:value-type="float" office:value="4.19070299999999" calcext:value-type="float">
            <text:p>4,190703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1386.708277" calcext:value-type="float">
            <text:p>1386,708277</text:p>
          </table:table-cell>
          <table:table-cell office:value-type="float" office:value="1387.536621" calcext:value-type="float">
            <text:p>1387,536621</text:p>
          </table:table-cell>
          <table:table-cell table:formula="of:=[.C292]-[.B292]" office:value-type="float" office:value="0.828344000000016" calcext:value-type="float">
            <text:p>0,828344</text:p>
          </table:table-cell>
          <table:table-cell office:value-type="string" calcext:value-type="string">
            <text:p>P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1389.581746" calcext:value-type="float">
            <text:p>1389,581746</text:p>
          </table:table-cell>
          <table:table-cell office:value-type="float" office:value="1390.928912" calcext:value-type="float">
            <text:p>1390,928912</text:p>
          </table:table-cell>
          <table:table-cell table:formula="of:=[.C293]-[.B293]" office:value-type="float" office:value="1.34716600000002" calcext:value-type="float">
            <text:p>1,347166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1391.437528" calcext:value-type="float">
            <text:p>1391,437528</text:p>
          </table:table-cell>
          <table:table-cell office:value-type="float" office:value="1395.668141" calcext:value-type="float">
            <text:p>1395,668141</text:p>
          </table:table-cell>
          <table:table-cell table:formula="of:=[.C294]-[.B294]" office:value-type="float" office:value="4.23061300000018" calcext:value-type="float">
            <text:p>4,230613</text:p>
          </table:table-cell>
          <table:table-cell office:value-type="string" calcext:value-type="string">
            <text:p>P38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4"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1396.625737" calcext:value-type="float">
            <text:p>1396,625737</text:p>
          </table:table-cell>
          <table:table-cell office:value-type="float" office:value="1397.304422" calcext:value-type="float">
            <text:p>1397,304422</text:p>
          </table:table-cell>
          <table:table-cell table:formula="of:=[.C295]-[.B295]" office:value-type="float" office:value="0.678684999999859" calcext:value-type="float">
            <text:p>0,678685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1399.399433" calcext:value-type="float">
            <text:p>1399,399433</text:p>
          </table:table-cell>
          <table:table-cell office:value-type="float" office:value="1401.37517" calcext:value-type="float">
            <text:p>1401,37517</text:p>
          </table:table-cell>
          <table:table-cell table:formula="of:=[.C296]-[.B296]" office:value-type="float" office:value="1.97573699999998" calcext:value-type="float">
            <text:p>1,975737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1401.524603" calcext:value-type="float">
            <text:p>1401,524603</text:p>
          </table:table-cell>
          <table:table-cell office:value-type="float" office:value="1402.771995" calcext:value-type="float">
            <text:p>1402,771995</text:p>
          </table:table-cell>
          <table:table-cell table:formula="of:=[.C297]-[.B297]" office:value-type="float" office:value="1.24739199999999" calcext:value-type="float">
            <text:p>1,247392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1402.881519" calcext:value-type="float">
            <text:p>1402,881519</text:p>
          </table:table-cell>
          <table:table-cell office:value-type="float" office:value="1411.063152" calcext:value-type="float">
            <text:p>1411,063152</text:p>
          </table:table-cell>
          <table:table-cell table:formula="of:=[.C298]-[.B298]" office:value-type="float" office:value="8.18163299999992" calcext:value-type="float">
            <text:p>8,181633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1411.292404" calcext:value-type="float">
            <text:p>1411,292404</text:p>
          </table:table-cell>
          <table:table-cell office:value-type="float" office:value="1413.397846" calcext:value-type="float">
            <text:p>1413,397846</text:p>
          </table:table-cell>
          <table:table-cell table:formula="of:=[.C299]-[.B299]" office:value-type="float" office:value="2.10544200000004" calcext:value-type="float">
            <text:p>2,105442</text:p>
          </table:table-cell>
          <table:table-cell office:value-type="string" calcext:value-type="string">
            <text:p>P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4"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1413.50737" calcext:value-type="float">
            <text:p>1413,50737</text:p>
          </table:table-cell>
          <table:table-cell office:value-type="float" office:value="1415.742517" calcext:value-type="float">
            <text:p>1415,742517</text:p>
          </table:table-cell>
          <table:table-cell table:formula="of:=[.C300]-[.B300]" office:value-type="float" office:value="2.23514699999987" calcext:value-type="float">
            <text:p>2,235147</text:p>
          </table:table-cell>
          <table:table-cell office:value-type="string" calcext:value-type="string">
            <text:p>P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4"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415.941837" calcext:value-type="float">
            <text:p>1415,941837</text:p>
          </table:table-cell>
          <table:table-cell office:value-type="float" office:value="1417.388776" calcext:value-type="float">
            <text:p>1417,388776</text:p>
          </table:table-cell>
          <table:table-cell table:formula="of:=[.C301]-[.B301]" office:value-type="float" office:value="1.44693899999993" calcext:value-type="float">
            <text:p>1,446939</text:p>
          </table:table-cell>
          <table:table-cell office:value-type="string" calcext:value-type="string">
            <text:p>P3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14"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1419.393991" calcext:value-type="float">
            <text:p>1419,393991</text:p>
          </table:table-cell>
          <table:table-cell office:value-type="float" office:value="1426.158844" calcext:value-type="float">
            <text:p>1426,158844</text:p>
          </table:table-cell>
          <table:table-cell table:formula="of:=[.C302]-[.B302]" office:value-type="float" office:value="6.76485300000013" calcext:value-type="float">
            <text:p>6,764853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1426.936848" calcext:value-type="float">
            <text:p>1426,936848</text:p>
          </table:table-cell>
          <table:table-cell office:value-type="float" office:value="1430.728458" calcext:value-type="float">
            <text:p>1430,728458</text:p>
          </table:table-cell>
          <table:table-cell table:formula="of:=[.C303]-[.B303]" office:value-type="float" office:value="3.79160999999999" calcext:value-type="float">
            <text:p>3,79161</text:p>
          </table:table-cell>
          <table:table-cell office:value-type="string" calcext:value-type="string">
            <text:p>P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1430.95771" calcext:value-type="float">
            <text:p>1430,95771</text:p>
          </table:table-cell>
          <table:table-cell office:value-type="float" office:value="1434.410091" calcext:value-type="float">
            <text:p>1434,410091</text:p>
          </table:table-cell>
          <table:table-cell table:formula="of:=[.C304]-[.B304]" office:value-type="float" office:value="3.45238100000006" calcext:value-type="float">
            <text:p>3,452381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1435.128231" calcext:value-type="float">
            <text:p>1435,128231</text:p>
          </table:table-cell>
          <table:table-cell office:value-type="float" office:value="1436.994218" calcext:value-type="float">
            <text:p>1436,994218</text:p>
          </table:table-cell>
          <table:table-cell table:formula="of:=[.C305]-[.B305]" office:value-type="float" office:value="1.86598700000013" calcext:value-type="float">
            <text:p>1,865987</text:p>
          </table:table-cell>
          <table:table-cell office:value-type="string" calcext:value-type="string">
            <text:p>P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1437.293311" calcext:value-type="float">
            <text:p>1437,293311</text:p>
          </table:table-cell>
          <table:table-cell office:value-type="float" office:value="1446.113492" calcext:value-type="float">
            <text:p>1446,113492</text:p>
          </table:table-cell>
          <table:table-cell table:formula="of:=[.C306]-[.B306]" office:value-type="float" office:value="8.82018100000005" calcext:value-type="float">
            <text:p>8,820181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1446.911451" calcext:value-type="float">
            <text:p>1446,911451</text:p>
          </table:table-cell>
          <table:table-cell office:value-type="float" office:value="1451.630952" calcext:value-type="float">
            <text:p>1451,630952</text:p>
          </table:table-cell>
          <table:table-cell table:formula="of:=[.C307]-[.B307]" office:value-type="float" office:value="4.71950100000004" calcext:value-type="float">
            <text:p>4,719501</text:p>
          </table:table-cell>
          <table:table-cell office:value-type="string" calcext:value-type="string">
            <text:p>P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1451.780385" calcext:value-type="float">
            <text:p>1451,780385</text:p>
          </table:table-cell>
          <table:table-cell office:value-type="float" office:value="1463.743424" calcext:value-type="float">
            <text:p>1463,743424</text:p>
          </table:table-cell>
          <table:table-cell table:formula="of:=[.C308]-[.B308]" office:value-type="float" office:value="11.963039" calcext:value-type="float">
            <text:p>11,963039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1464.152268" calcext:value-type="float">
            <text:p>1464,152268</text:p>
          </table:table-cell>
          <table:table-cell office:value-type="float" office:value="1468.003741" calcext:value-type="float">
            <text:p>1468,003741</text:p>
          </table:table-cell>
          <table:table-cell table:formula="of:=[.C309]-[.B309]" office:value-type="float" office:value="3.85147299999994" calcext:value-type="float">
            <text:p>3,851473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1468.342744" calcext:value-type="float">
            <text:p>1468,342744</text:p>
          </table:table-cell>
          <table:table-cell office:value-type="float" office:value="1469.669955" calcext:value-type="float">
            <text:p>1469,669955</text:p>
          </table:table-cell>
          <table:table-cell table:formula="of:=[.C310]-[.B310]" office:value-type="float" office:value="1.32721100000003" calcext:value-type="float">
            <text:p>1,327211</text:p>
          </table:table-cell>
          <table:table-cell office:value-type="string" calcext:value-type="string">
            <text:p>P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1470.597619" calcext:value-type="float">
            <text:p>1470,597619</text:p>
          </table:table-cell>
          <table:table-cell office:value-type="float" office:value="1486.09263" calcext:value-type="float">
            <text:p>1486,09263</text:p>
          </table:table-cell>
          <table:table-cell table:formula="of:=[.C311]-[.B311]" office:value-type="float" office:value="15.4950110000002" calcext:value-type="float">
            <text:p>15,495011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1486.551361" calcext:value-type="float">
            <text:p>1486,551361</text:p>
          </table:table-cell>
          <table:table-cell office:value-type="float" office:value="1492.967007" calcext:value-type="float">
            <text:p>1492,967007</text:p>
          </table:table-cell>
          <table:table-cell table:formula="of:=[.C312]-[.B312]" office:value-type="float" office:value="6.41564599999992" calcext:value-type="float">
            <text:p>6,415646</text:p>
          </table:table-cell>
          <table:table-cell office:value-type="string" calcext:value-type="string">
            <text:p>P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14"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1493.365873" calcext:value-type="float">
            <text:p>1493,365873</text:p>
          </table:table-cell>
          <table:table-cell office:value-type="float" office:value="1495.610998" calcext:value-type="float">
            <text:p>1495,610998</text:p>
          </table:table-cell>
          <table:table-cell table:formula="of:=[.C313]-[.B313]" office:value-type="float" office:value="2.24512500000014" calcext:value-type="float">
            <text:p>2,245125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1497.656122" calcext:value-type="float">
            <text:p>1497,656122</text:p>
          </table:table-cell>
          <table:table-cell office:value-type="float" office:value="1502.994218" calcext:value-type="float">
            <text:p>1502,994218</text:p>
          </table:table-cell>
          <table:table-cell table:formula="of:=[.C314]-[.B314]" office:value-type="float" office:value="5.33809599999995" calcext:value-type="float">
            <text:p>5,338096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1503.552721" calcext:value-type="float">
            <text:p>1503,552721</text:p>
          </table:table-cell>
          <table:table-cell office:value-type="float" office:value="1511.814172" calcext:value-type="float">
            <text:p>1511,814172</text:p>
          </table:table-cell>
          <table:table-cell table:formula="of:=[.C315]-[.B315]" office:value-type="float" office:value="8.26145100000008" calcext:value-type="float">
            <text:p>8,261451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1513.84932" calcext:value-type="float">
            <text:p>1513,84932</text:p>
          </table:table-cell>
          <table:table-cell office:value-type="float" office:value="1521.841383" calcext:value-type="float">
            <text:p>1521,841383</text:p>
          </table:table-cell>
          <table:table-cell table:formula="of:=[.C316]-[.B316]" office:value-type="float" office:value="7.99206299999992" calcext:value-type="float">
            <text:p>7,992063</text:p>
          </table:table-cell>
          <table:table-cell office:value-type="string" calcext:value-type="string">
            <text:p>P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1523.806689" calcext:value-type="float">
            <text:p>1523,806689</text:p>
          </table:table-cell>
          <table:table-cell office:value-type="float" office:value="1526.031859" calcext:value-type="float">
            <text:p>1526,031859</text:p>
          </table:table-cell>
          <table:table-cell table:formula="of:=[.C317]-[.B317]" office:value-type="float" office:value="2.22516999999993" calcext:value-type="float">
            <text:p>2,22517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1526.520522" calcext:value-type="float">
            <text:p>1526,520522</text:p>
          </table:table-cell>
          <table:table-cell office:value-type="float" office:value="1528.236848" calcext:value-type="float">
            <text:p>1528,236848</text:p>
          </table:table-cell>
          <table:table-cell table:formula="of:=[.C318]-[.B318]" office:value-type="float" office:value="1.71632599999998" calcext:value-type="float">
            <text:p>1,716326</text:p>
          </table:table-cell>
          <table:table-cell office:value-type="string" calcext:value-type="string">
            <text:p>P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14"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1528.416213" calcext:value-type="float">
            <text:p>1528,416213</text:p>
          </table:table-cell>
          <table:table-cell office:value-type="float" office:value="1532.626871" calcext:value-type="float">
            <text:p>1532,626871</text:p>
          </table:table-cell>
          <table:table-cell table:formula="of:=[.C319]-[.B319]" office:value-type="float" office:value="4.21065799999997" calcext:value-type="float">
            <text:p>4,210658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1534.193084" calcext:value-type="float">
            <text:p>1534,193084</text:p>
          </table:table-cell>
          <table:table-cell office:value-type="float" office:value="1536.637755" calcext:value-type="float">
            <text:p>1536,637755</text:p>
          </table:table-cell>
          <table:table-cell table:formula="of:=[.C320]-[.B320]" office:value-type="float" office:value="2.44467099999997" calcext:value-type="float">
            <text:p>2,444671</text:p>
          </table:table-cell>
          <table:table-cell office:value-type="string" calcext:value-type="string">
            <text:p>P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1537.136395" calcext:value-type="float">
            <text:p>1537,136395</text:p>
          </table:table-cell>
          <table:table-cell office:value-type="float" office:value="1542.075397" calcext:value-type="float">
            <text:p>1542,075397</text:p>
          </table:table-cell>
          <table:table-cell table:formula="of:=[.C321]-[.B321]" office:value-type="float" office:value="4.93900200000007" calcext:value-type="float">
            <text:p>4,939002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1542.404422" calcext:value-type="float">
            <text:p>1542,404422</text:p>
          </table:table-cell>
          <table:table-cell office:value-type="float" office:value="1544.908957" calcext:value-type="float">
            <text:p>1544,908957</text:p>
          </table:table-cell>
          <table:table-cell table:formula="of:=[.C322]-[.B322]" office:value-type="float" office:value="2.50453500000003" calcext:value-type="float">
            <text:p>2,504535</text:p>
          </table:table-cell>
          <table:table-cell office:value-type="string" calcext:value-type="string">
            <text:p>P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1545.46746" calcext:value-type="float">
            <text:p>1545,46746</text:p>
          </table:table-cell>
          <table:table-cell office:value-type="float" office:value="1548.241383" calcext:value-type="float">
            <text:p>1548,241383</text:p>
          </table:table-cell>
          <table:table-cell table:formula="of:=[.C323]-[.B323]" office:value-type="float" office:value="2.77392299999997" calcext:value-type="float">
            <text:p>2,773923</text:p>
          </table:table-cell>
          <table:table-cell office:value-type="string" calcext:value-type="string">
            <text:p>P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14"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1548.370862" calcext:value-type="float">
            <text:p>1548,370862</text:p>
          </table:table-cell>
          <table:table-cell office:value-type="float" office:value="1557.031406" calcext:value-type="float">
            <text:p>1557,031406</text:p>
          </table:table-cell>
          <table:table-cell table:formula="of:=[.C324]-[.B324]" office:value-type="float" office:value="8.66054400000007" calcext:value-type="float">
            <text:p>8,660544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1557.599887" calcext:value-type="float">
            <text:p>1557,599887</text:p>
          </table:table-cell>
          <table:table-cell office:value-type="float" office:value="1558.727551" calcext:value-type="float">
            <text:p>1558,727551</text:p>
          </table:table-cell>
          <table:table-cell table:formula="of:=[.C325]-[.B325]" office:value-type="float" office:value="1.12766399999987" calcext:value-type="float">
            <text:p>1,127664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1559.615306" calcext:value-type="float">
            <text:p>1559,615306</text:p>
          </table:table-cell>
          <table:table-cell office:value-type="float" office:value="1568.355669" calcext:value-type="float">
            <text:p>1568,355669</text:p>
          </table:table-cell>
          <table:table-cell table:formula="of:=[.C326]-[.B326]" office:value-type="float" office:value="8.74036300000012" calcext:value-type="float">
            <text:p>8,740363</text:p>
          </table:table-cell>
          <table:table-cell office:value-type="string" calcext:value-type="string">
            <text:p>P43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table:number-columns-repeated="14"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1568.914172" calcext:value-type="float">
            <text:p>1568,914172</text:p>
          </table:table-cell>
          <table:table-cell office:value-type="float" office:value="1573.813265" calcext:value-type="float">
            <text:p>1573,813265</text:p>
          </table:table-cell>
          <table:table-cell table:formula="of:=[.C327]-[.B327]" office:value-type="float" office:value="4.89909299999999" calcext:value-type="float">
            <text:p>4,899093</text:p>
          </table:table-cell>
          <table:table-cell office:value-type="string" calcext:value-type="string">
            <text:p>P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14"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1574.950454" calcext:value-type="float">
            <text:p>1574,950454</text:p>
          </table:table-cell>
          <table:table-cell office:value-type="float" office:value="1583.0822" calcext:value-type="float">
            <text:p>1583,0822</text:p>
          </table:table-cell>
          <table:table-cell table:formula="of:=[.C328]-[.B328]" office:value-type="float" office:value="8.13174600000002" calcext:value-type="float">
            <text:p>8,131746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1583.820295" calcext:value-type="float">
            <text:p>1583,820295</text:p>
          </table:table-cell>
          <table:table-cell office:value-type="float" office:value="1586.693991" calcext:value-type="float">
            <text:p>1586,693991</text:p>
          </table:table-cell>
          <table:table-cell table:formula="of:=[.C329]-[.B329]" office:value-type="float" office:value="2.87369600000011" calcext:value-type="float">
            <text:p>2,873696</text:p>
          </table:table-cell>
          <table:table-cell office:value-type="string" calcext:value-type="string">
            <text:p>P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14"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1588.409864" calcext:value-type="float">
            <text:p>1588,409864</text:p>
          </table:table-cell>
          <table:table-cell office:value-type="float" office:value="1589.148413" calcext:value-type="float">
            <text:p>1589,148413</text:p>
          </table:table-cell>
          <table:table-cell table:formula="of:=[.C330]-[.B330]" office:value-type="float" office:value="0.738548999999921" calcext:value-type="float">
            <text:p>0,738549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1589.926417" calcext:value-type="float">
            <text:p>1589,926417</text:p>
          </table:table-cell>
          <table:table-cell office:value-type="float" office:value="1590.734807" calcext:value-type="float">
            <text:p>1590,734807</text:p>
          </table:table-cell>
          <table:table-cell table:formula="of:=[.C331]-[.B331]" office:value-type="float" office:value="0.808390000000145" calcext:value-type="float">
            <text:p>0,80839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1590.88424" calcext:value-type="float">
            <text:p>1590,88424</text:p>
          </table:table-cell>
          <table:table-cell office:value-type="float" office:value="1591.523016" calcext:value-type="float">
            <text:p>1591,523016</text:p>
          </table:table-cell>
          <table:table-cell table:formula="of:=[.C332]-[.B332]" office:value-type="float" office:value="0.638776000000007" calcext:value-type="float">
            <text:p>0,638776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1592.390816" calcext:value-type="float">
            <text:p>1592,390816</text:p>
          </table:table-cell>
          <table:table-cell office:value-type="float" office:value="1593.029592" calcext:value-type="float">
            <text:p>1593,029592</text:p>
          </table:table-cell>
          <table:table-cell table:formula="of:=[.C333]-[.B333]" office:value-type="float" office:value="0.638776000000007" calcext:value-type="float">
            <text:p>0,638776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1593.937302" calcext:value-type="float">
            <text:p>1593,937302</text:p>
          </table:table-cell>
          <table:table-cell office:value-type="float" office:value="1595.474036" calcext:value-type="float">
            <text:p>1595,474036</text:p>
          </table:table-cell>
          <table:table-cell table:formula="of:=[.C334]-[.B334]" office:value-type="float" office:value="1.53673400000002" calcext:value-type="float">
            <text:p>1,536734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1597.638889" calcext:value-type="float">
            <text:p>1597,638889</text:p>
          </table:table-cell>
          <table:table-cell office:value-type="float" office:value="1600.342971" calcext:value-type="float">
            <text:p>1600,342971</text:p>
          </table:table-cell>
          <table:table-cell table:formula="of:=[.C335]-[.B335]" office:value-type="float" office:value="2.70408199999997" calcext:value-type="float">
            <text:p>2,704082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1600.881519" calcext:value-type="float">
            <text:p>1600,881519</text:p>
          </table:table-cell>
          <table:table-cell office:value-type="float" office:value="1602.757483" calcext:value-type="float">
            <text:p>1602,757483</text:p>
          </table:table-cell>
          <table:table-cell table:formula="of:=[.C336]-[.B336]" office:value-type="float" office:value="1.87596400000007" calcext:value-type="float">
            <text:p>1,875964</text:p>
          </table:table-cell>
          <table:table-cell office:value-type="string" calcext:value-type="string">
            <text:p>P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1604.732766" calcext:value-type="float">
            <text:p>1604,732766</text:p>
          </table:table-cell>
          <table:table-cell office:value-type="float" office:value="1604.93254" calcext:value-type="float">
            <text:p>1604,93254</text:p>
          </table:table-cell>
          <table:table-cell table:formula="of:=[.C337]-[.B337]" office:value-type="float" office:value="0.199773999999934" calcext:value-type="float">
            <text:p>0,199774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1605.191723" calcext:value-type="float">
            <text:p>1605,191723</text:p>
          </table:table-cell>
          <table:table-cell office:value-type="float" office:value="1607.586508" calcext:value-type="float">
            <text:p>1607,586508</text:p>
          </table:table-cell>
          <table:table-cell table:formula="of:=[.C338]-[.B338]" office:value-type="float" office:value="2.39478500000018" calcext:value-type="float">
            <text:p>2,394785</text:p>
          </table:table-cell>
          <table:table-cell office:value-type="string" calcext:value-type="string">
            <text:p>P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1608.444331" calcext:value-type="float">
            <text:p>1608,444331</text:p>
          </table:table-cell>
          <table:table-cell office:value-type="float" office:value="1609.372449" calcext:value-type="float">
            <text:p>1609,372449</text:p>
          </table:table-cell>
          <table:table-cell table:formula="of:=[.C339]-[.B339]" office:value-type="float" office:value="0.92811800000004" calcext:value-type="float">
            <text:p>0,928118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1609.591723" calcext:value-type="float">
            <text:p>1609,591723</text:p>
          </table:table-cell>
          <table:table-cell office:value-type="float" office:value="1615.538435" calcext:value-type="float">
            <text:p>1615,538435</text:p>
          </table:table-cell>
          <table:table-cell table:formula="of:=[.C340]-[.B340]" office:value-type="float" office:value="5.94671199999993" calcext:value-type="float">
            <text:p>5,946712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1615.967234" calcext:value-type="float">
            <text:p>1615,967234</text:p>
          </table:table-cell>
          <table:table-cell office:value-type="float" office:value="1617.703515" calcext:value-type="float">
            <text:p>1617,703515</text:p>
          </table:table-cell>
          <table:table-cell table:formula="of:=[.C341]-[.B341]" office:value-type="float" office:value="1.73628099999996" calcext:value-type="float">
            <text:p>1,736281</text:p>
          </table:table-cell>
          <table:table-cell office:value-type="string" calcext:value-type="string">
            <text:p>P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1617.892857" calcext:value-type="float">
            <text:p>1617,892857</text:p>
          </table:table-cell>
          <table:table-cell office:value-type="float" office:value="1622.612358" calcext:value-type="float">
            <text:p>1622,612358</text:p>
          </table:table-cell>
          <table:table-cell table:formula="of:=[.C342]-[.B342]" office:value-type="float" office:value="4.71950100000004" calcext:value-type="float">
            <text:p>4,719501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1622.971315" calcext:value-type="float">
            <text:p>1622,971315</text:p>
          </table:table-cell>
          <table:table-cell office:value-type="float" office:value="1624.847279" calcext:value-type="float">
            <text:p>1624,847279</text:p>
          </table:table-cell>
          <table:table-cell table:formula="of:=[.C343]-[.B343]" office:value-type="float" office:value="1.87596400000007" calcext:value-type="float">
            <text:p>1,875964</text:p>
          </table:table-cell>
          <table:table-cell office:value-type="string" calcext:value-type="string">
            <text:p>P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1626.353628" calcext:value-type="float">
            <text:p>1626,353628</text:p>
          </table:table-cell>
          <table:table-cell office:value-type="float" office:value="1631.711678" calcext:value-type="float">
            <text:p>1631,711678</text:p>
          </table:table-cell>
          <table:table-cell table:formula="of:=[.C344]-[.B344]" office:value-type="float" office:value="5.35804999999982" calcext:value-type="float">
            <text:p>5,35805</text:p>
          </table:table-cell>
          <table:table-cell office:value-type="string" calcext:value-type="string">
            <text:p>P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1632.220295" calcext:value-type="float">
            <text:p>1632,220295</text:p>
          </table:table-cell>
          <table:table-cell office:value-type="float" office:value="1636.660431" calcext:value-type="float">
            <text:p>1636,660431</text:p>
          </table:table-cell>
          <table:table-cell table:formula="of:=[.C345]-[.B345]" office:value-type="float" office:value="4.44013599999994" calcext:value-type="float">
            <text:p>4,440136</text:p>
          </table:table-cell>
          <table:table-cell office:value-type="string" calcext:value-type="string">
            <text:p>P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1638.745465" calcext:value-type="float">
            <text:p>1638,745465</text:p>
          </table:table-cell>
          <table:table-cell office:value-type="float" office:value="1640.072676" calcext:value-type="float">
            <text:p>1640,072676</text:p>
          </table:table-cell>
          <table:table-cell table:formula="of:=[.C346]-[.B346]" office:value-type="float" office:value="1.32721100000003" calcext:value-type="float">
            <text:p>1,327211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1640.311905" calcext:value-type="float">
            <text:p>1640,311905</text:p>
          </table:table-cell>
          <table:table-cell office:value-type="float" office:value="1641.39966" calcext:value-type="float">
            <text:p>1641,39966</text:p>
          </table:table-cell>
          <table:table-cell table:formula="of:=[.C347]-[.B347]" office:value-type="float" office:value="1.08775500000002" calcext:value-type="float">
            <text:p>1,087755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1641.519161" calcext:value-type="float">
            <text:p>1641,519161</text:p>
          </table:table-cell>
          <table:table-cell office:value-type="float" office:value="1642.118027" calcext:value-type="float">
            <text:p>1642,118027</text:p>
          </table:table-cell>
          <table:table-cell table:formula="of:=[.C348]-[.B348]" office:value-type="float" office:value="0.598866000000044" calcext:value-type="float">
            <text:p>0,598866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1644.143197" calcext:value-type="float">
            <text:p>1644,143197</text:p>
          </table:table-cell>
          <table:table-cell office:value-type="float" office:value="1651.047732" calcext:value-type="float">
            <text:p>1651,047732</text:p>
          </table:table-cell>
          <table:table-cell table:formula="of:=[.C349]-[.B349]" office:value-type="float" office:value="6.9045349999999" calcext:value-type="float">
            <text:p>6,904535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1651.51644" calcext:value-type="float">
            <text:p>1651,51644</text:p>
          </table:table-cell>
          <table:table-cell office:value-type="float" office:value="1654.659524" calcext:value-type="float">
            <text:p>1654,659524</text:p>
          </table:table-cell>
          <table:table-cell table:formula="of:=[.C350]-[.B350]" office:value-type="float" office:value="3.14308399999982" calcext:value-type="float">
            <text:p>3,143084</text:p>
          </table:table-cell>
          <table:table-cell office:value-type="string" calcext:value-type="string">
            <text:p>P4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14"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1654.998526" calcext:value-type="float">
            <text:p>1654,998526</text:p>
          </table:table-cell>
          <table:table-cell office:value-type="float" office:value="1658.430952" calcext:value-type="float">
            <text:p>1658,430952</text:p>
          </table:table-cell>
          <table:table-cell table:formula="of:=[.C351]-[.B351]" office:value-type="float" office:value="3.43242599999985" calcext:value-type="float">
            <text:p>3,432426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1658.879705" calcext:value-type="float">
            <text:p>1658,879705</text:p>
          </table:table-cell>
          <table:table-cell office:value-type="float" office:value="1661.813265" calcext:value-type="float">
            <text:p>1661,813265</text:p>
          </table:table-cell>
          <table:table-cell table:formula="of:=[.C352]-[.B352]" office:value-type="float" office:value="2.93355999999994" calcext:value-type="float">
            <text:p>2,93356</text:p>
          </table:table-cell>
          <table:table-cell office:value-type="string" calcext:value-type="string">
            <text:p>P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1664.237528" calcext:value-type="float">
            <text:p>1664,237528</text:p>
          </table:table-cell>
          <table:table-cell office:value-type="float" office:value="1665.834127" calcext:value-type="float">
            <text:p>1665,834127</text:p>
          </table:table-cell>
          <table:table-cell table:formula="of:=[.C353]-[.B353]" office:value-type="float" office:value="1.59659899999997" calcext:value-type="float">
            <text:p>1,596599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1672.518707" calcext:value-type="float">
            <text:p>1672,518707</text:p>
          </table:table-cell>
          <table:table-cell office:value-type="float" office:value="1675.242744" calcext:value-type="float">
            <text:p>1675,242744</text:p>
          </table:table-cell>
          <table:table-cell table:formula="of:=[.C354]-[.B354]" office:value-type="float" office:value="2.72403699999995" calcext:value-type="float">
            <text:p>2,724037</text:p>
          </table:table-cell>
          <table:table-cell office:value-type="string" calcext:value-type="string">
            <text:p>P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14"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1675.671542" calcext:value-type="float">
            <text:p>1675,671542</text:p>
          </table:table-cell>
          <table:table-cell office:value-type="float" office:value="1686.137982" calcext:value-type="float">
            <text:p>1686,137982</text:p>
          </table:table-cell>
          <table:table-cell table:formula="of:=[.C355]-[.B355]" office:value-type="float" office:value="10.4664399999999" calcext:value-type="float">
            <text:p>10,46644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1687.045692" calcext:value-type="float">
            <text:p>1687,045692</text:p>
          </table:table-cell>
          <table:table-cell office:value-type="float" office:value="1690.188776" calcext:value-type="float">
            <text:p>1690,188776</text:p>
          </table:table-cell>
          <table:table-cell table:formula="of:=[.C356]-[.B356]" office:value-type="float" office:value="3.14308400000004" calcext:value-type="float">
            <text:p>3,143084</text:p>
          </table:table-cell>
          <table:table-cell office:value-type="string" calcext:value-type="string">
            <text:p>P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14"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1690.81712" calcext:value-type="float">
            <text:p>1690,81712</text:p>
          </table:table-cell>
          <table:table-cell office:value-type="float" office:value="1694.099887" calcext:value-type="float">
            <text:p>1694,099887</text:p>
          </table:table-cell>
          <table:table-cell table:formula="of:=[.C357]-[.B357]" office:value-type="float" office:value="3.28276700000015" calcext:value-type="float">
            <text:p>3,282767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1694.738209" calcext:value-type="float">
            <text:p>1694,738209</text:p>
          </table:table-cell>
          <table:table-cell office:value-type="float" office:value="1697.18288" calcext:value-type="float">
            <text:p>1697,18288</text:p>
          </table:table-cell>
          <table:table-cell table:formula="of:=[.C358]-[.B358]" office:value-type="float" office:value="2.44467099999997" calcext:value-type="float">
            <text:p>2,444671</text:p>
          </table:table-cell>
          <table:table-cell office:value-type="string" calcext:value-type="string">
            <text:p>P4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4"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1699.188095" calcext:value-type="float">
            <text:p>1699,188095</text:p>
          </table:table-cell>
          <table:table-cell office:value-type="float" office:value="1702.770181" calcext:value-type="float">
            <text:p>1702,770181</text:p>
          </table:table-cell>
          <table:table-cell table:formula="of:=[.C359]-[.B359]" office:value-type="float" office:value="3.58208600000012" calcext:value-type="float">
            <text:p>3,582086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1704.047052" calcext:value-type="float">
            <text:p>1704,047052</text:p>
          </table:table-cell>
          <table:table-cell office:value-type="float" office:value="1712.019161" calcext:value-type="float">
            <text:p>1712,019161</text:p>
          </table:table-cell>
          <table:table-cell table:formula="of:=[.C360]-[.B360]" office:value-type="float" office:value="7.97210900000005" calcext:value-type="float">
            <text:p>7,972109</text:p>
          </table:table-cell>
          <table:table-cell office:value-type="string" calcext:value-type="string">
            <text:p>P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1712.398073" calcext:value-type="float">
            <text:p>1712,398073</text:p>
          </table:table-cell>
          <table:table-cell office:value-type="float" office:value="1717.097619" calcext:value-type="float">
            <text:p>1717,097619</text:p>
          </table:table-cell>
          <table:table-cell table:formula="of:=[.C361]-[.B361]" office:value-type="float" office:value="4.69954599999983" calcext:value-type="float">
            <text:p>4,699546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1717.526417" calcext:value-type="float">
            <text:p>1717,526417</text:p>
          </table:table-cell>
          <table:table-cell office:value-type="float" office:value="1721.597392" calcext:value-type="float">
            <text:p>1721,597392</text:p>
          </table:table-cell>
          <table:table-cell table:formula="of:=[.C362]-[.B362]" office:value-type="float" office:value="4.07097499999986" calcext:value-type="float">
            <text:p>4,070975</text:p>
          </table:table-cell>
          <table:table-cell office:value-type="string" calcext:value-type="string">
            <text:p>P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1721.816667" calcext:value-type="float">
            <text:p>1721,816667</text:p>
          </table:table-cell>
          <table:table-cell office:value-type="float" office:value="1723.293537" calcext:value-type="float">
            <text:p>1723,293537</text:p>
          </table:table-cell>
          <table:table-cell table:formula="of:=[.C363]-[.B363]" office:value-type="float" office:value="1.47686999999996" calcext:value-type="float">
            <text:p>1,47687</text:p>
          </table:table-cell>
          <table:table-cell office:value-type="string" calcext:value-type="string">
            <text:p>P35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4"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1724.211224" calcext:value-type="float">
            <text:p>1724,211224</text:p>
          </table:table-cell>
          <table:table-cell office:value-type="float" office:value="1724.869955" calcext:value-type="float">
            <text:p>1724,869955</text:p>
          </table:table-cell>
          <table:table-cell table:formula="of:=[.C364]-[.B364]" office:value-type="float" office:value="0.658730999999989" calcext:value-type="float">
            <text:p>0,65873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1727.274263" calcext:value-type="float">
            <text:p>1727,274263</text:p>
          </table:table-cell>
          <table:table-cell office:value-type="float" office:value="1730.058163" calcext:value-type="float">
            <text:p>1730,058163</text:p>
          </table:table-cell>
          <table:table-cell table:formula="of:=[.C365]-[.B365]" office:value-type="float" office:value="2.7838999999999" calcext:value-type="float">
            <text:p>2,7839</text:p>
          </table:table-cell>
          <table:table-cell office:value-type="string" calcext:value-type="string">
            <text:p>P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1730.277438" calcext:value-type="float">
            <text:p>1730,277438</text:p>
          </table:table-cell>
          <table:table-cell office:value-type="float" office:value="1735.555669" calcext:value-type="float">
            <text:p>1735,555669</text:p>
          </table:table-cell>
          <table:table-cell table:formula="of:=[.C366]-[.B366]" office:value-type="float" office:value="5.27823100000001" calcext:value-type="float">
            <text:p>5,278231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1736.393537" calcext:value-type="float">
            <text:p>1736,393537</text:p>
          </table:table-cell>
          <table:table-cell office:value-type="float" office:value="1740.195125" calcext:value-type="float">
            <text:p>1740,195125</text:p>
          </table:table-cell>
          <table:table-cell table:formula="of:=[.C367]-[.B367]" office:value-type="float" office:value="3.80158800000004" calcext:value-type="float">
            <text:p>3,801588</text:p>
          </table:table-cell>
          <table:table-cell office:value-type="string" calcext:value-type="string">
            <text:p>P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1740.993084" calcext:value-type="float">
            <text:p>1740,993084</text:p>
          </table:table-cell>
          <table:table-cell office:value-type="float" office:value="1743.776984" calcext:value-type="float">
            <text:p>1743,776984</text:p>
          </table:table-cell>
          <table:table-cell table:formula="of:=[.C368]-[.B368]" office:value-type="float" office:value="2.78390000000013" calcext:value-type="float">
            <text:p>2,7839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1744.02619" calcext:value-type="float">
            <text:p>1744,02619</text:p>
          </table:table-cell>
          <table:table-cell office:value-type="float" office:value="1745.902154" calcext:value-type="float">
            <text:p>1745,902154</text:p>
          </table:table-cell>
          <table:table-cell table:formula="of:=[.C369]-[.B369]" office:value-type="float" office:value="1.87596400000007" calcext:value-type="float">
            <text:p>1,875964</text:p>
          </table:table-cell>
          <table:table-cell office:value-type="string" calcext:value-type="string">
            <text:p>P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1746.500567" calcext:value-type="float">
            <text:p>1746,500567</text:p>
          </table:table-cell>
          <table:table-cell office:value-type="float" office:value="1753.215533" calcext:value-type="float">
            <text:p>1753,215533</text:p>
          </table:table-cell>
          <table:table-cell table:formula="of:=[.C370]-[.B370]" office:value-type="float" office:value="6.714966" calcext:value-type="float">
            <text:p>6,714966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1754.761791" calcext:value-type="float">
            <text:p>1754,761791</text:p>
          </table:table-cell>
          <table:table-cell office:value-type="float" office:value="1756.627778" calcext:value-type="float">
            <text:p>1756,627778</text:p>
          </table:table-cell>
          <table:table-cell table:formula="of:=[.C371]-[.B371]" office:value-type="float" office:value="1.86598700000013" calcext:value-type="float">
            <text:p>1,865987</text:p>
          </table:table-cell>
          <table:table-cell office:value-type="string" calcext:value-type="string">
            <text:p>P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1757.086508" calcext:value-type="float">
            <text:p>1757,086508</text:p>
          </table:table-cell>
          <table:table-cell office:value-type="float" office:value="1762.374717" calcext:value-type="float">
            <text:p>1762,374717</text:p>
          </table:table-cell>
          <table:table-cell table:formula="of:=[.C372]-[.B372]" office:value-type="float" office:value="5.28820899999982" calcext:value-type="float">
            <text:p>5,288209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1762.653855" calcext:value-type="float">
            <text:p>1762,653855</text:p>
          </table:table-cell>
          <table:table-cell office:value-type="float" office:value="1764.918934" calcext:value-type="float">
            <text:p>1764,918934</text:p>
          </table:table-cell>
          <table:table-cell table:formula="of:=[.C373]-[.B373]" office:value-type="float" office:value="2.26507900000001" calcext:value-type="float">
            <text:p>2,265079</text:p>
          </table:table-cell>
          <table:table-cell office:value-type="string" calcext:value-type="string">
            <text:p>P2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4"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1765.607143" calcext:value-type="float">
            <text:p>1765,607143</text:p>
          </table:table-cell>
          <table:table-cell office:value-type="float" office:value="1769.129365" calcext:value-type="float">
            <text:p>1769,129365</text:p>
          </table:table-cell>
          <table:table-cell table:formula="of:=[.C374]-[.B374]" office:value-type="float" office:value="3.52222200000006" calcext:value-type="float">
            <text:p>3,522222</text:p>
          </table:table-cell>
          <table:table-cell office:value-type="string" calcext:value-type="string">
            <text:p>P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14"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1769.378571" calcext:value-type="float">
            <text:p>1769,378571</text:p>
          </table:table-cell>
          <table:table-cell office:value-type="float" office:value="1778.398299" calcext:value-type="float">
            <text:p>1778,398299</text:p>
          </table:table-cell>
          <table:table-cell table:formula="of:=[.C375]-[.B375]" office:value-type="float" office:value="9.01972799999999" calcext:value-type="float">
            <text:p>9,019728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1779.136395" calcext:value-type="float">
            <text:p>1779,136395</text:p>
          </table:table-cell>
          <table:table-cell office:value-type="float" office:value="1783.376984" calcext:value-type="float">
            <text:p>1783,376984</text:p>
          </table:table-cell>
          <table:table-cell table:formula="of:=[.C376]-[.B376]" office:value-type="float" office:value="4.240589" calcext:value-type="float">
            <text:p>4,240589</text:p>
          </table:table-cell>
          <table:table-cell office:value-type="string" calcext:value-type="string">
            <text:p>P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14"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1784.544104" calcext:value-type="float">
            <text:p>1784,544104</text:p>
          </table:table-cell>
          <table:table-cell office:value-type="float" office:value="1786.340249" calcext:value-type="float">
            <text:p>1786,340249</text:p>
          </table:table-cell>
          <table:table-cell table:formula="of:=[.C377]-[.B377]" office:value-type="float" office:value="1.79614500000002" calcext:value-type="float">
            <text:p>1,796145</text:p>
          </table:table-cell>
          <table:table-cell office:value-type="string" calcext:value-type="string">
            <text:p>P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4"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1787.178118" calcext:value-type="float">
            <text:p>1787,178118</text:p>
          </table:table-cell>
          <table:table-cell office:value-type="float" office:value="1796.068141" calcext:value-type="float">
            <text:p>1796,068141</text:p>
          </table:table-cell>
          <table:table-cell table:formula="of:=[.C378]-[.B378]" office:value-type="float" office:value="8.89002299999993" calcext:value-type="float">
            <text:p>8,890023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1796.71644" calcext:value-type="float">
            <text:p>1796,71644</text:p>
          </table:table-cell>
          <table:table-cell office:value-type="float" office:value="1804.928005" calcext:value-type="float">
            <text:p>1804,928005</text:p>
          </table:table-cell>
          <table:table-cell table:formula="of:=[.C379]-[.B379]" office:value-type="float" office:value="8.21156500000006" calcext:value-type="float">
            <text:p>8,211565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1805.526417" calcext:value-type="float">
            <text:p>1805,526417</text:p>
          </table:table-cell>
          <table:table-cell office:value-type="float" office:value="1812.14161" calcext:value-type="float">
            <text:p>1812,14161</text:p>
          </table:table-cell>
          <table:table-cell table:formula="of:=[.C380]-[.B380]" office:value-type="float" office:value="6.61519299999986" calcext:value-type="float">
            <text:p>6,615193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1812.959524" calcext:value-type="float">
            <text:p>1812,959524</text:p>
          </table:table-cell>
          <table:table-cell office:value-type="float" office:value="1816.401927" calcext:value-type="float">
            <text:p>1816,401927</text:p>
          </table:table-cell>
          <table:table-cell table:formula="of:=[.C381]-[.B381]" office:value-type="float" office:value="3.44240299999979" calcext:value-type="float">
            <text:p>3,442403</text:p>
          </table:table-cell>
          <table:table-cell office:value-type="string" calcext:value-type="string">
            <text:p>P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1818.496939" calcext:value-type="float">
            <text:p>1818,496939</text:p>
          </table:table-cell>
          <table:table-cell office:value-type="float" office:value="1820.293084" calcext:value-type="float">
            <text:p>1820,293084</text:p>
          </table:table-cell>
          <table:table-cell table:formula="of:=[.C382]-[.B382]" office:value-type="float" office:value="1.7961449999998" calcext:value-type="float">
            <text:p>1,796145</text:p>
          </table:table-cell>
          <table:table-cell office:value-type="string" calcext:value-type="string">
            <text:p>P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1820.662018" calcext:value-type="float">
            <text:p>1820,662018</text:p>
          </table:table-cell>
          <table:table-cell office:value-type="float" office:value="1827.31712" calcext:value-type="float">
            <text:p>1827,31712</text:p>
          </table:table-cell>
          <table:table-cell table:formula="of:=[.C383]-[.B383]" office:value-type="float" office:value="6.65510199999994" calcext:value-type="float">
            <text:p>6,655102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1827.636168" calcext:value-type="float">
            <text:p>1827,636168</text:p>
          </table:table-cell>
          <table:table-cell office:value-type="float" office:value="1828.185147" calcext:value-type="float">
            <text:p>1828,185147</text:p>
          </table:table-cell>
          <table:table-cell table:formula="of:=[.C384]-[.B384]" office:value-type="float" office:value="0.548978999999918" calcext:value-type="float">
            <text:p>0,548979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1828.404422" calcext:value-type="float">
            <text:p>1828,404422</text:p>
          </table:table-cell>
          <table:table-cell office:value-type="float" office:value="1830.410091" calcext:value-type="float">
            <text:p>1830,410091</text:p>
          </table:table-cell>
          <table:table-cell table:formula="of:=[.C385]-[.B385]" office:value-type="float" office:value="2.0056689999999" calcext:value-type="float">
            <text:p>2,005669</text:p>
          </table:table-cell>
          <table:table-cell office:value-type="string" calcext:value-type="string">
            <text:p>P4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4"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1832.425283" calcext:value-type="float">
            <text:p>1832,425283</text:p>
          </table:table-cell>
          <table:table-cell office:value-type="float" office:value="1833.223696" calcext:value-type="float">
            <text:p>1833,223696</text:p>
          </table:table-cell>
          <table:table-cell table:formula="of:=[.C386]-[.B386]" office:value-type="float" office:value="0.798412999999982" calcext:value-type="float">
            <text:p>0,798413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1833.89195" calcext:value-type="float">
            <text:p>1833,89195</text:p>
          </table:table-cell>
          <table:table-cell office:value-type="float" office:value="1835.418707" calcext:value-type="float">
            <text:p>1835,418707</text:p>
          </table:table-cell>
          <table:table-cell table:formula="of:=[.C387]-[.B387]" office:value-type="float" office:value="1.52675700000009" calcext:value-type="float">
            <text:p>1,526757</text:p>
          </table:table-cell>
          <table:table-cell office:value-type="string" calcext:value-type="string">
            <text:p>P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14"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1837.543651" calcext:value-type="float">
            <text:p>1837,543651</text:p>
          </table:table-cell>
          <table:table-cell office:value-type="float" office:value="1841.704422" calcext:value-type="float">
            <text:p>1841,704422</text:p>
          </table:table-cell>
          <table:table-cell table:formula="of:=[.C388]-[.B388]" office:value-type="float" office:value="4.16077100000007" calcext:value-type="float">
            <text:p>4,160771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1843.739569" calcext:value-type="float">
            <text:p>1843,739569</text:p>
          </table:table-cell>
          <table:table-cell office:value-type="float" office:value="1847.760658" calcext:value-type="float">
            <text:p>1847,760658</text:p>
          </table:table-cell>
          <table:table-cell table:formula="of:=[.C389]-[.B389]" office:value-type="float" office:value="4.02108899999985" calcext:value-type="float">
            <text:p>4,021089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1848.548639" calcext:value-type="float">
            <text:p>1848,548639</text:p>
          </table:table-cell>
          <table:table-cell office:value-type="float" office:value="1852.070862" calcext:value-type="float">
            <text:p>1852,070862</text:p>
          </table:table-cell>
          <table:table-cell table:formula="of:=[.C390]-[.B390]" office:value-type="float" office:value="3.52222299999994" calcext:value-type="float">
            <text:p>3,522223</text:p>
          </table:table-cell>
          <table:table-cell office:value-type="string" calcext:value-type="string">
            <text:p>P49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14"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1858.61576" calcext:value-type="float">
            <text:p>1858,61576</text:p>
          </table:table-cell>
          <table:table-cell office:value-type="float" office:value="1865.051361" calcext:value-type="float">
            <text:p>1865,051361</text:p>
          </table:table-cell>
          <table:table-cell table:formula="of:=[.C391]-[.B391]" office:value-type="float" office:value="6.43560100000013" calcext:value-type="float">
            <text:p>6,435601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1866.857029" calcext:value-type="float">
            <text:p>1866,857029</text:p>
          </table:table-cell>
          <table:table-cell office:value-type="float" office:value="1867.096712" calcext:value-type="float">
            <text:p>1867,096712</text:p>
          </table:table-cell>
          <table:table-cell table:formula="of:=[.C392]-[.B392]" office:value-type="float" office:value="0.239683000000014" calcext:value-type="float">
            <text:p>0,239683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1868.38356" calcext:value-type="float">
            <text:p>1868,38356</text:p>
          </table:table-cell>
          <table:table-cell office:value-type="float" office:value="1869.022336" calcext:value-type="float">
            <text:p>1869,022336</text:p>
          </table:table-cell>
          <table:table-cell table:formula="of:=[.C393]-[.B393]" office:value-type="float" office:value="0.638776000000007" calcext:value-type="float">
            <text:p>0,638776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1869.201701" calcext:value-type="float">
            <text:p>1869,201701</text:p>
          </table:table-cell>
          <table:table-cell office:value-type="float" office:value="1869.75068" calcext:value-type="float">
            <text:p>1869,75068</text:p>
          </table:table-cell>
          <table:table-cell table:formula="of:=[.C394]-[.B394]" office:value-type="float" office:value="0.548979000000145" calcext:value-type="float">
            <text:p>0,548979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1871.825737" calcext:value-type="float">
            <text:p>1871,825737</text:p>
          </table:table-cell>
          <table:table-cell office:value-type="float" office:value="1872.155215" calcext:value-type="float">
            <text:p>1872,155215</text:p>
          </table:table-cell>
          <table:table-cell table:formula="of:=[.C395]-[.B395]" office:value-type="float" office:value="0.329478000000108" calcext:value-type="float">
            <text:p>0,329478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14"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1872.494218" calcext:value-type="float">
            <text:p>1872,494218</text:p>
          </table:table-cell>
          <table:table-cell office:value-type="float" office:value="1875.986508" calcext:value-type="float">
            <text:p>1875,986508</text:p>
          </table:table-cell>
          <table:table-cell table:formula="of:=[.C396]-[.B396]" office:value-type="float" office:value="3.49228999999991" calcext:value-type="float">
            <text:p>3,49229</text:p>
          </table:table-cell>
          <table:table-cell office:value-type="string" calcext:value-type="string">
            <text:p>C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1876.395351" calcext:value-type="float">
            <text:p>1876,395351</text:p>
          </table:table-cell>
          <table:table-cell office:value-type="float" office:value="1877.263605" calcext:value-type="float">
            <text:p>1877,263605</text:p>
          </table:table-cell>
          <table:table-cell table:formula="of:=[.C397]-[.B397]" office:value-type="float" office:value="0.868254000000206" calcext:value-type="float">
            <text:p>0,868254</text:p>
          </table:table-cell>
          <table:table-cell office:value-type="string" calcext:value-type="string">
            <text:p>P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14"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1880.16678" calcext:value-type="float">
            <text:p>1880,16678</text:p>
          </table:table-cell>
          <table:table-cell office:value-type="float" office:value="1883.898526" calcext:value-type="float">
            <text:p>1883,898526</text:p>
          </table:table-cell>
          <table:table-cell table:formula="of:=[.C398]-[.B398]" office:value-type="float" office:value="3.73174599999993" calcext:value-type="float">
            <text:p>3,731746</text:p>
          </table:table-cell>
          <table:table-cell office:value-type="string" calcext:value-type="string">
            <text:p>P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14"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1884.15771" calcext:value-type="float">
            <text:p>1884,15771</text:p>
          </table:table-cell>
          <table:table-cell office:value-type="float" office:value="1891.171995" calcext:value-type="float">
            <text:p>1891,171995</text:p>
          </table:table-cell>
          <table:table-cell table:formula="of:=[.C399]-[.B399]" office:value-type="float" office:value="7.01428499999997" calcext:value-type="float">
            <text:p>7,014285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1891.810317" calcext:value-type="float">
            <text:p>1891,810317</text:p>
          </table:table-cell>
          <table:table-cell office:value-type="float" office:value="1895.871202" calcext:value-type="float">
            <text:p>1895,871202</text:p>
          </table:table-cell>
          <table:table-cell table:formula="of:=[.C400]-[.B400]" office:value-type="float" office:value="4.0608850000001" calcext:value-type="float">
            <text:p>4,060885</text:p>
          </table:table-cell>
          <table:table-cell office:value-type="string" calcext:value-type="string">
            <text:p>P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14"/>
        </table:table-row>
        <table:table-row table:style-name="ro2" table:number-rows-repeated="1048175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row table:style-name="ro2">
          <table:table-cell table:style-name="ce25" office:value-type="string" calcext:value-type="string">
            <text:p>SPEECH ID</text:p>
          </table:table-cell>
          <table:table-cell/>
          <table:table-cell table:style-name="ce25" office:value-type="string" calcext:value-type="string">
            <text:p>Classification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18</text:p>
          </table:table-cell>
          <table:table-cell table:number-columns-repeated="2"/>
          <table:table-cell office:value-type="string" calcext:value-type="string">
            <text:p>C1= FEMALE CONTROLLER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2= MALE CONTROLLER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C3= MALE CONTROLLER???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1</text:p>
          </table:table-cell>
          <table:table-cell table:number-columns-repeated="2"/>
          <table:table-cell office:value-type="string" calcext:value-type="string">
            <text:p>P1= OCEAN AIR6301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2= OCEAN AIR6327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ROSS P2XC1</text:p>
          </table:table-cell>
          <table:table-cell/>
          <table:table-cell office:value-type="string" calcext:value-type="string">
            <text:p>P3=TAM3290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3</text:p>
          </table:table-cell>
          <table:table-cell table:number-columns-repeated="2"/>
          <table:table-cell office:value-type="string" calcext:value-type="string">
            <text:p>P4=TAM3721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ROSS P4XC1</text:p>
          </table:table-cell>
          <table:table-cell/>
          <table:table-cell office:value-type="string" calcext:value-type="string">
            <text:p>P5=TAM4671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P6=TAM3148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7= OCEANAIR6375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5</text:p>
          </table:table-cell>
          <table:table-cell table:number-columns-repeated="2"/>
          <table:table-cell office:value-type="string" calcext:value-type="string">
            <text:p>P8= TAM190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5</text:p>
          </table:table-cell>
          <table:table-cell table:number-columns-repeated="2"/>
          <table:table-cell office:value-type="string" calcext:value-type="string">
            <text:p>P9= TAM3041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P10=OCEANAIR6234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6</text:p>
          </table:table-cell>
          <table:table-cell table:number-columns-repeated="2"/>
          <table:table-cell office:value-type="string" calcext:value-type="string">
            <text:p>P11=TAM3303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12=GOL2088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13=AR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14=TAM4675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1</text:p>
          </table:table-cell>
          <table:table-cell table:number-columns-repeated="2"/>
          <table:table-cell office:value-type="string" calcext:value-type="string">
            <text:p>P15=TAM3241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16=FA2335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17=AZUL5023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P1</text:p>
          </table:table-cell>
          <table:table-cell table:number-columns-repeated="2"/>
          <table:table-cell office:value-type="string" calcext:value-type="string">
            <text:p>P18=TAM3841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P19=ARBHB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1</text:p>
          </table:table-cell>
          <table:table-cell table:number-columns-repeated="2"/>
          <table:table-cell office:value-type="string" calcext:value-type="string">
            <text:p>P20=ARSFN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ROSS P7XC2</text:p>
          </table:table-cell>
          <table:table-cell/>
          <table:table-cell office:value-type="string" calcext:value-type="string">
            <text:p>P21=TAM3841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P22=WJB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P6</text:p>
          </table:table-cell>
          <table:table-cell table:number-columns-repeated="2"/>
          <table:table-cell office:value-type="string" calcext:value-type="string">
            <text:p>P23=ARHB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24=PTWJB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P12</text:p>
          </table:table-cell>
          <table:table-cell table:number-columns-repeated="2"/>
          <table:table-cell office:value-type="string" calcext:value-type="string">
            <text:p>P25=TAM3327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26=331???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P14</text:p>
          </table:table-cell>
          <table:table-cell table:number-columns-repeated="2"/>
          <table:table-cell office:value-type="string" calcext:value-type="string">
            <text:p>P27=TAM6327</text:p>
          </table:table-cell>
          <table:table-cell table:number-columns-repeated="4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28=TAM2089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P11</text:p>
          </table:table-cell>
          <table:table-cell table:number-columns-repeated="2"/>
          <table:table-cell office:value-type="string" calcext:value-type="string">
            <text:p>P29=240??????</text:p>
          </table:table-cell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30=1018????</text:p>
          </table:table-cell>
          <table:table-cell table:number-columns-repeated="4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P18</text:p>
          </table:table-cell>
          <table:table-cell table:number-columns-repeated="2"/>
          <table:table-cell office:value-type="string" calcext:value-type="string">
            <text:p>P31=3801????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P32=TAM3553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P15</text:p>
          </table:table-cell>
          <table:table-cell table:number-columns-repeated="2"/>
          <table:table-cell office:value-type="string" calcext:value-type="string">
            <text:p>P33=FA001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P34=H510????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P35=AZUL9031</text:p>
          </table:table-cell>
          <table:table-cell table:number-columns-repeated="4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36=GOL1535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P10</text:p>
          </table:table-cell>
          <table:table-cell table:number-columns-repeated="2"/>
          <table:table-cell office:value-type="string" calcext:value-type="string">
            <text:p>P37=AIRBUS058</text:p>
          </table:table-cell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ROSS C1XP2</text:p>
          </table:table-cell>
          <table:table-cell/>
          <table:table-cell office:value-type="string" calcext:value-type="string">
            <text:p>P38=TAM3587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ROSS P17XC1</text:p>
          </table:table-cell>
          <table:table-cell/>
          <table:table-cell office:value-type="string" calcext:value-type="string">
            <text:p>P39= 344???</text:p>
          </table:table-cell>
          <table:table-cell table:number-columns-repeated="4"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ROSS P10XC1</text:p>
          </table:table-cell>
          <table:table-cell/>
          <table:table-cell office:value-type="string" calcext:value-type="string">
            <text:p>P40=GOL1253</text:p>
          </table:table-cell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2</text:p>
          </table:table-cell>
          <table:table-cell table:number-columns-repeated="2"/>
          <table:table-cell office:value-type="string" calcext:value-type="string">
            <text:p>P41=TAM3727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42=AZUL4329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ROSS C1XP18</text:p>
          </table:table-cell>
          <table:table-cell/>
          <table:table-cell office:value-type="string" calcext:value-type="string">
            <text:p>P43=TAM3861</text:p>
          </table:table-cell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ROSS P18XC1</text:p>
          </table:table-cell>
          <table:table-cell/>
          <table:table-cell office:value-type="string" calcext:value-type="string">
            <text:p>P44=PTRQI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11</text:p>
          </table:table-cell>
          <table:table-cell table:number-columns-repeated="2"/>
          <table:table-cell office:value-type="string" calcext:value-type="string">
            <text:p>P45=R07</text:p>
          </table:table-cell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20</text:p>
          </table:table-cell>
          <table:table-cell table:number-columns-repeated="2"/>
          <table:table-cell office:value-type="string" calcext:value-type="string">
            <text:p>P46=81???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47=OCEANAIR6171</text:p>
          </table:table-cell>
          <table:table-cell table:number-columns-repeated="4"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P20</text:p>
          </table:table-cell>
          <table:table-cell table:number-columns-repeated="2"/>
          <table:table-cell office:value-type="string" calcext:value-type="string">
            <text:p>P48=OCEANAIR6188</text:p>
          </table:table-cell>
          <table:table-cell table:number-columns-repeated="4"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P49=TAM3029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1</text:p>
          </table:table-cell>
          <table:table-cell table:number-columns-repeated="2"/>
          <table:table-cell office:value-type="string" calcext:value-type="string">
            <text:p>P50=TAM3844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C2</text:p>
          </table:table-cell>
          <table:table-cell table:number-columns-repeated="2"/>
          <table:table-cell office:value-type="string" calcext:value-type="string">
            <text:p>P51=TAM3710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C1</text:p>
          </table:table-cell>
          <table:table-cell table:number-columns-repeated="2"/>
          <table:table-cell office:value-type="string" calcext:value-type="string">
            <text:p>C3= ANOTHER FEMALE CONTROLLER</text:p>
          </table:table-cell>
          <table:table-cell table:number-columns-repeated="4"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P11</text:p>
          </table:table-cell>
          <table:table-cell table:number-columns-repeated="7"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P12</text:p>
          </table:table-cell>
          <table:table-cell table:number-columns-repeated="7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C1</text:p>
          </table:table-cell>
          <table:table-cell table:number-columns-repeated="7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P12</text:p>
          </table:table-cell>
          <table:table-cell table:number-columns-repeated="7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C1</text:p>
          </table:table-cell>
          <table:table-cell table:number-columns-repeated="7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P23</text:p>
          </table:table-cell>
          <table:table-cell table:number-columns-repeated="7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C1</text:p>
          </table:table-cell>
          <table:table-cell table:number-columns-repeated="7"/>
        </table:table-row>
        <table:table-row table:style-name="ro2"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P24</text:p>
          </table:table-cell>
          <table:table-cell table:number-columns-repeated="7"/>
        </table:table-row>
        <table:table-row table:style-name="ro2"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C1</text:p>
          </table:table-cell>
          <table:table-cell table:number-columns-repeated="7"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C1</text:p>
          </table:table-cell>
          <table:table-cell table:number-columns-repeated="7"/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C1= FEMALE CONTROLLER</text:p>
          </table:table-cell>
          <table:table-cell table:number-columns-repeated="3"/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ROSS P18XC1</text:p>
          </table:table-cell>
          <table:table-cell table:number-columns-repeated="2"/>
          <table:table-cell office:value-type="string" calcext:value-type="string">
            <text:p>C2= MALE CONTROLLER</text:p>
          </table:table-cell>
          <table:table-cell table:number-columns-repeated="3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ROSS P4XC1</text:p>
          </table:table-cell>
          <table:table-cell table:number-columns-repeated="2"/>
          <table:table-cell office:value-type="string" calcext:value-type="string">
            <text:p>C3= MALE CONTROLLER???</text:p>
          </table:table-cell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P28</text:p>
          </table:table-cell>
          <table:table-cell table:number-columns-repeated="3"/>
          <table:table-cell office:value-type="string" calcext:value-type="string">
            <text:p>P1= OCEAN AIR6301</text:p>
          </table:table-cell>
          <table:table-cell table:number-columns-repeated="3"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P2= OCEAN AIR6327</text:p>
          </table:table-cell>
          <table:table-cell table:number-columns-repeated="3"/>
        </table:table-row>
        <table:table-row table:style-name="ro2"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P3=TAM3290</text:p>
          </table:table-cell>
          <table:table-cell table:number-columns-repeated="3"/>
        </table:table-row>
        <table:table-row table:style-name="ro2"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P16</text:p>
          </table:table-cell>
          <table:table-cell table:number-columns-repeated="3"/>
          <table:table-cell office:value-type="string" calcext:value-type="string">
            <text:p>P4=TAM3721</text:p>
          </table:table-cell>
          <table:table-cell table:number-columns-repeated="3"/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P5=TAM4671</text:p>
          </table:table-cell>
          <table:table-cell table:number-columns-repeated="3"/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P10</text:p>
          </table:table-cell>
          <table:table-cell table:number-columns-repeated="3"/>
          <table:table-cell office:value-type="string" calcext:value-type="string">
            <text:p>P6=TAM3148</text:p>
          </table:table-cell>
          <table:table-cell table:number-columns-repeated="3"/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P7= OCEANAIR6375</text:p>
          </table:table-cell>
          <table:table-cell table:number-columns-repeated="3"/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P16</text:p>
          </table:table-cell>
          <table:table-cell table:number-columns-repeated="3"/>
          <table:table-cell office:value-type="string" calcext:value-type="string">
            <text:p>P8= TAM190</text:p>
          </table:table-cell>
          <table:table-cell table:number-columns-repeated="3"/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P9= TAM3041</text:p>
          </table:table-cell>
          <table:table-cell table:number-columns-repeated="3"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P10=OCEANAIR6234</text:p>
          </table:table-cell>
          <table:table-cell table:number-columns-repeated="3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P33</text:p>
          </table:table-cell>
          <table:table-cell table:number-columns-repeated="3"/>
          <table:table-cell office:value-type="string" calcext:value-type="string">
            <text:p>P11=TAM3303</text:p>
          </table:table-cell>
          <table:table-cell table:number-columns-repeated="3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P12=GOL2088</text:p>
          </table:table-cell>
          <table:table-cell table:number-columns-repeated="3"/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13=AR</text:p>
          </table:table-cell>
          <table:table-cell table:number-columns-repeated="3"/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P14=TAM4675</text:p>
          </table:table-cell>
          <table:table-cell table:number-columns-repeated="3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P19</text:p>
          </table:table-cell>
          <table:table-cell table:number-columns-repeated="3"/>
          <table:table-cell office:value-type="string" calcext:value-type="string">
            <text:p>P15=TAM3241</text:p>
          </table:table-cell>
          <table:table-cell table:number-columns-repeated="3"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P2</text:p>
          </table:table-cell>
          <table:table-cell table:number-columns-repeated="3"/>
          <table:table-cell office:value-type="string" calcext:value-type="string">
            <text:p>P16=FA2335</text:p>
          </table:table-cell>
          <table:table-cell table:number-columns-repeated="3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P17=AZUL5023</text:p>
          </table:table-cell>
          <table:table-cell table:number-columns-repeated="3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P12</text:p>
          </table:table-cell>
          <table:table-cell table:number-columns-repeated="3"/>
          <table:table-cell table:style-name="ce26" office:value-type="string" calcext:value-type="string">
            <text:p>P18=TAM3841</text:p>
          </table:table-cell>
          <table:table-cell table:number-columns-repeated="3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19=ARBHB</text:p>
          </table:table-cell>
          <table:table-cell table:number-columns-repeated="3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20=ARSFN</text:p>
          </table:table-cell>
          <table:table-cell table:number-columns-repeated="3"/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C1</text:p>
          </table:table-cell>
          <table:table-cell table:number-columns-repeated="3"/>
          <table:table-cell table:style-name="ce27" office:value-type="string" calcext:value-type="string">
            <text:p>P21=TAM3841</text:p>
          </table:table-cell>
          <table:table-cell table:number-columns-repeated="3"/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P27</text:p>
          </table:table-cell>
          <table:table-cell table:number-columns-repeated="3"/>
          <table:table-cell office:value-type="string" calcext:value-type="string">
            <text:p>P22=WJB</text:p>
          </table:table-cell>
          <table:table-cell table:number-columns-repeated="3"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P23=ARHB</text:p>
          </table:table-cell>
          <table:table-cell table:number-columns-repeated="3"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P24=PTWJB</text:p>
          </table:table-cell>
          <table:table-cell table:number-columns-repeated="3"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P18</text:p>
          </table:table-cell>
          <table:table-cell table:number-columns-repeated="3"/>
          <table:table-cell office:value-type="string" calcext:value-type="string">
            <text:p>P25=TAM3327</text:p>
          </table:table-cell>
          <table:table-cell table:number-columns-repeated="3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P26=331???</text:p>
          </table:table-cell>
          <table:table-cell table:number-columns-repeated="3"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P27=TAM6327</text:p>
          </table:table-cell>
          <table:table-cell table:number-columns-repeated="3"/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P2</text:p>
          </table:table-cell>
          <table:table-cell table:number-columns-repeated="3"/>
          <table:table-cell office:value-type="string" calcext:value-type="string">
            <text:p>P28=TAM2089</text:p>
          </table:table-cell>
          <table:table-cell table:number-columns-repeated="3"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P29=240??????</text:p>
          </table:table-cell>
          <table:table-cell table:number-columns-repeated="3"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30=1018????</text:p>
          </table:table-cell>
          <table:table-cell table:number-columns-repeated="3"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31=3801????</text:p>
          </table:table-cell>
          <table:table-cell table:number-columns-repeated="3"/>
        </table:table-row>
        <table:table-row table:style-name="ro2"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32=TAM3553</text:p>
          </table:table-cell>
          <table:table-cell table:number-columns-repeated="3"/>
        </table:table-row>
        <table:table-row table:style-name="ro2"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ROSS C2XP2</text:p>
          </table:table-cell>
          <table:table-cell table:number-columns-repeated="2"/>
          <table:table-cell office:value-type="string" calcext:value-type="string">
            <text:p>P33=FA001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P34=H510????</text:p>
          </table:table-cell>
          <table:table-cell table:number-columns-repeated="3"/>
        </table:table-row>
        <table:table-row table:style-name="ro2"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P35=AZUL9031</text:p>
          </table:table-cell>
          <table:table-cell table:number-columns-repeated="3"/>
        </table:table-row>
        <table:table-row table:style-name="ro2"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FORA DA FRASEOLOGIA PADRÃO</text:p>
          </table:table-cell>
          <table:table-cell table:number-columns-repeated="2"/>
          <table:table-cell office:value-type="string" calcext:value-type="string">
            <text:p>P36=GOL1535</text:p>
          </table:table-cell>
          <table:table-cell table:number-columns-repeated="3"/>
        </table:table-row>
        <table:table-row table:style-name="ro2"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P37=AIRBUS058</text:p>
          </table:table-cell>
          <table:table-cell table:number-columns-repeated="3"/>
        </table:table-row>
        <table:table-row table:style-name="ro2"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CROSS C1XP??? FORA DA FRASEOLOGIA</text:p>
          </table:table-cell>
          <table:table-cell table:number-columns-repeated="2"/>
          <table:table-cell office:value-type="string" calcext:value-type="string">
            <text:p>P38=TAM3587</text:p>
          </table:table-cell>
          <table:table-cell table:number-columns-repeated="3"/>
        </table:table-row>
        <table:table-row table:style-name="ro2"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P39= 344???</text:p>
          </table:table-cell>
          <table:table-cell table:number-columns-repeated="3"/>
        </table:table-row>
        <table:table-row table:style-name="ro2"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P18</text:p>
          </table:table-cell>
          <table:table-cell table:number-columns-repeated="3"/>
          <table:table-cell office:value-type="string" calcext:value-type="string">
            <text:p>P40=GOL1253</text:p>
          </table:table-cell>
          <table:table-cell table:number-columns-repeated="3"/>
        </table:table-row>
        <table:table-row table:style-name="ro2"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P41=TAM3727</text:p>
          </table:table-cell>
          <table:table-cell table:number-columns-repeated="3"/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P10</text:p>
          </table:table-cell>
          <table:table-cell office:value-type="string" calcext:value-type="string">
            <text:p>CROSS C1XP10</text:p>
          </table:table-cell>
          <table:table-cell table:number-columns-repeated="2"/>
          <table:table-cell office:value-type="string" calcext:value-type="string">
            <text:p>P42=AZUL4329</text:p>
          </table:table-cell>
          <table:table-cell table:number-columns-repeated="3"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P17</text:p>
          </table:table-cell>
          <table:table-cell table:number-columns-repeated="3"/>
          <table:table-cell office:value-type="string" calcext:value-type="string">
            <text:p>P43=TAM3861</text:p>
          </table:table-cell>
          <table:table-cell table:number-columns-repeated="3"/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44=PTRQI</text:p>
          </table:table-cell>
          <table:table-cell table:number-columns-repeated="3"/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P45=R07</text:p>
          </table:table-cell>
          <table:table-cell table:number-columns-repeated="3"/>
        </table:table-row>
        <table:table-row table:style-name="ro2"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P46=81???</text:p>
          </table:table-cell>
          <table:table-cell table:number-columns-repeated="3"/>
        </table:table-row>
        <table:table-row table:style-name="ro2"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P36</text:p>
          </table:table-cell>
          <table:table-cell table:number-columns-repeated="3"/>
          <table:table-cell office:value-type="string" calcext:value-type="string">
            <text:p>P47=OCEANAIR6171</text:p>
          </table:table-cell>
          <table:table-cell table:number-columns-repeated="3"/>
        </table:table-row>
        <table:table-row table:style-name="ro2"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P28</text:p>
          </table:table-cell>
          <table:table-cell office:value-type="string" calcext:value-type="string">
            <text:p>TAM20Z?</text:p>
          </table:table-cell>
          <table:table-cell table:number-columns-repeated="2"/>
          <table:table-cell office:value-type="string" calcext:value-type="string">
            <text:p>P48=OCEANAIR6188</text:p>
          </table:table-cell>
          <table:table-cell table:number-columns-repeated="3"/>
        </table:table-row>
        <table:table-row table:style-name="ro2"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P49=TAM3029</text:p>
          </table:table-cell>
          <table:table-cell table:number-columns-repeated="3"/>
        </table:table-row>
        <table:table-row table:style-name="ro2"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P28</text:p>
          </table:table-cell>
          <table:table-cell table:number-columns-repeated="3"/>
          <table:table-cell office:value-type="string" calcext:value-type="string">
            <text:p>P50=TAM3844</text:p>
          </table:table-cell>
          <table:table-cell table:number-columns-repeated="3"/>
        </table:table-row>
        <table:table-row table:style-name="ro2"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P51=TAM3710</text:p>
          </table:table-cell>
          <table:table-cell table:number-columns-repeated="3"/>
        </table:table-row>
        <table:table-row table:style-name="ro2"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P11</text:p>
          </table:table-cell>
          <table:table-cell table:number-columns-repeated="7"/>
        </table:table-row>
        <table:table-row table:style-name="ro2"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C3= ANOTHER FEMALE CONTROLLER</text:p>
          </table:table-cell>
          <table:table-cell table:number-columns-repeated="3"/>
        </table:table-row>
        <table:table-row table:style-name="ro2"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P16</text:p>
          </table:table-cell>
          <table:table-cell table:number-columns-repeated="7"/>
        </table:table-row>
        <table:table-row table:style-name="ro2"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C1</text:p>
          </table:table-cell>
          <table:table-cell table:number-columns-repeated="7"/>
        </table:table-row>
        <table:table-row table:style-name="ro2"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P18</text:p>
          </table:table-cell>
          <table:table-cell table:number-columns-repeated="7"/>
        </table:table-row>
        <table:table-row table:style-name="ro2"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C1</text:p>
          </table:table-cell>
          <table:table-cell table:number-columns-repeated="7"/>
        </table:table-row>
        <table:table-row table:style-name="ro2"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C1</text:p>
          </table:table-cell>
          <table:table-cell table:number-columns-repeated="7"/>
        </table:table-row>
        <table:table-row table:style-name="ro2"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P45</text:p>
          </table:table-cell>
          <table:table-cell table:number-columns-repeated="7"/>
        </table:table-row>
        <table:table-row table:style-name="ro2"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C1</text:p>
          </table:table-cell>
          <table:table-cell table:number-columns-repeated="7"/>
        </table:table-row>
        <table:table-row table:style-name="ro2"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P11</text:p>
          </table:table-cell>
          <table:table-cell table:number-columns-repeated="7"/>
        </table:table-row>
        <table:table-row table:style-name="ro2"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P11</text:p>
          </table:table-cell>
          <table:table-cell table:number-columns-repeated="7"/>
        </table:table-row>
        <table:table-row table:style-name="ro2"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C1</text:p>
          </table:table-cell>
          <table:table-cell table:number-columns-repeated="7"/>
        </table:table-row>
        <table:table-row table:style-name="ro2"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ROSS C1XP???</text:p>
          </table:table-cell>
          <table:table-cell table:number-columns-repeated="6"/>
        </table:table-row>
        <table:table-row table:style-name="ro2"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P10</text:p>
          </table:table-cell>
          <table:table-cell table:number-columns-repeated="7"/>
        </table:table-row>
        <table:table-row table:style-name="ro2"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1= FEMALE CONTROLLER</text:p>
          </table:table-cell>
          <table:table-cell table:number-columns-repeated="3"/>
        </table:table-row>
        <table:table-row table:style-name="ro2"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C2= MALE CONTROLLER</text:p>
          </table:table-cell>
          <table:table-cell table:number-columns-repeated="3"/>
        </table:table-row>
        <table:table-row table:style-name="ro2"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C3= FEMALE CONTROLLER</text:p>
          </table:table-cell>
          <table:table-cell table:number-columns-repeated="3"/>
        </table:table-row>
        <table:table-row table:style-name="ro2"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1= OCEAN AIR6301</text:p>
          </table:table-cell>
          <table:table-cell table:number-columns-repeated="3"/>
        </table:table-row>
        <table:table-row table:style-name="ro2"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P2= OCEAN AIR6327</text:p>
          </table:table-cell>
          <table:table-cell table:number-columns-repeated="3"/>
        </table:table-row>
        <table:table-row table:style-name="ro2"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P29</text:p>
          </table:table-cell>
          <table:table-cell table:number-columns-repeated="3"/>
          <table:table-cell office:value-type="string" calcext:value-type="string">
            <text:p>P3=TAM3290</text:p>
          </table:table-cell>
          <table:table-cell table:number-columns-repeated="3"/>
        </table:table-row>
        <table:table-row table:style-name="ro2"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P30</text:p>
          </table:table-cell>
          <table:table-cell table:number-columns-repeated="3"/>
          <table:table-cell office:value-type="string" calcext:value-type="string">
            <text:p>P4=TAM3721</text:p>
          </table:table-cell>
          <table:table-cell table:number-columns-repeated="3"/>
        </table:table-row>
        <table:table-row table:style-name="ro2"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P32</text:p>
          </table:table-cell>
          <table:table-cell table:number-columns-repeated="3"/>
          <table:table-cell office:value-type="string" calcext:value-type="string">
            <text:p>P5=TAM4671</text:p>
          </table:table-cell>
          <table:table-cell table:number-columns-repeated="3"/>
        </table:table-row>
        <table:table-row table:style-name="ro2"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6=TAM3148</text:p>
          </table:table-cell>
          <table:table-cell table:number-columns-repeated="3"/>
        </table:table-row>
        <table:table-row table:style-name="ro2"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P7= OCEANAIR6375</text:p>
          </table:table-cell>
          <table:table-cell table:number-columns-repeated="3"/>
        </table:table-row>
        <table:table-row table:style-name="ro2"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P32</text:p>
          </table:table-cell>
          <table:table-cell table:number-columns-repeated="3"/>
          <table:table-cell office:value-type="string" calcext:value-type="string">
            <text:p>P8= TAM190</text:p>
          </table:table-cell>
          <table:table-cell table:number-columns-repeated="3"/>
        </table:table-row>
        <table:table-row table:style-name="ro2"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9= TAM3041</text:p>
          </table:table-cell>
          <table:table-cell table:number-columns-repeated="3"/>
        </table:table-row>
        <table:table-row table:style-name="ro2"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P10=OCEANAIR6234</text:p>
          </table:table-cell>
          <table:table-cell table:number-columns-repeated="3"/>
        </table:table-row>
        <table:table-row table:style-name="ro2"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P31</text:p>
          </table:table-cell>
          <table:table-cell table:number-columns-repeated="3"/>
          <table:table-cell office:value-type="string" calcext:value-type="string">
            <text:p>P11=TAM3303</text:p>
          </table:table-cell>
          <table:table-cell table:number-columns-repeated="3"/>
        </table:table-row>
        <table:table-row table:style-name="ro2"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P37</text:p>
          </table:table-cell>
          <table:table-cell table:number-columns-repeated="3"/>
          <table:table-cell office:value-type="string" calcext:value-type="string">
            <text:p>P12=GOL2088</text:p>
          </table:table-cell>
          <table:table-cell table:number-columns-repeated="3"/>
        </table:table-row>
        <table:table-row table:style-name="ro2"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P37</text:p>
          </table:table-cell>
          <table:table-cell table:number-columns-repeated="3"/>
          <table:table-cell office:value-type="string" calcext:value-type="string">
            <text:p>P13=AR</text:p>
          </table:table-cell>
          <table:table-cell table:number-columns-repeated="3"/>
        </table:table-row>
        <table:table-row table:style-name="ro2"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14=TAM4675</text:p>
          </table:table-cell>
          <table:table-cell table:number-columns-repeated="3"/>
        </table:table-row>
        <table:table-row table:style-name="ro2"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ROSS C2XP33</text:p>
          </table:table-cell>
          <table:table-cell table:number-columns-repeated="2"/>
          <table:table-cell office:value-type="string" calcext:value-type="string">
            <text:p>P15=TAM3241</text:p>
          </table:table-cell>
          <table:table-cell table:number-columns-repeated="3"/>
        </table:table-row>
        <table:table-row table:style-name="ro2"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16=FA2335</text:p>
          </table:table-cell>
          <table:table-cell table:number-columns-repeated="3"/>
        </table:table-row>
        <table:table-row table:style-name="ro2"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P33</text:p>
          </table:table-cell>
          <table:table-cell table:number-columns-repeated="3"/>
          <table:table-cell office:value-type="string" calcext:value-type="string">
            <text:p>P17=AZUL5023</text:p>
          </table:table-cell>
          <table:table-cell table:number-columns-repeated="3"/>
        </table:table-row>
        <table:table-row table:style-name="ro2"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table:style-name="ce26" office:value-type="string" calcext:value-type="string">
            <text:p>P18=TAM3841</text:p>
          </table:table-cell>
          <table:table-cell table:number-columns-repeated="3"/>
        </table:table-row>
        <table:table-row table:style-name="ro2"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P37</text:p>
          </table:table-cell>
          <table:table-cell table:number-columns-repeated="3"/>
          <table:table-cell office:value-type="string" calcext:value-type="string">
            <text:p>P19=ARBHB</text:p>
          </table:table-cell>
          <table:table-cell table:number-columns-repeated="3"/>
        </table:table-row>
        <table:table-row table:style-name="ro2"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CROSS P18XC3</text:p>
          </table:table-cell>
          <table:table-cell table:number-columns-repeated="2"/>
          <table:table-cell office:value-type="string" calcext:value-type="string">
            <text:p>P20=ARSFN</text:p>
          </table:table-cell>
          <table:table-cell table:number-columns-repeated="3"/>
        </table:table-row>
        <table:table-row table:style-name="ro2"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P18</text:p>
          </table:table-cell>
          <table:table-cell table:number-columns-repeated="3"/>
          <table:table-cell table:style-name="ce27" office:value-type="string" calcext:value-type="string">
            <text:p>P21=TAM3841</text:p>
          </table:table-cell>
          <table:table-cell table:number-columns-repeated="3"/>
        </table:table-row>
        <table:table-row table:style-name="ro2"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22=WJB</text:p>
          </table:table-cell>
          <table:table-cell table:number-columns-repeated="3"/>
        </table:table-row>
        <table:table-row table:style-name="ro2"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23=ARHB</text:p>
          </table:table-cell>
          <table:table-cell table:number-columns-repeated="3"/>
        </table:table-row>
        <table:table-row table:style-name="ro2"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24=PTWJB</text:p>
          </table:table-cell>
          <table:table-cell table:number-columns-repeated="3"/>
        </table:table-row>
        <table:table-row table:style-name="ro2"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25=TAM3327</text:p>
          </table:table-cell>
          <table:table-cell table:number-columns-repeated="3"/>
        </table:table-row>
        <table:table-row table:style-name="ro2"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26=331???</text:p>
          </table:table-cell>
          <table:table-cell table:number-columns-repeated="3"/>
        </table:table-row>
        <table:table-row table:style-name="ro2"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27=TAM6327</text:p>
          </table:table-cell>
          <table:table-cell table:number-columns-repeated="3"/>
        </table:table-row>
        <table:table-row table:style-name="ro2"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28=TAM2089</text:p>
          </table:table-cell>
          <table:table-cell table:number-columns-repeated="3"/>
        </table:table-row>
        <table:table-row table:style-name="ro2"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29=240??????</text:p>
          </table:table-cell>
          <table:table-cell table:number-columns-repeated="3"/>
        </table:table-row>
        <table:table-row table:style-name="ro2"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30=1018????</text:p>
          </table:table-cell>
          <table:table-cell table:number-columns-repeated="3"/>
        </table:table-row>
        <table:table-row table:style-name="ro2"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C1</text:p>
          </table:table-cell>
          <table:table-cell table:number-columns-repeated="3"/>
          <table:table-cell office:value-type="string" calcext:value-type="string">
            <text:p>P31=3801????</text:p>
          </table:table-cell>
          <table:table-cell table:number-columns-repeated="3"/>
        </table:table-row>
        <table:table-row table:style-name="ro2"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P32=TAM3553</text:p>
          </table:table-cell>
          <table:table-cell table:number-columns-repeated="3"/>
        </table:table-row>
        <table:table-row table:style-name="ro2"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33=FA001</text:p>
          </table:table-cell>
          <table:table-cell table:number-columns-repeated="3"/>
        </table:table-row>
        <table:table-row table:style-name="ro2"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P11</text:p>
          </table:table-cell>
          <table:table-cell table:number-columns-repeated="3"/>
          <table:table-cell office:value-type="string" calcext:value-type="string">
            <text:p>P34=H510????</text:p>
          </table:table-cell>
          <table:table-cell table:number-columns-repeated="3"/>
        </table:table-row>
        <table:table-row table:style-name="ro2"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P11</text:p>
          </table:table-cell>
          <table:table-cell table:number-columns-repeated="3"/>
          <table:table-cell office:value-type="string" calcext:value-type="string">
            <text:p>P35=AZUL9031</text:p>
          </table:table-cell>
          <table:table-cell table:number-columns-repeated="3"/>
        </table:table-row>
        <table:table-row table:style-name="ro2"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P36=GOL1535</text:p>
          </table:table-cell>
          <table:table-cell table:number-columns-repeated="3"/>
        </table:table-row>
        <table:table-row table:style-name="ro2">
          <table:table-cell office:value-type="float" office:value="177" calcext:value-type="float">
            <text:p>177</text:p>
          </table:table-cell>
          <table:table-cell/>
          <table:table-cell office:value-type="string" calcext:value-type="string">
            <text:p>P11</text:p>
          </table:table-cell>
          <table:table-cell table:number-columns-repeated="3"/>
          <table:table-cell office:value-type="string" calcext:value-type="string">
            <text:p>P37=AIRBUS058</text:p>
          </table:table-cell>
          <table:table-cell table:number-columns-repeated="3"/>
        </table:table-row>
        <table:table-row table:style-name="ro2">
          <table:table-cell office:value-type="float" office:value="178" calcext:value-type="float">
            <text:p>178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38=TAM3587</text:p>
          </table:table-cell>
          <table:table-cell table:number-columns-repeated="3"/>
        </table:table-row>
        <table:table-row table:style-name="ro2"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P18</text:p>
          </table:table-cell>
          <table:table-cell table:number-columns-repeated="3"/>
          <table:table-cell office:value-type="string" calcext:value-type="string">
            <text:p>P39= 344???</text:p>
          </table:table-cell>
          <table:table-cell table:number-columns-repeated="3"/>
        </table:table-row>
        <table:table-row table:style-name="ro2"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ROSS P19XC2</text:p>
          </table:table-cell>
          <table:table-cell table:number-columns-repeated="2"/>
          <table:table-cell office:value-type="string" calcext:value-type="string">
            <text:p>P40=GOL1253</text:p>
          </table:table-cell>
          <table:table-cell table:number-columns-repeated="3"/>
        </table:table-row>
        <table:table-row table:style-name="ro2"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P33</text:p>
          </table:table-cell>
          <table:table-cell table:number-columns-repeated="3"/>
          <table:table-cell office:value-type="string" calcext:value-type="string">
            <text:p>P41=TAM3727</text:p>
          </table:table-cell>
          <table:table-cell table:number-columns-repeated="3"/>
        </table:table-row>
        <table:table-row table:style-name="ro2"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P42=AZUL4329</text:p>
          </table:table-cell>
          <table:table-cell table:number-columns-repeated="3"/>
        </table:table-row>
        <table:table-row table:style-name="ro2"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P33</text:p>
          </table:table-cell>
          <table:table-cell table:number-columns-repeated="3"/>
          <table:table-cell office:value-type="string" calcext:value-type="string">
            <text:p>P43=TAM3861</text:p>
          </table:table-cell>
          <table:table-cell table:number-columns-repeated="3"/>
        </table:table-row>
        <table:table-row table:style-name="ro2"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44=PTRQI</text:p>
          </table:table-cell>
          <table:table-cell table:number-columns-repeated="3"/>
        </table:table-row>
        <table:table-row table:style-name="ro2"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P10</text:p>
          </table:table-cell>
          <table:table-cell table:number-columns-repeated="3"/>
          <table:table-cell office:value-type="string" calcext:value-type="string">
            <text:p>P45=R07</text:p>
          </table:table-cell>
          <table:table-cell table:number-columns-repeated="3"/>
        </table:table-row>
        <table:table-row table:style-name="ro2"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46=81???</text:p>
          </table:table-cell>
          <table:table-cell table:number-columns-repeated="3"/>
        </table:table-row>
        <table:table-row table:style-name="ro2"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47=OCEANAIR6171</text:p>
          </table:table-cell>
          <table:table-cell table:number-columns-repeated="3"/>
        </table:table-row>
        <table:table-row table:style-name="ro2"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48=OCEANAIR6188</text:p>
          </table:table-cell>
          <table:table-cell table:number-columns-repeated="3"/>
        </table:table-row>
        <table:table-row table:style-name="ro2"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49=TAM3029</text:p>
          </table:table-cell>
          <table:table-cell table:number-columns-repeated="3"/>
        </table:table-row>
        <table:table-row table:style-name="ro2"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P50=TAM3844</text:p>
          </table:table-cell>
          <table:table-cell table:number-columns-repeated="3"/>
        </table:table-row>
        <table:table-row table:style-name="ro2"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51=TAM3710</text:p>
          </table:table-cell>
          <table:table-cell table:number-columns-repeated="3"/>
        </table:table-row>
        <table:table-row table:style-name="ro2"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C3</text:p>
          </table:table-cell>
          <table:table-cell table:number-columns-repeated="7"/>
        </table:table-row>
        <table:table-row table:style-name="ro2"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C3= ANOTHER FEMALE CONTROLLER</text:p>
          </table:table-cell>
          <table:table-cell table:number-columns-repeated="3"/>
        </table:table-row>
        <table:table-row table:style-name="ro2"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P18</text:p>
          </table:table-cell>
          <table:table-cell table:number-columns-repeated="7"/>
        </table:table-row>
        <table:table-row table:style-name="ro2"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C3</text:p>
          </table:table-cell>
          <table:table-cell table:number-columns-repeated="7"/>
        </table:table-row>
        <table:table-row table:style-name="ro2"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P39</text:p>
          </table:table-cell>
          <table:table-cell table:number-columns-repeated="7"/>
        </table:table-row>
        <table:table-row table:style-name="ro2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C2</text:p>
          </table:table-cell>
          <table:table-cell table:number-columns-repeated="7"/>
        </table:table-row>
        <table:table-row table:style-name="ro2"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P33</text:p>
          </table:table-cell>
          <table:table-cell table:number-columns-repeated="7"/>
        </table:table-row>
        <table:table-row table:style-name="ro2"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C2</text:p>
          </table:table-cell>
          <table:table-cell table:number-columns-repeated="7"/>
        </table:table-row>
        <table:table-row table:style-name="ro2"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ROSS P18XC2</text:p>
          </table:table-cell>
          <table:table-cell table:number-columns-repeated="6"/>
        </table:table-row>
        <table:table-row table:style-name="ro2"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C3</text:p>
          </table:table-cell>
          <table:table-cell table:number-columns-repeated="7"/>
        </table:table-row>
        <table:table-row table:style-name="ro2"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P40</text:p>
          </table:table-cell>
          <table:table-cell table:number-columns-repeated="7"/>
        </table:table-row>
        <table:table-row table:style-name="ro2"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C3</text:p>
          </table:table-cell>
          <table:table-cell table:number-columns-repeated="7"/>
        </table:table-row>
        <table:table-row table:style-name="ro2">
          <table:table-cell office:value-type="float" office:value="204" calcext:value-type="float">
            <text:p>204</text:p>
          </table:table-cell>
          <table:table-cell/>
          <table:table-cell office:value-type="string" calcext:value-type="string">
            <text:p>P35</text:p>
          </table:table-cell>
          <table:table-cell table:number-columns-repeated="7"/>
        </table:table-row>
        <table:table-row table:style-name="ro2">
          <table:table-cell office:value-type="float" office:value="205" calcext:value-type="float">
            <text:p>205</text:p>
          </table:table-cell>
          <table:table-cell/>
          <table:table-cell office:value-type="string" calcext:value-type="string">
            <text:p>C3</text:p>
          </table:table-cell>
          <table:table-cell table:number-columns-repeated="7"/>
        </table:table-row>
        <table:table-row table:style-name="ro2"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P35</text:p>
          </table:table-cell>
          <table:table-cell table:number-columns-repeated="7"/>
        </table:table-row>
        <table:table-row table:style-name="ro2"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P20</text:p>
          </table:table-cell>
          <table:table-cell table:number-columns-repeated="7"/>
        </table:table-row>
        <table:table-row table:style-name="ro2"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C3</text:p>
          </table:table-cell>
          <table:table-cell table:number-columns-repeated="7"/>
        </table:table-row>
        <table:table-row table:style-name="ro2"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CROSS C3XP20</text:p>
          </table:table-cell>
          <table:table-cell table:number-columns-repeated="6"/>
        </table:table-row>
        <table:table-row table:style-name="ro2"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P10</text:p>
          </table:table-cell>
          <table:table-cell table:number-columns-repeated="7"/>
        </table:table-row>
        <table:table-row table:style-name="ro2"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C3</text:p>
          </table:table-cell>
          <table:table-cell table:number-columns-repeated="7"/>
        </table:table-row>
        <table:table-row table:style-name="ro2"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P36</text:p>
          </table:table-cell>
          <table:table-cell table:number-columns-repeated="7"/>
        </table:table-row>
        <table:table-row table:style-name="ro2"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C3</text:p>
          </table:table-cell>
          <table:table-cell table:number-columns-repeated="7"/>
        </table:table-row>
        <table:table-row table:style-name="ro2"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CROSS C3XP32</text:p>
          </table:table-cell>
          <table:table-cell table:number-columns-repeated="6"/>
        </table:table-row>
        <table:table-row table:style-name="ro2"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P32</text:p>
          </table:table-cell>
          <table:table-cell table:number-columns-repeated="7"/>
        </table:table-row>
        <table:table-row table:style-name="ro2"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P36</text:p>
          </table:table-cell>
          <table:table-cell table:number-columns-repeated="7"/>
        </table:table-row>
        <table:table-row table:style-name="ro2"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C3</text:p>
          </table:table-cell>
          <table:table-cell table:number-columns-repeated="7"/>
        </table:table-row>
        <table:table-row table:style-name="ro2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P37</text:p>
          </table:table-cell>
          <table:table-cell table:number-columns-repeated="7"/>
        </table:table-row>
        <table:table-row table:style-name="ro2"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P38</text:p>
          </table:table-cell>
          <table:table-cell table:number-columns-repeated="7"/>
        </table:table-row>
        <table:table-row table:style-name="ro2"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P38</text:p>
          </table:table-cell>
          <table:table-cell table:number-columns-repeated="7"/>
        </table:table-row>
        <table:table-row table:style-name="ro2"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P38</text:p>
          </table:table-cell>
          <table:table-cell table:number-columns-repeated="7"/>
        </table:table-row>
        <table:table-row table:style-name="ro2">
          <table:table-cell office:value-type="float" office:value="226" calcext:value-type="float">
            <text:p>226</text:p>
          </table:table-cell>
          <table:table-cell/>
          <table:table-cell office:value-type="string" calcext:value-type="string">
            <text:p>C3</text:p>
          </table:table-cell>
          <table:table-cell table:number-columns-repeated="7"/>
        </table:table-row>
        <table:table-row table:style-name="ro2"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P38</text:p>
          </table:table-cell>
          <table:table-cell table:number-columns-repeated="7"/>
        </table:table-row>
        <table:table-row table:style-name="ro2"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P33</text:p>
          </table:table-cell>
          <table:table-cell table:number-columns-repeated="7"/>
        </table:table-row>
        <table:table-row table:style-name="ro2"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C2</text:p>
          </table:table-cell>
          <table:table-cell table:number-columns-repeated="7"/>
        </table:table-row>
        <table:table-row table:style-name="ro2"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P33</text:p>
          </table:table-cell>
          <table:table-cell table:number-columns-repeated="7"/>
        </table:table-row>
        <table:table-row table:style-name="ro2"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C2</text:p>
          </table:table-cell>
          <table:table-cell table:number-columns-repeated="7"/>
        </table:table-row>
        <table:table-row table:style-name="ro2">
          <table:table-cell office:value-type="float" office:value="233" calcext:value-type="float">
            <text:p>233</text:p>
          </table:table-cell>
          <table:table-cell/>
          <table:table-cell office:value-type="string" calcext:value-type="string">
            <text:p>P33</text:p>
          </table:table-cell>
          <table:table-cell table:number-columns-repeated="7"/>
        </table:table-row>
        <table:table-row table:style-name="ro2">
          <table:table-cell office:value-type="float" office:value="234" calcext:value-type="float">
            <text:p>234</text:p>
          </table:table-cell>
          <table:table-cell/>
          <table:table-cell office:value-type="string" calcext:value-type="string">
            <text:p>C2</text:p>
          </table:table-cell>
          <table:table-cell table:number-columns-repeated="7"/>
        </table:table-row>
        <table:table-row table:style-name="ro2"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float" office:value="236" calcext:value-type="float">
            <text:p>236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float" office:value="237" calcext:value-type="float">
            <text:p>237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C2</text:p>
          </table:table-cell>
          <table:table-cell table:number-columns-repeated="7"/>
        </table:table-row>
        <table:table-row table:style-name="ro2"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P11</text:p>
          </table:table-cell>
          <table:table-cell table:number-columns-repeated="7"/>
        </table:table-row>
        <table:table-row table:style-name="ro2"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C2</text:p>
          </table:table-cell>
          <table:table-cell table:number-columns-repeated="7"/>
        </table:table-row>
        <table:table-row table:style-name="ro2"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P11</text:p>
          </table:table-cell>
          <table:table-cell table:number-columns-repeated="7"/>
        </table:table-row>
        <table:table-row table:style-name="ro2"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C1</text:p>
          </table:table-cell>
          <table:table-cell table:number-columns-repeated="7"/>
        </table:table-row>
        <table:table-row table:style-name="ro2"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P32</text:p>
          </table:table-cell>
          <table:table-cell table:number-columns-repeated="7"/>
        </table:table-row>
        <table:table-row table:style-name="ro2">
          <table:table-cell office:value-type="float" office:value="248" calcext:value-type="float">
            <text:p>248</text:p>
          </table:table-cell>
          <table:table-cell/>
          <table:table-cell office:value-type="string" calcext:value-type="string">
            <text:p>P32</text:p>
          </table:table-cell>
          <table:table-cell table:number-columns-repeated="7"/>
        </table:table-row>
        <table:table-row table:style-name="ro2">
          <table:table-cell office:value-type="float" office:value="249" calcext:value-type="float">
            <text:p>249</text:p>
          </table:table-cell>
          <table:table-cell/>
          <table:table-cell office:value-type="string" calcext:value-type="string">
            <text:p>C2</text:p>
          </table:table-cell>
          <table:table-cell table:number-columns-repeated="7"/>
        </table:table-row>
        <table:table-row table:style-name="ro2"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P32</text:p>
          </table:table-cell>
          <table:table-cell table:number-columns-repeated="7"/>
        </table:table-row>
        <table:table-row table:style-name="ro2"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C2</text:p>
          </table:table-cell>
          <table:table-cell table:number-columns-repeated="7"/>
        </table:table-row>
        <table:table-row table:style-name="ro2"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C2</text:p>
          </table:table-cell>
          <table:table-cell table:number-columns-repeated="7"/>
        </table:table-row>
        <table:table-row table:style-name="ro2"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C2</text:p>
          </table:table-cell>
          <table:table-cell table:number-columns-repeated="7"/>
        </table:table-row>
        <table:table-row table:style-name="ro2"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C2</text:p>
          </table:table-cell>
          <table:table-cell table:number-columns-repeated="7"/>
        </table:table-row>
        <table:table-row table:style-name="ro2"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ROSS C2XP10</text:p>
          </table:table-cell>
          <table:table-cell table:number-columns-repeated="2"/>
          <table:table-cell office:value-type="string" calcext:value-type="string">
            <text:p>C1= FEMALE CONTROLLER</text:p>
          </table:table-cell>
          <table:table-cell table:number-columns-repeated="3"/>
        </table:table-row>
        <table:table-row table:style-name="ro2"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P10</text:p>
          </table:table-cell>
          <table:table-cell table:number-columns-repeated="3"/>
          <table:table-cell office:value-type="string" calcext:value-type="string">
            <text:p>C2= MALE CONTROLLER</text:p>
          </table:table-cell>
          <table:table-cell table:number-columns-repeated="3"/>
        </table:table-row>
        <table:table-row table:style-name="ro2"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P33</text:p>
          </table:table-cell>
          <table:table-cell table:number-columns-repeated="3"/>
          <table:table-cell office:value-type="string" calcext:value-type="string">
            <text:p>C3= FEMALE CONTROLLER</text:p>
          </table:table-cell>
          <table:table-cell table:number-columns-repeated="3"/>
        </table:table-row>
        <table:table-row table:style-name="ro2"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P1= OCEAN AIR6301</text:p>
          </table:table-cell>
          <table:table-cell table:number-columns-repeated="3"/>
        </table:table-row>
        <table:table-row table:style-name="ro2"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P2= OCEAN AIR6327</text:p>
          </table:table-cell>
          <table:table-cell table:number-columns-repeated="3"/>
        </table:table-row>
        <table:table-row table:style-name="ro2"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3=TAM3290</text:p>
          </table:table-cell>
          <table:table-cell table:number-columns-repeated="3"/>
        </table:table-row>
        <table:table-row table:style-name="ro2"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P42</text:p>
          </table:table-cell>
          <table:table-cell table:number-columns-repeated="3"/>
          <table:table-cell office:value-type="string" calcext:value-type="string">
            <text:p>P4=TAM3721</text:p>
          </table:table-cell>
          <table:table-cell table:number-columns-repeated="3"/>
        </table:table-row>
        <table:table-row table:style-name="ro2"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5=TAM4671</text:p>
          </table:table-cell>
          <table:table-cell table:number-columns-repeated="3"/>
        </table:table-row>
        <table:table-row table:style-name="ro2"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P40</text:p>
          </table:table-cell>
          <table:table-cell table:number-columns-repeated="3"/>
          <table:table-cell office:value-type="string" calcext:value-type="string">
            <text:p>P6=TAM3148</text:p>
          </table:table-cell>
          <table:table-cell table:number-columns-repeated="3"/>
        </table:table-row>
        <table:table-row table:style-name="ro2"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CROSS P??XC3</text:p>
          </table:table-cell>
          <table:table-cell table:number-columns-repeated="2"/>
          <table:table-cell office:value-type="string" calcext:value-type="string">
            <text:p>P7= OCEANAIR6375</text:p>
          </table:table-cell>
          <table:table-cell table:number-columns-repeated="3"/>
        </table:table-row>
        <table:table-row table:style-name="ro2"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CROSS C3XP41</text:p>
          </table:table-cell>
          <table:table-cell table:number-columns-repeated="2"/>
          <table:table-cell office:value-type="string" calcext:value-type="string">
            <text:p>P8= TAM190</text:p>
          </table:table-cell>
          <table:table-cell table:number-columns-repeated="3"/>
        </table:table-row>
        <table:table-row table:style-name="ro2"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CROSS C3XP20</text:p>
          </table:table-cell>
          <table:table-cell table:number-columns-repeated="2"/>
          <table:table-cell office:value-type="string" calcext:value-type="string">
            <text:p>P9= TAM3041</text:p>
          </table:table-cell>
          <table:table-cell table:number-columns-repeated="3"/>
        </table:table-row>
        <table:table-row table:style-name="ro2"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P35</text:p>
          </table:table-cell>
          <table:table-cell table:number-columns-repeated="3"/>
          <table:table-cell office:value-type="string" calcext:value-type="string">
            <text:p>P10=OCEANAIR6234</text:p>
          </table:table-cell>
          <table:table-cell table:number-columns-repeated="3"/>
        </table:table-row>
        <table:table-row table:style-name="ro2"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11=TAM3303</text:p>
          </table:table-cell>
          <table:table-cell table:number-columns-repeated="3"/>
        </table:table-row>
        <table:table-row table:style-name="ro2"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12=GOL2088</text:p>
          </table:table-cell>
          <table:table-cell table:number-columns-repeated="3"/>
        </table:table-row>
        <table:table-row table:style-name="ro2"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13=AR</text:p>
          </table:table-cell>
          <table:table-cell table:number-columns-repeated="3"/>
        </table:table-row>
        <table:table-row table:style-name="ro2"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14=TAM4675</text:p>
          </table:table-cell>
          <table:table-cell table:number-columns-repeated="3"/>
        </table:table-row>
        <table:table-row table:style-name="ro2"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15=TAM3241</text:p>
          </table:table-cell>
          <table:table-cell table:number-columns-repeated="3"/>
        </table:table-row>
        <table:table-row table:style-name="ro2">
          <table:table-cell office:value-type="float" office:value="274" calcext:value-type="float">
            <text:p>274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P16=FA2335</text:p>
          </table:table-cell>
          <table:table-cell table:number-columns-repeated="3"/>
        </table:table-row>
        <table:table-row table:style-name="ro2"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17=AZUL5023</text:p>
          </table:table-cell>
          <table:table-cell table:number-columns-repeated="3"/>
        </table:table-row>
        <table:table-row table:style-name="ro2"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table:style-name="ce26" office:value-type="string" calcext:value-type="string">
            <text:p>P18=TAM3841</text:p>
          </table:table-cell>
          <table:table-cell table:number-columns-repeated="3"/>
        </table:table-row>
        <table:table-row table:style-name="ro2"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P18</text:p>
          </table:table-cell>
          <table:table-cell table:number-columns-repeated="3"/>
          <table:table-cell office:value-type="string" calcext:value-type="string">
            <text:p>P19=ARBHB</text:p>
          </table:table-cell>
          <table:table-cell table:number-columns-repeated="3"/>
        </table:table-row>
        <table:table-row table:style-name="ro2"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ROSS C2XP36</text:p>
          </table:table-cell>
          <table:table-cell table:number-columns-repeated="2"/>
          <table:table-cell office:value-type="string" calcext:value-type="string">
            <text:p>P20=ARSFN</text:p>
          </table:table-cell>
          <table:table-cell table:number-columns-repeated="3"/>
        </table:table-row>
        <table:table-row table:style-name="ro2"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table:style-name="ce27" office:value-type="string" calcext:value-type="string">
            <text:p>P21=TAM3841</text:p>
          </table:table-cell>
          <table:table-cell table:number-columns-repeated="3"/>
        </table:table-row>
        <table:table-row table:style-name="ro2"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P36</text:p>
          </table:table-cell>
          <table:table-cell table:number-columns-repeated="3"/>
          <table:table-cell table:style-name="ce26" office:value-type="string" calcext:value-type="string">
            <text:p>P22=WJB</text:p>
          </table:table-cell>
          <table:table-cell table:number-columns-repeated="3"/>
        </table:table-row>
        <table:table-row table:style-name="ro2"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P23=ARHB</text:p>
          </table:table-cell>
          <table:table-cell table:number-columns-repeated="3"/>
        </table:table-row>
        <table:table-row table:style-name="ro2"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P36</text:p>
          </table:table-cell>
          <table:table-cell table:number-columns-repeated="3"/>
          <table:table-cell table:style-name="ce26" office:value-type="string" calcext:value-type="string">
            <text:p>P24=PTWJB</text:p>
          </table:table-cell>
          <table:table-cell table:number-columns-repeated="3"/>
        </table:table-row>
        <table:table-row table:style-name="ro2"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25=TAM3327</text:p>
          </table:table-cell>
          <table:table-cell table:number-columns-repeated="3"/>
        </table:table-row>
        <table:table-row table:style-name="ro2"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CROSS C3XP39</text:p>
          </table:table-cell>
          <table:table-cell table:number-columns-repeated="2"/>
          <table:table-cell office:value-type="string" calcext:value-type="string">
            <text:p>P26=331???</text:p>
          </table:table-cell>
          <table:table-cell table:number-columns-repeated="3"/>
        </table:table-row>
        <table:table-row table:style-name="ro2"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CROSS P24XC3</text:p>
          </table:table-cell>
          <table:table-cell table:number-columns-repeated="2"/>
          <table:table-cell office:value-type="string" calcext:value-type="string">
            <text:p>P27=TAM6327</text:p>
          </table:table-cell>
          <table:table-cell table:number-columns-repeated="3"/>
        </table:table-row>
        <table:table-row table:style-name="ro2"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P24</text:p>
          </table:table-cell>
          <table:table-cell table:number-columns-repeated="3"/>
          <table:table-cell office:value-type="string" calcext:value-type="string">
            <text:p>P28=TAM2089</text:p>
          </table:table-cell>
          <table:table-cell table:number-columns-repeated="3"/>
        </table:table-row>
        <table:table-row table:style-name="ro2"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P29=240??????</text:p>
          </table:table-cell>
          <table:table-cell table:number-columns-repeated="3"/>
        </table:table-row>
        <table:table-row table:style-name="ro2">
          <table:table-cell office:value-type="float" office:value="288" calcext:value-type="float">
            <text:p>288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CROSS P32XC2</text:p>
          </table:table-cell>
          <table:table-cell table:number-columns-repeated="2"/>
          <table:table-cell office:value-type="string" calcext:value-type="string">
            <text:p>P30=1018????</text:p>
          </table:table-cell>
          <table:table-cell table:number-columns-repeated="3"/>
        </table:table-row>
        <table:table-row table:style-name="ro2"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P11</text:p>
          </table:table-cell>
          <table:table-cell table:number-columns-repeated="3"/>
          <table:table-cell office:value-type="string" calcext:value-type="string">
            <text:p>P31=3801????</text:p>
          </table:table-cell>
          <table:table-cell table:number-columns-repeated="3"/>
        </table:table-row>
        <table:table-row table:style-name="ro2"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P32=TAM3553</text:p>
          </table:table-cell>
          <table:table-cell table:number-columns-repeated="3"/>
        </table:table-row>
        <table:table-row table:style-name="ro2"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P11</text:p>
          </table:table-cell>
          <table:table-cell table:number-columns-repeated="3"/>
          <table:table-cell office:value-type="string" calcext:value-type="string">
            <text:p>P33=FA001</text:p>
          </table:table-cell>
          <table:table-cell table:number-columns-repeated="3"/>
        </table:table-row>
        <table:table-row table:style-name="ro2"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34=H510????</text:p>
          </table:table-cell>
          <table:table-cell table:number-columns-repeated="3"/>
        </table:table-row>
        <table:table-row table:style-name="ro2"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P38</text:p>
          </table:table-cell>
          <table:table-cell table:number-columns-repeated="3"/>
          <table:table-cell office:value-type="string" calcext:value-type="string">
            <text:p>P35=AZUL9031</text:p>
          </table:table-cell>
          <table:table-cell table:number-columns-repeated="3"/>
        </table:table-row>
        <table:table-row table:style-name="ro2"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36=GOL1535</text:p>
          </table:table-cell>
          <table:table-cell table:number-columns-repeated="3"/>
        </table:table-row>
        <table:table-row table:style-name="ro2"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37=AIRBUS058</text:p>
          </table:table-cell>
          <table:table-cell table:number-columns-repeated="3"/>
        </table:table-row>
        <table:table-row table:style-name="ro2"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38=TAM3587</text:p>
          </table:table-cell>
          <table:table-cell table:number-columns-repeated="3"/>
        </table:table-row>
        <table:table-row table:style-name="ro2"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P39= 344???</text:p>
          </table:table-cell>
          <table:table-cell table:number-columns-repeated="3"/>
        </table:table-row>
        <table:table-row table:style-name="ro2"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P36</text:p>
          </table:table-cell>
          <table:table-cell table:number-columns-repeated="3"/>
          <table:table-cell office:value-type="string" calcext:value-type="string">
            <text:p>P40=GOL1253</text:p>
          </table:table-cell>
          <table:table-cell table:number-columns-repeated="3"/>
        </table:table-row>
        <table:table-row table:style-name="ro2">
          <table:table-cell office:value-type="float" office:value="299" calcext:value-type="float">
            <text:p>299</text:p>
          </table:table-cell>
          <table:table-cell/>
          <table:table-cell office:value-type="string" calcext:value-type="string">
            <text:p>P36</text:p>
          </table:table-cell>
          <table:table-cell table:number-columns-repeated="3"/>
          <table:table-cell office:value-type="string" calcext:value-type="string">
            <text:p>P41=TAM3727</text:p>
          </table:table-cell>
          <table:table-cell table:number-columns-repeated="3"/>
        </table:table-row>
        <table:table-row table:style-name="ro2"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P36</text:p>
          </table:table-cell>
          <table:table-cell table:number-columns-repeated="3"/>
          <table:table-cell office:value-type="string" calcext:value-type="string">
            <text:p>P42=AZUL4329</text:p>
          </table:table-cell>
          <table:table-cell table:number-columns-repeated="3"/>
        </table:table-row>
        <table:table-row table:style-name="ro2"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43=TAM3861</text:p>
          </table:table-cell>
          <table:table-cell table:number-columns-repeated="3"/>
        </table:table-row>
        <table:table-row table:style-name="ro2"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P24</text:p>
          </table:table-cell>
          <table:table-cell table:number-columns-repeated="3"/>
          <table:table-cell office:value-type="string" calcext:value-type="string">
            <text:p>P44=PTRQI</text:p>
          </table:table-cell>
          <table:table-cell table:number-columns-repeated="3"/>
        </table:table-row>
        <table:table-row table:style-name="ro2"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45=R07</text:p>
          </table:table-cell>
          <table:table-cell table:number-columns-repeated="3"/>
        </table:table-row>
        <table:table-row table:style-name="ro2"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P40</text:p>
          </table:table-cell>
          <table:table-cell table:number-columns-repeated="3"/>
          <table:table-cell office:value-type="string" calcext:value-type="string">
            <text:p>P46=81???</text:p>
          </table:table-cell>
          <table:table-cell table:number-columns-repeated="3"/>
        </table:table-row>
        <table:table-row table:style-name="ro2"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47=OCEANAIR6171</text:p>
          </table:table-cell>
          <table:table-cell table:number-columns-repeated="3"/>
        </table:table-row>
        <table:table-row table:style-name="ro2"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P40</text:p>
          </table:table-cell>
          <table:table-cell table:number-columns-repeated="3"/>
          <table:table-cell office:value-type="string" calcext:value-type="string">
            <text:p>P48=OCEANAIR6188</text:p>
          </table:table-cell>
          <table:table-cell table:number-columns-repeated="3"/>
        </table:table-row>
        <table:table-row table:style-name="ro2"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CROSS C3XP40</text:p>
          </table:table-cell>
          <table:table-cell table:number-columns-repeated="2"/>
          <table:table-cell office:value-type="string" calcext:value-type="string">
            <text:p>P49=TAM3029</text:p>
          </table:table-cell>
          <table:table-cell table:number-columns-repeated="3"/>
        </table:table-row>
        <table:table-row table:style-name="ro2"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50=TAM3844</text:p>
          </table:table-cell>
          <table:table-cell table:number-columns-repeated="3"/>
        </table:table-row>
        <table:table-row table:style-name="ro2"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P40</text:p>
          </table:table-cell>
          <table:table-cell table:number-columns-repeated="3"/>
          <table:table-cell office:value-type="string" calcext:value-type="string">
            <text:p>P51=TAM3710</text:p>
          </table:table-cell>
          <table:table-cell table:number-columns-repeated="3"/>
        </table:table-row>
        <table:table-row table:style-name="ro2"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CROSS C3XP20</text:p>
          </table:table-cell>
          <table:table-cell table:number-columns-repeated="6"/>
        </table:table-row>
        <table:table-row table:style-name="ro2"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P41</text:p>
          </table:table-cell>
          <table:table-cell table:number-columns-repeated="3"/>
          <table:table-cell office:value-type="string" calcext:value-type="string">
            <text:p>C3= ANOTHER FEMALE CONTROLLER</text:p>
          </table:table-cell>
          <table:table-cell table:number-columns-repeated="3"/>
        </table:table-row>
        <table:table-row table:style-name="ro2"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C3</text:p>
          </table:table-cell>
          <table:table-cell table:number-columns-repeated="7"/>
        </table:table-row>
        <table:table-row table:style-name="ro2"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CROSS P20XC3</text:p>
          </table:table-cell>
          <table:table-cell table:number-columns-repeated="6"/>
        </table:table-row>
        <table:table-row table:style-name="ro2">
          <table:table-cell office:value-type="float" office:value="315" calcext:value-type="float">
            <text:p>315</text:p>
          </table:table-cell>
          <table:table-cell/>
          <table:table-cell office:value-type="string" calcext:value-type="string">
            <text:p>P20</text:p>
          </table:table-cell>
          <table:table-cell table:number-columns-repeated="7"/>
        </table:table-row>
        <table:table-row table:style-name="ro2"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C3</text:p>
          </table:table-cell>
          <table:table-cell table:number-columns-repeated="7"/>
        </table:table-row>
        <table:table-row table:style-name="ro2"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P20</text:p>
          </table:table-cell>
          <table:table-cell table:number-columns-repeated="7"/>
        </table:table-row>
        <table:table-row table:style-name="ro2"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P35</text:p>
          </table:table-cell>
          <table:table-cell table:number-columns-repeated="7"/>
        </table:table-row>
        <table:table-row table:style-name="ro2"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C3</text:p>
          </table:table-cell>
          <table:table-cell table:number-columns-repeated="7"/>
        </table:table-row>
        <table:table-row table:style-name="ro2">
          <table:table-cell office:value-type="float" office:value="321" calcext:value-type="float">
            <text:p>321</text:p>
          </table:table-cell>
          <table:table-cell/>
          <table:table-cell office:value-type="string" calcext:value-type="string">
            <text:p>P35</text:p>
          </table:table-cell>
          <table:table-cell table:number-columns-repeated="7"/>
        </table:table-row>
        <table:table-row table:style-name="ro2"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P43</text:p>
          </table:table-cell>
          <table:table-cell table:number-columns-repeated="7"/>
        </table:table-row>
        <table:table-row table:style-name="ro2"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C3</text:p>
          </table:table-cell>
          <table:table-cell table:number-columns-repeated="7"/>
        </table:table-row>
        <table:table-row table:style-name="ro2"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P43</text:p>
          </table:table-cell>
          <table:table-cell office:value-type="string" calcext:value-type="string">
            <text:p>CROSS P43XC3</text:p>
          </table:table-cell>
          <table:table-cell table:number-columns-repeated="2"/>
          <table:table-cell office:value-type="string" calcext:value-type="string">
            <text:p>C1= FEMALE CONTROLLER</text:p>
          </table:table-cell>
          <table:table-cell table:number-columns-repeated="3"/>
        </table:table-row>
        <table:table-row table:style-name="ro2"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P44</text:p>
          </table:table-cell>
          <table:table-cell table:number-columns-repeated="3"/>
          <table:table-cell office:value-type="string" calcext:value-type="string">
            <text:p>C2= MALE CONTROLLER</text:p>
          </table:table-cell>
          <table:table-cell table:number-columns-repeated="3"/>
        </table:table-row>
        <table:table-row table:style-name="ro2"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C3= FEMALE CONTROLLER</text:p>
          </table:table-cell>
          <table:table-cell table:number-columns-repeated="3"/>
        </table:table-row>
        <table:table-row table:style-name="ro2"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P44</text:p>
          </table:table-cell>
          <table:table-cell table:number-columns-repeated="3"/>
          <table:table-cell office:value-type="string" calcext:value-type="string">
            <text:p>P1= OCEAN AIR6301</text:p>
          </table:table-cell>
          <table:table-cell table:number-columns-repeated="3"/>
        </table:table-row>
        <table:table-row table:style-name="ro2"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2= OCEAN AIR6327</text:p>
          </table:table-cell>
          <table:table-cell table:number-columns-repeated="3"/>
        </table:table-row>
        <table:table-row table:style-name="ro2"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3=TAM3290</text:p>
          </table:table-cell>
          <table:table-cell table:number-columns-repeated="3"/>
        </table:table-row>
        <table:table-row table:style-name="ro2"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4=TAM3721</text:p>
          </table:table-cell>
          <table:table-cell table:number-columns-repeated="3"/>
        </table:table-row>
        <table:table-row table:style-name="ro2"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5=TAM4671</text:p>
          </table:table-cell>
          <table:table-cell table:number-columns-repeated="3"/>
        </table:table-row>
        <table:table-row table:style-name="ro2"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6=TAM3148</text:p>
          </table:table-cell>
          <table:table-cell table:number-columns-repeated="3"/>
        </table:table-row>
        <table:table-row table:style-name="ro2"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P7= OCEANAIR6375</text:p>
          </table:table-cell>
          <table:table-cell table:number-columns-repeated="3"/>
        </table:table-row>
        <table:table-row table:style-name="ro2"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P32</text:p>
          </table:table-cell>
          <table:table-cell table:number-columns-repeated="3"/>
          <table:table-cell office:value-type="string" calcext:value-type="string">
            <text:p>P8= TAM190</text:p>
          </table:table-cell>
          <table:table-cell table:number-columns-repeated="3"/>
        </table:table-row>
        <table:table-row table:style-name="ro2"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9= TAM3041</text:p>
          </table:table-cell>
          <table:table-cell table:number-columns-repeated="3"/>
        </table:table-row>
        <table:table-row table:style-name="ro2"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P45</text:p>
          </table:table-cell>
          <table:table-cell table:number-columns-repeated="3"/>
          <table:table-cell office:value-type="string" calcext:value-type="string">
            <text:p>P10=OCEANAIR6234</text:p>
          </table:table-cell>
          <table:table-cell table:number-columns-repeated="3"/>
        </table:table-row>
        <table:table-row table:style-name="ro2"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11=TAM3303</text:p>
          </table:table-cell>
          <table:table-cell table:number-columns-repeated="3"/>
        </table:table-row>
        <table:table-row table:style-name="ro2"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CROSS C3XP45</text:p>
          </table:table-cell>
          <table:table-cell table:number-columns-repeated="2"/>
          <table:table-cell office:value-type="string" calcext:value-type="string">
            <text:p>P12=GOL2088</text:p>
          </table:table-cell>
          <table:table-cell table:number-columns-repeated="3"/>
        </table:table-row>
        <table:table-row table:style-name="ro2"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P45</text:p>
          </table:table-cell>
          <table:table-cell table:number-columns-repeated="3"/>
          <table:table-cell office:value-type="string" calcext:value-type="string">
            <text:p>P13=AR</text:p>
          </table:table-cell>
          <table:table-cell table:number-columns-repeated="3"/>
        </table:table-row>
        <table:table-row table:style-name="ro2"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14=TAM4675</text:p>
          </table:table-cell>
          <table:table-cell table:number-columns-repeated="3"/>
        </table:table-row>
        <table:table-row table:style-name="ro2"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P45</text:p>
          </table:table-cell>
          <table:table-cell table:number-columns-repeated="3"/>
          <table:table-cell office:value-type="string" calcext:value-type="string">
            <text:p>P15=TAM3241</text:p>
          </table:table-cell>
          <table:table-cell table:number-columns-repeated="3"/>
        </table:table-row>
        <table:table-row table:style-name="ro2"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P24</text:p>
          </table:table-cell>
          <table:table-cell office:value-type="string" calcext:value-type="string">
            <text:p>CROSS C3XP24</text:p>
          </table:table-cell>
          <table:table-cell table:number-columns-repeated="2"/>
          <table:table-cell office:value-type="string" calcext:value-type="string">
            <text:p>P16=FA2335</text:p>
          </table:table-cell>
          <table:table-cell table:number-columns-repeated="3"/>
        </table:table-row>
        <table:table-row table:style-name="ro2"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P24</text:p>
          </table:table-cell>
          <table:table-cell table:number-columns-repeated="3"/>
          <table:table-cell office:value-type="string" calcext:value-type="string">
            <text:p>P17=AZUL5023</text:p>
          </table:table-cell>
          <table:table-cell table:number-columns-repeated="3"/>
        </table:table-row>
        <table:table-row table:style-name="ro2"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table:style-name="ce26" office:value-type="string" calcext:value-type="string">
            <text:p>P18=TAM3841</text:p>
          </table:table-cell>
          <table:table-cell table:number-columns-repeated="3"/>
        </table:table-row>
        <table:table-row table:style-name="ro2"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P19=ARBHB</text:p>
          </table:table-cell>
          <table:table-cell table:number-columns-repeated="3"/>
        </table:table-row>
        <table:table-row table:style-name="ro2"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P20=ARSFN</text:p>
          </table:table-cell>
          <table:table-cell table:number-columns-repeated="3"/>
        </table:table-row>
        <table:table-row table:style-name="ro2"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table:style-name="ce27" office:value-type="string" calcext:value-type="string">
            <text:p>P21=TAM3841</text:p>
          </table:table-cell>
          <table:table-cell table:number-columns-repeated="3"/>
        </table:table-row>
        <table:table-row table:style-name="ro2"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P47</text:p>
          </table:table-cell>
          <table:table-cell table:number-columns-repeated="3"/>
          <table:table-cell office:value-type="string" calcext:value-type="string">
            <text:p>P22=WJB</text:p>
          </table:table-cell>
          <table:table-cell table:number-columns-repeated="3"/>
        </table:table-row>
        <table:table-row table:style-name="ro2"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23=ARHB</text:p>
          </table:table-cell>
          <table:table-cell table:number-columns-repeated="3"/>
        </table:table-row>
        <table:table-row table:style-name="ro2"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P35</text:p>
          </table:table-cell>
          <table:table-cell table:number-columns-repeated="3"/>
          <table:table-cell office:value-type="string" calcext:value-type="string">
            <text:p>P24=PTWJB</text:p>
          </table:table-cell>
          <table:table-cell table:number-columns-repeated="3"/>
        </table:table-row>
        <table:table-row table:style-name="ro2"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25=TAM3327</text:p>
          </table:table-cell>
          <table:table-cell table:number-columns-repeated="3"/>
        </table:table-row>
        <table:table-row table:style-name="ro2"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P48</text:p>
          </table:table-cell>
          <table:table-cell table:number-columns-repeated="3"/>
          <table:table-cell office:value-type="string" calcext:value-type="string">
            <text:p>P26=331???</text:p>
          </table:table-cell>
          <table:table-cell table:number-columns-repeated="3"/>
        </table:table-row>
        <table:table-row table:style-name="ro2"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P27=TAM6327</text:p>
          </table:table-cell>
          <table:table-cell table:number-columns-repeated="3"/>
        </table:table-row>
        <table:table-row table:style-name="ro2"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P48</text:p>
          </table:table-cell>
          <table:table-cell table:number-columns-repeated="3"/>
          <table:table-cell office:value-type="string" calcext:value-type="string">
            <text:p>P28=TAM2089</text:p>
          </table:table-cell>
          <table:table-cell table:number-columns-repeated="3"/>
        </table:table-row>
        <table:table-row table:style-name="ro2"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P29=240??????</text:p>
          </table:table-cell>
          <table:table-cell table:number-columns-repeated="3"/>
        </table:table-row>
        <table:table-row table:style-name="ro2"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P40</text:p>
          </table:table-cell>
          <table:table-cell table:number-columns-repeated="3"/>
          <table:table-cell office:value-type="string" calcext:value-type="string">
            <text:p>P30=1018????</text:p>
          </table:table-cell>
          <table:table-cell table:number-columns-repeated="3"/>
        </table:table-row>
        <table:table-row table:style-name="ro2"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31=3801????</text:p>
          </table:table-cell>
          <table:table-cell table:number-columns-repeated="3"/>
        </table:table-row>
        <table:table-row table:style-name="ro2"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P35</text:p>
          </table:table-cell>
          <table:table-cell table:number-columns-repeated="3"/>
          <table:table-cell office:value-type="string" calcext:value-type="string">
            <text:p>P32=TAM3553</text:p>
          </table:table-cell>
          <table:table-cell table:number-columns-repeated="3"/>
        </table:table-row>
        <table:table-row table:style-name="ro2"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33=FA001</text:p>
          </table:table-cell>
          <table:table-cell table:number-columns-repeated="3"/>
        </table:table-row>
        <table:table-row table:style-name="ro2"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P35</text:p>
          </table:table-cell>
          <table:table-cell table:number-columns-repeated="3"/>
          <table:table-cell office:value-type="string" calcext:value-type="string">
            <text:p>P34=H510????</text:p>
          </table:table-cell>
          <table:table-cell table:number-columns-repeated="3"/>
        </table:table-row>
        <table:table-row table:style-name="ro2"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P35</text:p>
          </table:table-cell>
          <table:table-cell table:number-columns-repeated="3"/>
          <table:table-cell office:value-type="string" calcext:value-type="string">
            <text:p>P35=AZUL9031</text:p>
          </table:table-cell>
          <table:table-cell table:number-columns-repeated="3"/>
        </table:table-row>
        <table:table-row table:style-name="ro2"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P36=GOL1535</text:p>
          </table:table-cell>
          <table:table-cell table:number-columns-repeated="3"/>
        </table:table-row>
        <table:table-row table:style-name="ro2"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P24</text:p>
          </table:table-cell>
          <table:table-cell table:number-columns-repeated="3"/>
          <table:table-cell office:value-type="string" calcext:value-type="string">
            <text:p>P37=AIRBUS058</text:p>
          </table:table-cell>
          <table:table-cell table:number-columns-repeated="3"/>
        </table:table-row>
        <table:table-row table:style-name="ro2"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38=TAM3587</text:p>
          </table:table-cell>
          <table:table-cell table:number-columns-repeated="3"/>
        </table:table-row>
        <table:table-row table:style-name="ro2"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P24</text:p>
          </table:table-cell>
          <table:table-cell table:number-columns-repeated="3"/>
          <table:table-cell office:value-type="string" calcext:value-type="string">
            <text:p>P39= 344???</text:p>
          </table:table-cell>
          <table:table-cell table:number-columns-repeated="3"/>
        </table:table-row>
        <table:table-row table:style-name="ro2"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40=GOL1253</text:p>
          </table:table-cell>
          <table:table-cell table:number-columns-repeated="3"/>
        </table:table-row>
        <table:table-row table:style-name="ro2"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P24</text:p>
          </table:table-cell>
          <table:table-cell table:number-columns-repeated="3"/>
          <table:table-cell office:value-type="string" calcext:value-type="string">
            <text:p>P41=TAM3727</text:p>
          </table:table-cell>
          <table:table-cell table:number-columns-repeated="3"/>
        </table:table-row>
        <table:table-row table:style-name="ro2"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42=AZUL4329</text:p>
          </table:table-cell>
          <table:table-cell table:number-columns-repeated="3"/>
        </table:table-row>
        <table:table-row table:style-name="ro2"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P24</text:p>
          </table:table-cell>
          <table:table-cell table:number-columns-repeated="3"/>
          <table:table-cell office:value-type="string" calcext:value-type="string">
            <text:p>P43=TAM3861</text:p>
          </table:table-cell>
          <table:table-cell table:number-columns-repeated="3"/>
        </table:table-row>
        <table:table-row table:style-name="ro2"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44=PTRQI</text:p>
          </table:table-cell>
          <table:table-cell table:number-columns-repeated="3"/>
        </table:table-row>
        <table:table-row table:style-name="ro2"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P24</text:p>
          </table:table-cell>
          <table:table-cell table:number-columns-repeated="3"/>
          <table:table-cell office:value-type="string" calcext:value-type="string">
            <text:p>P45=R07</text:p>
          </table:table-cell>
          <table:table-cell table:number-columns-repeated="3"/>
        </table:table-row>
        <table:table-row table:style-name="ro2"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P49</text:p>
          </table:table-cell>
          <table:table-cell table:number-columns-repeated="3"/>
          <table:table-cell office:value-type="string" calcext:value-type="string">
            <text:p>P46=81???</text:p>
          </table:table-cell>
          <table:table-cell table:number-columns-repeated="3"/>
        </table:table-row>
        <table:table-row table:style-name="ro2"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47=OCEANAIR6171</text:p>
          </table:table-cell>
          <table:table-cell table:number-columns-repeated="3"/>
        </table:table-row>
        <table:table-row table:style-name="ro2"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P49</text:p>
          </table:table-cell>
          <table:table-cell table:number-columns-repeated="3"/>
          <table:table-cell office:value-type="string" calcext:value-type="string">
            <text:p>P48=OCEANAIR6188</text:p>
          </table:table-cell>
          <table:table-cell table:number-columns-repeated="3"/>
        </table:table-row>
        <table:table-row table:style-name="ro2"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P50</text:p>
          </table:table-cell>
          <table:table-cell table:number-columns-repeated="3"/>
          <table:table-cell office:value-type="string" calcext:value-type="string">
            <text:p>P49=TAM3029</text:p>
          </table:table-cell>
          <table:table-cell table:number-columns-repeated="3"/>
        </table:table-row>
        <table:table-row table:style-name="ro2"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C3</text:p>
          </table:table-cell>
          <table:table-cell table:number-columns-repeated="3"/>
          <table:table-cell office:value-type="string" calcext:value-type="string">
            <text:p>P50=TAM3844</text:p>
          </table:table-cell>
          <table:table-cell table:number-columns-repeated="3"/>
        </table:table-row>
        <table:table-row table:style-name="ro2"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CROSS C3XP50</text:p>
          </table:table-cell>
          <table:table-cell table:number-columns-repeated="2"/>
          <table:table-cell office:value-type="string" calcext:value-type="string">
            <text:p>P51=TAM3710</text:p>
          </table:table-cell>
          <table:table-cell table:number-columns-repeated="3"/>
        </table:table-row>
        <table:table-row table:style-name="ro2"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CROSS C3XP50</text:p>
          </table:table-cell>
          <table:table-cell table:number-columns-repeated="6"/>
        </table:table-row>
        <table:table-row table:style-name="ro2"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P45</text:p>
          </table:table-cell>
          <table:table-cell table:number-columns-repeated="3"/>
          <table:table-cell office:value-type="string" calcext:value-type="string">
            <text:p>C3= ANOTHER FEMALE CONTROLLER</text:p>
          </table:table-cell>
          <table:table-cell table:number-columns-repeated="3"/>
        </table:table-row>
        <table:table-row table:style-name="ro2"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P45</text:p>
          </table:table-cell>
          <table:table-cell table:number-columns-repeated="7"/>
        </table:table-row>
        <table:table-row table:style-name="ro2"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C2</text:p>
          </table:table-cell>
          <table:table-cell table:number-columns-repeated="7"/>
        </table:table-row>
        <table:table-row table:style-name="ro2"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P45</text:p>
          </table:table-cell>
          <table:table-cell table:number-columns-repeated="7"/>
        </table:table-row>
        <table:table-row table:style-name="ro2"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C3</text:p>
          </table:table-cell>
          <table:table-cell table:number-columns-repeated="7"/>
        </table:table-row>
        <table:table-row table:style-name="ro2"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P44</text:p>
          </table:table-cell>
          <table:table-cell table:number-columns-repeated="7"/>
        </table:table-row>
        <table:table-row table:style-name="ro2"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C2</text:p>
          </table:table-cell>
          <table:table-cell table:number-columns-repeated="7"/>
        </table:table-row>
        <table:table-row table:style-name="ro2"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C3</text:p>
          </table:table-cell>
          <table:table-cell table:number-columns-repeated="7"/>
        </table:table-row>
        <table:table-row table:style-name="ro2"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P49</text:p>
          </table:table-cell>
          <table:table-cell table:number-columns-repeated="7"/>
        </table:table-row>
        <table:table-row table:style-name="ro2"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C2</text:p>
          </table:table-cell>
          <table:table-cell table:number-columns-repeated="7"/>
        </table:table-row>
        <table:table-row table:style-name="ro2"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C3</text:p>
          </table:table-cell>
          <table:table-cell table:number-columns-repeated="7"/>
        </table:table-row>
        <table:table-row table:style-name="ro2"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P51</text:p>
          </table:table-cell>
          <table:table-cell table:number-columns-repeated="7"/>
        </table:table-row>
        <table:table-row table:style-name="ro2"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P51</text:p>
          </table:table-cell>
          <table:table-cell table:number-columns-repeated="7"/>
        </table:table-row>
        <table:table-row table:style-name="ro2"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C2</text:p>
          </table:table-cell>
          <table:table-cell table:number-columns-repeated="7"/>
        </table:table-row>
        <table:table-row table:style-name="ro2"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P51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S2:Sheet1.T48" table:contains-header="false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Sheet1.S2:Sheet1.T48" table:buttons="" table:identify-categories="true" table:show-filter-button="false" table:drill-down-on-double-click="false">
          <table:source-cell-range table:cell-range-address="Sheet2.C1:Sheet2.C400"/>
          <table:data-pilot-field table:source-field-name="Classification" table:orientation="row" table:used-hierarchy="0" table:function="auto">
            <table:data-pilot-level table:show-empty="false">
              <table:data-pilot-members>
                <table:data-pilot-member table:name="C1" table:display="true" table:show-details="true"/>
                <table:data-pilot-member table:name="C2" table:display="true" table:show-details="true"/>
                <table:data-pilot-member table:name="C3" table:display="true" table:show-details="true"/>
                <table:data-pilot-member table:name="N" table:display="true" table:show-details="true"/>
                <table:data-pilot-member table:name="P1" table:display="true" table:show-details="true"/>
                <table:data-pilot-member table:name="P10" table:display="true" table:show-details="true"/>
                <table:data-pilot-member table:name="P11" table:display="true" table:show-details="true"/>
                <table:data-pilot-member table:name="P12" table:display="true" table:show-details="true"/>
                <table:data-pilot-member table:name="P14" table:display="true" table:show-details="true"/>
                <table:data-pilot-member table:name="P15" table:display="true" table:show-details="true"/>
                <table:data-pilot-member table:name="P16" table:display="true" table:show-details="true"/>
                <table:data-pilot-member table:name="P17" table:display="true" table:show-details="true"/>
                <table:data-pilot-member table:name="P18" table:display="true" table:show-details="true"/>
                <table:data-pilot-member table:name="P19" table:display="true" table:show-details="true"/>
                <table:data-pilot-member table:name="P2" table:display="true" table:show-details="true"/>
                <table:data-pilot-member table:name="P20" table:display="true" table:show-details="true"/>
                <table:data-pilot-member table:name="P23" table:display="true" table:show-details="true"/>
                <table:data-pilot-member table:name="P24" table:display="true" table:show-details="true"/>
                <table:data-pilot-member table:name="P27" table:display="true" table:show-details="true"/>
                <table:data-pilot-member table:name="P28" table:display="true" table:show-details="true"/>
                <table:data-pilot-member table:name="P29" table:display="true" table:show-details="true"/>
                <table:data-pilot-member table:name="P3" table:display="true" table:show-details="true"/>
                <table:data-pilot-member table:name="P30" table:display="true" table:show-details="true"/>
                <table:data-pilot-member table:name="P31" table:display="true" table:show-details="true"/>
                <table:data-pilot-member table:name="P32" table:display="true" table:show-details="true"/>
                <table:data-pilot-member table:name="P33" table:display="true" table:show-details="true"/>
                <table:data-pilot-member table:name="P35" table:display="true" table:show-details="true"/>
                <table:data-pilot-member table:name="P36" table:display="true" table:show-details="true"/>
                <table:data-pilot-member table:name="P37" table:display="true" table:show-details="true"/>
                <table:data-pilot-member table:name="P38" table:display="true" table:show-details="true"/>
                <table:data-pilot-member table:name="P39" table:display="true" table:show-details="true"/>
                <table:data-pilot-member table:name="P4" table:display="true" table:show-details="true"/>
                <table:data-pilot-member table:name="P40" table:display="true" table:show-details="true"/>
                <table:data-pilot-member table:name="P41" table:display="true" table:show-details="true"/>
                <table:data-pilot-member table:name="P42" table:display="true" table:show-details="true"/>
                <table:data-pilot-member table:name="P43" table:display="true" table:show-details="true"/>
                <table:data-pilot-member table:name="P44" table:display="true" table:show-details="true"/>
                <table:data-pilot-member table:name="P45" table:display="true" table:show-details="true"/>
                <table:data-pilot-member table:name="P47" table:display="true" table:show-details="true"/>
                <table:data-pilot-member table:name="P48" table:display="true" table:show-details="true"/>
                <table:data-pilot-member table:name="P49" table:display="true" table:show-details="true"/>
                <table:data-pilot-member table:name="P5" table:display="true" table:show-details="true"/>
                <table:data-pilot-member table:name="P50" table:display="true" table:show-details="true"/>
                <table:data-pilot-member table:name="P51" table:display="true" table:show-details="true"/>
                <table:data-pilot-member table:name="P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Classification" table:orientation="data" table:used-hierarchy="0" table:function="count">
            <table:data-pilot-level table:show-empty="false">
              <table:data-pilot-members>
                <table:data-pilot-member table:name="C1" table:display="true" table:show-details="true"/>
                <table:data-pilot-member table:name="C2" table:display="true" table:show-details="true"/>
                <table:data-pilot-member table:name="C3" table:display="true" table:show-details="true"/>
                <table:data-pilot-member table:name="N" table:display="true" table:show-details="true"/>
                <table:data-pilot-member table:name="P1" table:display="true" table:show-details="true"/>
                <table:data-pilot-member table:name="P10" table:display="true" table:show-details="true"/>
                <table:data-pilot-member table:name="P11" table:display="true" table:show-details="true"/>
                <table:data-pilot-member table:name="P12" table:display="true" table:show-details="true"/>
                <table:data-pilot-member table:name="P14" table:display="true" table:show-details="true"/>
                <table:data-pilot-member table:name="P15" table:display="true" table:show-details="true"/>
                <table:data-pilot-member table:name="P16" table:display="true" table:show-details="true"/>
                <table:data-pilot-member table:name="P17" table:display="true" table:show-details="true"/>
                <table:data-pilot-member table:name="P18" table:display="true" table:show-details="true"/>
                <table:data-pilot-member table:name="P19" table:display="true" table:show-details="true"/>
                <table:data-pilot-member table:name="P2" table:display="true" table:show-details="true"/>
                <table:data-pilot-member table:name="P20" table:display="true" table:show-details="true"/>
                <table:data-pilot-member table:name="P23" table:display="true" table:show-details="true"/>
                <table:data-pilot-member table:name="P24" table:display="true" table:show-details="true"/>
                <table:data-pilot-member table:name="P27" table:display="true" table:show-details="true"/>
                <table:data-pilot-member table:name="P28" table:display="true" table:show-details="true"/>
                <table:data-pilot-member table:name="P29" table:display="true" table:show-details="true"/>
                <table:data-pilot-member table:name="P3" table:display="true" table:show-details="true"/>
                <table:data-pilot-member table:name="P30" table:display="true" table:show-details="true"/>
                <table:data-pilot-member table:name="P31" table:display="true" table:show-details="true"/>
                <table:data-pilot-member table:name="P32" table:display="true" table:show-details="true"/>
                <table:data-pilot-member table:name="P33" table:display="true" table:show-details="true"/>
                <table:data-pilot-member table:name="P35" table:display="true" table:show-details="true"/>
                <table:data-pilot-member table:name="P36" table:display="true" table:show-details="true"/>
                <table:data-pilot-member table:name="P37" table:display="true" table:show-details="true"/>
                <table:data-pilot-member table:name="P38" table:display="true" table:show-details="true"/>
                <table:data-pilot-member table:name="P39" table:display="true" table:show-details="true"/>
                <table:data-pilot-member table:name="P4" table:display="true" table:show-details="true"/>
                <table:data-pilot-member table:name="P40" table:display="true" table:show-details="true"/>
                <table:data-pilot-member table:name="P41" table:display="true" table:show-details="true"/>
                <table:data-pilot-member table:name="P42" table:display="true" table:show-details="true"/>
                <table:data-pilot-member table:name="P43" table:display="true" table:show-details="true"/>
                <table:data-pilot-member table:name="P44" table:display="true" table:show-details="true"/>
                <table:data-pilot-member table:name="P45" table:display="true" table:show-details="true"/>
                <table:data-pilot-member table:name="P47" table:display="true" table:show-details="true"/>
                <table:data-pilot-member table:name="P48" table:display="true" table:show-details="true"/>
                <table:data-pilot-member table:name="P49" table:display="true" table:show-details="true"/>
                <table:data-pilot-member table:name="P5" table:display="true" table:show-details="true"/>
                <table:data-pilot-member table:name="P50" table:display="true" table:show-details="true"/>
                <table:data-pilot-member table:name="P51" table:display="true" table:show-details="true"/>
                <table:data-pilot-member table:name="P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7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5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8:50:00.700656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or Sgobbi</meta:initial-creator>
    <meta:creation-date>2015-03-24T10:36:45.231003651</meta:creation-date>
    <dc:date>2015-03-31T15:28:30.202928944</dc:date>
    <dc:creator>Vitor Sgobbi</dc:creator>
    <meta:editing-duration>P1DT23H51M22S</meta:editing-duration>
    <meta:editing-cycles>41</meta:editing-cycles>
    <meta:generator>LibreOffice/4.3.3.2$Linux_X86_64 LibreOffice_project/9bb7eadab57b6755b1265afa86e04bf45fbfc644</meta:generator>
    <meta:document-statistic meta:table-count="2" meta:cell-count="4347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gap-width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fill-color="#0084d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66cm" svg:y="0.316cm" chart:style-name="ch2">
          <text:p>Histogram 1</text:p>
        </chart:title>
        <chart:plot-area chart:style-name="ch3" table:cell-range-address="Sheet1.J30:Sheet1.K107" chart:data-source-has-labels="column" svg:x="1.331cm" svg:y="1.275cm" svg:width="14.349cm" svg:height="6.564cm">
          <chartooo:coordinate-region svg:x="2.383cm" svg:y="1.474cm" svg:width="13.297cm" svg:height="4.712cm"/>
          <chart:axis chart:dimension="x" chart:name="primary-x" chart:style-name="ch4" chartooo:axis-type="auto">
            <chartooo:date-scale/>
            <chart:title svg:x="7.389cm" svg:y="8.019cm" chart:style-name="ch5">
              <text:p>Lenght interval</text:p>
            </chart:title>
            <chart:categories table:cell-range-address="Sheet1.J30:Sheet1.J107"/>
            <chart:grid chart:style-name="ch6" chart:class="major"/>
          </chart:axis>
          <chart:axis chart:dimension="y" chart:name="primary-y" chart:style-name="ch7">
            <chart:title svg:x="0.451cm" svg:y="5.17cm" chart:style-name="ch8">
              <text:p>N count</text:p>
            </chart:title>
            <chart:grid chart:style-name="ch6" chart:class="major"/>
          </chart:axis>
          <chart:series chart:style-name="ch9" chart:values-cell-range-address="Sheet1.K30:Sheet1.K107" chart:class="chart:bar">
            <chart:data-point chart:repeated="7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0.100001">
                <text:p>0</text:p>
                <draw:g>
                  <svg:desc>Sheet1.J30:Sheet1.J107</svg:desc>
                </draw:g>
              </table:table-cell>
              <table:table-cell office:value-type="float" office:value="0">
                <text:p>0</text:p>
                <draw:g>
                  <svg:desc>Sheet1.K30:Sheet1.K107</svg:desc>
                </draw:g>
              </table:table-cell>
            </table:table-row>
            <table:table-row>
              <table:table-cell office:value-type="float" office:value="0.300001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500001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0.700001">
                <text:p>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0.900001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.100001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.300001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.500001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.700001">
                <text:p/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.900001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.100001">
                <text:p/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2.300001">
                <text:p/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.500001">
                <text:p/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.700001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.900001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.100001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.300001">
                <text:p/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3.500001">
                <text:p/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.700001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.900001">
                <text:p/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.100001">
                <text:p/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.300001">
                <text:p/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.500001">
                <text:p/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.700001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.900001">
                <text:p/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.100001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.300001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.500001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.700001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.900001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6.100001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.300001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.500001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6.700001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.900001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.100001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.300001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.500001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.700001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.900001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.100001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.300001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.500001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.700001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.900001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.100001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.3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5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7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.900001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.1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3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500001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0.7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.900001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.10000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.3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5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7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.90000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100001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.3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5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.70000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.9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10000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.3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5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7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.9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1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3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5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.700001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.900001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100001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300001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.500001">
                <text:p>2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9bb7eadab57b6755b1265afa86e04bf45fbfc64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